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Master_thesis_main_doc-m2/content.xml"/>
  <manifest:file-entry manifest:media-type="text/xml" manifest:full-path="Master_thesis_main_doc-m2/settings.xml"/>
  <manifest:file-entry manifest:media-type="application/vnd.sun.xml.math" manifest:full-path="Master_thesis_main_doc-m2/"/>
  <manifest:file-entry manifest:media-type="text/xml" manifest:full-path="Master_thesis_main_doc-m3/content.xml"/>
  <manifest:file-entry manifest:media-type="text/xml" manifest:full-path="Master_thesis_main_doc-m3/settings.xml"/>
  <manifest:file-entry manifest:media-type="application/vnd.sun.xml.math" manifest:full-path="Master_thesis_main_doc-m3/"/>
  <manifest:file-entry manifest:media-type="text/xml" manifest:full-path="Master_thesis_main_doc-m4/content.xml"/>
  <manifest:file-entry manifest:media-type="text/xml" manifest:full-path="Master_thesis_main_doc-m4/settings.xml"/>
  <manifest:file-entry manifest:media-type="application/vnd.sun.xml.math" manifest:full-path="Master_thesis_main_doc-m4/"/>
  <manifest:file-entry manifest:media-type="text/xml" manifest:full-path="Master_thesis_main_doc-m5/content.xml"/>
  <manifest:file-entry manifest:media-type="text/xml" manifest:full-path="Master_thesis_main_doc-m5/settings.xml"/>
  <manifest:file-entry manifest:media-type="application/vnd.sun.xml.math" manifest:full-path="Master_thesis_main_doc-m5/"/>
  <manifest:file-entry manifest:media-type="text/xml" manifest:full-path="Master_thesis_main_doc-m6/content.xml"/>
  <manifest:file-entry manifest:media-type="text/xml" manifest:full-path="Master_thesis_main_doc-m6/settings.xml"/>
  <manifest:file-entry manifest:media-type="application/vnd.sun.xml.math" manifest:full-path="Master_thesis_main_doc-m6/"/>
  <manifest:file-entry manifest:media-type="text/xml" manifest:full-path="Master_thesis_main_doc-m7/content.xml"/>
  <manifest:file-entry manifest:media-type="text/xml" manifest:full-path="Master_thesis_main_doc-m7/settings.xml"/>
  <manifest:file-entry manifest:media-type="application/vnd.sun.xml.math" manifest:full-path="Master_thesis_main_doc-m7/"/>
  <manifest:file-entry manifest:media-type="text/xml" manifest:full-path="Master_thesis_main_doc-m8/content.xml"/>
  <manifest:file-entry manifest:media-type="text/xml" manifest:full-path="Master_thesis_main_doc-m8/settings.xml"/>
  <manifest:file-entry manifest:media-type="application/vnd.sun.xml.math" manifest:full-path="Master_thesis_main_doc-m8/"/>
  <manifest:file-entry manifest:media-type="text/xml" manifest:full-path="Master_thesis_main_doc-m9/content.xml"/>
  <manifest:file-entry manifest:media-type="text/xml" manifest:full-path="Master_thesis_main_doc-m9/settings.xml"/>
  <manifest:file-entry manifest:media-type="application/vnd.sun.xml.math" manifest:full-path="Master_thesis_main_doc-m9/"/>
  <manifest:file-entry manifest:media-type="text/xml" manifest:full-path="Master_thesis_main_doc-m10/content.xml"/>
  <manifest:file-entry manifest:media-type="text/xml" manifest:full-path="Master_thesis_main_doc-m10/settings.xml"/>
  <manifest:file-entry manifest:media-type="application/vnd.sun.xml.math" manifest:full-path="Master_thesis_main_doc-m10/"/>
  <manifest:file-entry manifest:media-type="text/xml" manifest:full-path="Master_thesis_main_doc-m11/content.xml"/>
  <manifest:file-entry manifest:media-type="text/xml" manifest:full-path="Master_thesis_main_doc-m11/settings.xml"/>
  <manifest:file-entry manifest:media-type="application/vnd.sun.xml.math" manifest:full-path="Master_thesis_main_doc-m11/"/>
  <manifest:file-entry manifest:media-type="text/xml" manifest:full-path="Master_thesis_main_doc-m12/content.xml"/>
  <manifest:file-entry manifest:media-type="text/xml" manifest:full-path="Master_thesis_main_doc-m12/settings.xml"/>
  <manifest:file-entry manifest:media-type="application/vnd.sun.xml.math" manifest:full-path="Master_thesis_main_doc-m12/"/>
  <manifest:file-entry manifest:media-type="text/xml" manifest:full-path="Master_thesis_main_doc-m13/content.xml"/>
  <manifest:file-entry manifest:media-type="text/xml" manifest:full-path="Master_thesis_main_doc-m13/settings.xml"/>
  <manifest:file-entry manifest:media-type="application/vnd.sun.xml.math" manifest:full-path="Master_thesis_main_doc-m13/"/>
  <manifest:file-entry manifest:media-type="text/xml" manifest:full-path="Master_thesis_main_doc-m14/content.xml"/>
  <manifest:file-entry manifest:media-type="text/xml" manifest:full-path="Master_thesis_main_doc-m14/settings.xml"/>
  <manifest:file-entry manifest:media-type="application/vnd.sun.xml.math" manifest:full-path="Master_thesis_main_doc-m14/"/>
  <manifest:file-entry manifest:media-type="text/xml" manifest:full-path="Master_thesis_main_doc-m15/content.xml"/>
  <manifest:file-entry manifest:media-type="text/xml" manifest:full-path="Master_thesis_main_doc-m15/settings.xml"/>
  <manifest:file-entry manifest:media-type="application/vnd.sun.xml.math" manifest:full-path="Master_thesis_main_doc-m15/"/>
  <manifest:file-entry manifest:media-type="text/xml" manifest:full-path="Master_thesis_main_doc-m16/content.xml"/>
  <manifest:file-entry manifest:media-type="text/xml" manifest:full-path="Master_thesis_main_doc-m16/settings.xml"/>
  <manifest:file-entry manifest:media-type="application/vnd.sun.xml.math" manifest:full-path="Master_thesis_main_doc-m16/"/>
  <manifest:file-entry manifest:media-type="text/xml" manifest:full-path="Master_thesis_main_doc-m17/content.xml"/>
  <manifest:file-entry manifest:media-type="text/xml" manifest:full-path="Master_thesis_main_doc-m17/settings.xml"/>
  <manifest:file-entry manifest:media-type="application/vnd.sun.xml.math" manifest:full-path="Master_thesis_main_doc-m17/"/>
  <manifest:file-entry manifest:media-type="text/xml" manifest:full-path="Master_thesis_main_doc-m18/content.xml"/>
  <manifest:file-entry manifest:media-type="text/xml" manifest:full-path="Master_thesis_main_doc-m18/settings.xml"/>
  <manifest:file-entry manifest:media-type="application/vnd.sun.xml.math" manifest:full-path="Master_thesis_main_doc-m18/"/>
  <manifest:file-entry manifest:media-type="text/xml" manifest:full-path="Master_thesis_main_doc-m19/content.xml"/>
  <manifest:file-entry manifest:media-type="text/xml" manifest:full-path="Master_thesis_main_doc-m19/settings.xml"/>
  <manifest:file-entry manifest:media-type="application/vnd.sun.xml.math" manifest:full-path="Master_thesis_main_doc-m19/"/>
  <manifest:file-entry manifest:media-type="text/xml" manifest:full-path="Master_thesis_main_doc-m20/content.xml"/>
  <manifest:file-entry manifest:media-type="text/xml" manifest:full-path="Master_thesis_main_doc-m20/settings.xml"/>
  <manifest:file-entry manifest:media-type="application/vnd.sun.xml.math" manifest:full-path="Master_thesis_main_doc-m20/"/>
  <manifest:file-entry manifest:media-type="text/xml" manifest:full-path="Master_thesis_main_doc-m21/content.xml"/>
  <manifest:file-entry manifest:media-type="text/xml" manifest:full-path="Master_thesis_main_doc-m21/settings.xml"/>
  <manifest:file-entry manifest:media-type="application/vnd.sun.xml.math" manifest:full-path="Master_thesis_main_doc-m21/"/>
  <manifest:file-entry manifest:media-type="text/xml" manifest:full-path="Master_thesis_main_doc-m22/content.xml"/>
  <manifest:file-entry manifest:media-type="text/xml" manifest:full-path="Master_thesis_main_doc-m22/settings.xml"/>
  <manifest:file-entry manifest:media-type="application/vnd.sun.xml.math" manifest:full-path="Master_thesis_main_doc-m22/"/>
  <manifest:file-entry manifest:media-type="text/xml" manifest:full-path="Master_thesis_main_doc-m23/content.xml"/>
  <manifest:file-entry manifest:media-type="text/xml" manifest:full-path="Master_thesis_main_doc-m23/settings.xml"/>
  <manifest:file-entry manifest:media-type="application/vnd.sun.xml.math" manifest:full-path="Master_thesis_main_doc-m23/"/>
  <manifest:file-entry manifest:media-type="text/xml" manifest:full-path="Master_thesis_main_doc-m24/content.xml"/>
  <manifest:file-entry manifest:media-type="text/xml" manifest:full-path="Master_thesis_main_doc-m24/settings.xml"/>
  <manifest:file-entry manifest:media-type="application/vnd.sun.xml.math" manifest:full-path="Master_thesis_main_doc-m24/"/>
  <manifest:file-entry manifest:media-type="text/xml" manifest:full-path="Master_thesis_main_doc-m25/content.xml"/>
  <manifest:file-entry manifest:media-type="text/xml" manifest:full-path="Master_thesis_main_doc-m25/settings.xml"/>
  <manifest:file-entry manifest:media-type="application/vnd.sun.xml.math" manifest:full-path="Master_thesis_main_doc-m25/"/>
  <manifest:file-entry manifest:media-type="text/xml" manifest:full-path="Master_thesis_main_doc-m26/content.xml"/>
  <manifest:file-entry manifest:media-type="text/xml" manifest:full-path="Master_thesis_main_doc-m26/settings.xml"/>
  <manifest:file-entry manifest:media-type="application/vnd.sun.xml.math" manifest:full-path="Master_thesis_main_doc-m26/"/>
  <manifest:file-entry manifest:media-type="text/xml" manifest:full-path="Master_thesis_main_doc-m27/content.xml"/>
  <manifest:file-entry manifest:media-type="text/xml" manifest:full-path="Master_thesis_main_doc-m27/settings.xml"/>
  <manifest:file-entry manifest:media-type="application/vnd.sun.xml.math" manifest:full-path="Master_thesis_main_doc-m27/"/>
  <manifest:file-entry manifest:media-type="text/xml" manifest:full-path="Master_thesis_main_doc-m28/content.xml"/>
  <manifest:file-entry manifest:media-type="text/xml" manifest:full-path="Master_thesis_main_doc-m28/settings.xml"/>
  <manifest:file-entry manifest:media-type="application/vnd.sun.xml.math" manifest:full-path="Master_thesis_main_doc-m28/"/>
  <manifest:file-entry manifest:media-type="text/xml" manifest:full-path="Master_thesis_main_doc-m29/content.xml"/>
  <manifest:file-entry manifest:media-type="text/xml" manifest:full-path="Master_thesis_main_doc-m29/settings.xml"/>
  <manifest:file-entry manifest:media-type="application/vnd.sun.xml.math" manifest:full-path="Master_thesis_main_doc-m29/"/>
  <manifest:file-entry manifest:media-type="text/xml" manifest:full-path="Master_thesis_main_doc-m30/content.xml"/>
  <manifest:file-entry manifest:media-type="text/xml" manifest:full-path="Master_thesis_main_doc-m30/settings.xml"/>
  <manifest:file-entry manifest:media-type="application/vnd.sun.xml.math" manifest:full-path="Master_thesis_main_doc-m30/"/>
  <manifest:file-entry manifest:media-type="text/xml" manifest:full-path="Master_thesis_main_doc-m31/content.xml"/>
  <manifest:file-entry manifest:media-type="text/xml" manifest:full-path="Master_thesis_main_doc-m31/settings.xml"/>
  <manifest:file-entry manifest:media-type="application/vnd.sun.xml.math" manifest:full-path="Master_thesis_main_doc-m31/"/>
  <manifest:file-entry manifest:media-type="text/xml" manifest:full-path="Master_thesis_main_doc-m32/content.xml"/>
  <manifest:file-entry manifest:media-type="text/xml" manifest:full-path="Master_thesis_main_doc-m32/settings.xml"/>
  <manifest:file-entry manifest:media-type="application/vnd.sun.xml.math" manifest:full-path="Master_thesis_main_doc-m32/"/>
  <manifest:file-entry manifest:media-type="text/xml" manifest:full-path="Master_thesis_main_doc-m33/content.xml"/>
  <manifest:file-entry manifest:media-type="text/xml" manifest:full-path="Master_thesis_main_doc-m33/settings.xml"/>
  <manifest:file-entry manifest:media-type="application/vnd.sun.xml.math" manifest:full-path="Master_thesis_main_doc-m33/"/>
  <manifest:file-entry manifest:media-type="text/xml" manifest:full-path="Master_thesis_main_doc-m34/content.xml"/>
  <manifest:file-entry manifest:media-type="text/xml" manifest:full-path="Master_thesis_main_doc-m34/settings.xml"/>
  <manifest:file-entry manifest:media-type="application/vnd.sun.xml.math" manifest:full-path="Master_thesis_main_doc-m34/"/>
  <manifest:file-entry manifest:media-type="text/xml" manifest:full-path="Master_thesis_main_doc-m35/content.xml"/>
  <manifest:file-entry manifest:media-type="text/xml" manifest:full-path="Master_thesis_main_doc-m35/settings.xml"/>
  <manifest:file-entry manifest:media-type="application/vnd.sun.xml.math" manifest:full-path="Master_thesis_main_doc-m35/"/>
  <manifest:file-entry manifest:media-type="text/xml" manifest:full-path="Master_thesis_main_doc-m36/content.xml"/>
  <manifest:file-entry manifest:media-type="text/xml" manifest:full-path="Master_thesis_main_doc-m36/settings.xml"/>
  <manifest:file-entry manifest:media-type="application/vnd.sun.xml.math" manifest:full-path="Master_thesis_main_doc-m36/"/>
  <manifest:file-entry manifest:media-type="text/xml" manifest:full-path="Master_thesis_main_doc-m37/content.xml"/>
  <manifest:file-entry manifest:media-type="text/xml" manifest:full-path="Master_thesis_main_doc-m37/settings.xml"/>
  <manifest:file-entry manifest:media-type="application/vnd.sun.xml.math" manifest:full-path="Master_thesis_main_doc-m37/"/>
  <manifest:file-entry manifest:media-type="text/xml" manifest:full-path="Master_thesis_main_doc-m38/content.xml"/>
  <manifest:file-entry manifest:media-type="text/xml" manifest:full-path="Master_thesis_main_doc-m38/settings.xml"/>
  <manifest:file-entry manifest:media-type="application/vnd.sun.xml.math" manifest:full-path="Master_thesis_main_doc-m38/"/>
  <manifest:file-entry manifest:media-type="text/xml" manifest:full-path="Master_thesis_main_doc-m39/content.xml"/>
  <manifest:file-entry manifest:media-type="text/xml" manifest:full-path="Master_thesis_main_doc-m39/settings.xml"/>
  <manifest:file-entry manifest:media-type="application/vnd.sun.xml.math" manifest:full-path="Master_thesis_main_doc-m39/"/>
  <manifest:file-entry manifest:media-type="text/xml" manifest:full-path="Master_thesis_main_doc-m40/content.xml"/>
  <manifest:file-entry manifest:media-type="text/xml" manifest:full-path="Master_thesis_main_doc-m40/settings.xml"/>
  <manifest:file-entry manifest:media-type="application/vnd.sun.xml.math" manifest:full-path="Master_thesis_main_doc-m40/"/>
  <manifest:file-entry manifest:media-type="text/xml" manifest:full-path="Master_thesis_main_doc-m41/content.xml"/>
  <manifest:file-entry manifest:media-type="text/xml" manifest:full-path="Master_thesis_main_doc-m41/settings.xml"/>
  <manifest:file-entry manifest:media-type="application/vnd.sun.xml.math" manifest:full-path="Master_thesis_main_doc-m41/"/>
  <manifest:file-entry manifest:media-type="text/xml" manifest:full-path="Master_thesis_main_doc-m42/content.xml"/>
  <manifest:file-entry manifest:media-type="text/xml" manifest:full-path="Master_thesis_main_doc-m42/settings.xml"/>
  <manifest:file-entry manifest:media-type="application/vnd.sun.xml.math" manifest:full-path="Master_thesis_main_doc-m42/"/>
  <manifest:file-entry manifest:media-type="text/xml" manifest:full-path="Master_thesis_main_doc-m43/content.xml"/>
  <manifest:file-entry manifest:media-type="text/xml" manifest:full-path="Master_thesis_main_doc-m43/settings.xml"/>
  <manifest:file-entry manifest:media-type="application/vnd.sun.xml.math" manifest:full-path="Master_thesis_main_doc-m43/"/>
  <manifest:file-entry manifest:media-type="text/xml" manifest:full-path="Master_thesis_main_doc-m44/content.xml"/>
  <manifest:file-entry manifest:media-type="text/xml" manifest:full-path="Master_thesis_main_doc-m44/settings.xml"/>
  <manifest:file-entry manifest:media-type="application/vnd.sun.xml.math" manifest:full-path="Master_thesis_main_doc-m44/"/>
  <manifest:file-entry manifest:media-type="text/xml" manifest:full-path="Master_thesis_main_doc-m45/content.xml"/>
  <manifest:file-entry manifest:media-type="text/xml" manifest:full-path="Master_thesis_main_doc-m45/settings.xml"/>
  <manifest:file-entry manifest:media-type="application/vnd.sun.xml.math" manifest:full-path="Master_thesis_main_doc-m45/"/>
  <manifest:file-entry manifest:media-type="text/xml" manifest:full-path="Master_thesis_main_doc-m46/content.xml"/>
  <manifest:file-entry manifest:media-type="text/xml" manifest:full-path="Master_thesis_main_doc-m46/settings.xml"/>
  <manifest:file-entry manifest:media-type="application/vnd.sun.xml.math" manifest:full-path="Master_thesis_main_doc-m46/"/>
  <manifest:file-entry manifest:media-type="text/xml" manifest:full-path="Master_thesis_main_doc-m47/content.xml"/>
  <manifest:file-entry manifest:media-type="text/xml" manifest:full-path="Master_thesis_main_doc-m47/settings.xml"/>
  <manifest:file-entry manifest:media-type="application/vnd.sun.xml.math" manifest:full-path="Master_thesis_main_doc-m47/"/>
  <manifest:file-entry manifest:media-type="text/xml" manifest:full-path="Master_thesis_main_doc-m48/content.xml"/>
  <manifest:file-entry manifest:media-type="text/xml" manifest:full-path="Master_thesis_main_doc-m48/settings.xml"/>
  <manifest:file-entry manifest:media-type="application/vnd.sun.xml.math" manifest:full-path="Master_thesis_main_doc-m48/"/>
  <manifest:file-entry manifest:media-type="text/xml" manifest:full-path="Master_thesis_main_doc-m49/content.xml"/>
  <manifest:file-entry manifest:media-type="text/xml" manifest:full-path="Master_thesis_main_doc-m49/settings.xml"/>
  <manifest:file-entry manifest:media-type="application/vnd.sun.xml.math" manifest:full-path="Master_thesis_main_doc-m49/"/>
  <manifest:file-entry manifest:media-type="text/xml" manifest:full-path="Master_thesis_main_doc-m50/content.xml"/>
  <manifest:file-entry manifest:media-type="text/xml" manifest:full-path="Master_thesis_main_doc-m50/settings.xml"/>
  <manifest:file-entry manifest:media-type="application/vnd.sun.xml.math" manifest:full-path="Master_thesis_main_doc-m50/"/>
  <manifest:file-entry manifest:media-type="text/xml" manifest:full-path="Master_thesis_main_doc-m51/content.xml"/>
  <manifest:file-entry manifest:media-type="text/xml" manifest:full-path="Master_thesis_main_doc-m51/settings.xml"/>
  <manifest:file-entry manifest:media-type="application/vnd.sun.xml.math" manifest:full-path="Master_thesis_main_doc-m51/"/>
  <manifest:file-entry manifest:media-type="text/xml" manifest:full-path="Master_thesis_main_doc-m52/content.xml"/>
  <manifest:file-entry manifest:media-type="text/xml" manifest:full-path="Master_thesis_main_doc-m52/settings.xml"/>
  <manifest:file-entry manifest:media-type="application/vnd.sun.xml.math" manifest:full-path="Master_thesis_main_doc-m52/"/>
  <manifest:file-entry manifest:media-type="text/xml" manifest:full-path="Master_thesis_main_doc-m53/content.xml"/>
  <manifest:file-entry manifest:media-type="text/xml" manifest:full-path="Master_thesis_main_doc-m53/settings.xml"/>
  <manifest:file-entry manifest:media-type="application/vnd.sun.xml.math" manifest:full-path="Master_thesis_main_doc-m53/"/>
  <manifest:file-entry manifest:media-type="text/xml" manifest:full-path="Master_thesis_main_doc-m54/content.xml"/>
  <manifest:file-entry manifest:media-type="text/xml" manifest:full-path="Master_thesis_main_doc-m54/settings.xml"/>
  <manifest:file-entry manifest:media-type="application/vnd.sun.xml.math" manifest:full-path="Master_thesis_main_doc-m54/"/>
  <manifest:file-entry manifest:media-type="text/xml" manifest:full-path="Master_thesis_main_doc-m55/content.xml"/>
  <manifest:file-entry manifest:media-type="text/xml" manifest:full-path="Master_thesis_main_doc-m55/settings.xml"/>
  <manifest:file-entry manifest:media-type="application/vnd.sun.xml.math" manifest:full-path="Master_thesis_main_doc-m55/"/>
  <manifest:file-entry manifest:media-type="text/xml" manifest:full-path="Master_thesis_main_doc-m56/content.xml"/>
  <manifest:file-entry manifest:media-type="text/xml" manifest:full-path="Master_thesis_main_doc-m56/settings.xml"/>
  <manifest:file-entry manifest:media-type="application/vnd.sun.xml.math" manifest:full-path="Master_thesis_main_doc-m56/"/>
  <manifest:file-entry manifest:media-type="text/xml" manifest:full-path="Master_thesis_main_doc-m57/content.xml"/>
  <manifest:file-entry manifest:media-type="text/xml" manifest:full-path="Master_thesis_main_doc-m57/settings.xml"/>
  <manifest:file-entry manifest:media-type="application/vnd.sun.xml.math" manifest:full-path="Master_thesis_main_doc-m57/"/>
  <manifest:file-entry manifest:media-type="text/xml" manifest:full-path="Master_thesis_main_doc-m58/content.xml"/>
  <manifest:file-entry manifest:media-type="text/xml" manifest:full-path="Master_thesis_main_doc-m58/settings.xml"/>
  <manifest:file-entry manifest:media-type="application/vnd.sun.xml.math" manifest:full-path="Master_thesis_main_doc-m58/"/>
  <manifest:file-entry manifest:media-type="text/xml" manifest:full-path="Master_thesis_main_doc-m59/content.xml"/>
  <manifest:file-entry manifest:media-type="text/xml" manifest:full-path="Master_thesis_main_doc-m59/settings.xml"/>
  <manifest:file-entry manifest:media-type="application/vnd.sun.xml.math" manifest:full-path="Master_thesis_main_doc-m59/"/>
  <manifest:file-entry manifest:media-type="text/xml" manifest:full-path="Master_thesis_main_doc-m60/content.xml"/>
  <manifest:file-entry manifest:media-type="text/xml" manifest:full-path="Master_thesis_main_doc-m60/settings.xml"/>
  <manifest:file-entry manifest:media-type="application/vnd.sun.xml.math" manifest:full-path="Master_thesis_main_doc-m60/"/>
  <manifest:file-entry manifest:media-type="text/xml" manifest:full-path="Master_thesis_main_doc-m61/content.xml"/>
  <manifest:file-entry manifest:media-type="text/xml" manifest:full-path="Master_thesis_main_doc-m61/settings.xml"/>
  <manifest:file-entry manifest:media-type="application/vnd.sun.xml.math" manifest:full-path="Master_thesis_main_doc-m61/"/>
  <manifest:file-entry manifest:media-type="text/xml" manifest:full-path="Master_thesis_main_doc-m62/content.xml"/>
  <manifest:file-entry manifest:media-type="text/xml" manifest:full-path="Master_thesis_main_doc-m62/settings.xml"/>
  <manifest:file-entry manifest:media-type="application/vnd.sun.xml.math" manifest:full-path="Master_thesis_main_doc-m62/"/>
  <manifest:file-entry manifest:media-type="text/xml" manifest:full-path="Master_thesis_main_doc-m63/content.xml"/>
  <manifest:file-entry manifest:media-type="text/xml" manifest:full-path="Master_thesis_main_doc-m63/settings.xml"/>
  <manifest:file-entry manifest:media-type="application/vnd.sun.xml.math" manifest:full-path="Master_thesis_main_doc-m63/"/>
  <manifest:file-entry manifest:media-type="text/xml" manifest:full-path="Master_thesis_main_doc-m64/content.xml"/>
  <manifest:file-entry manifest:media-type="text/xml" manifest:full-path="Master_thesis_main_doc-m64/settings.xml"/>
  <manifest:file-entry manifest:media-type="application/vnd.sun.xml.math" manifest:full-path="Master_thesis_main_doc-m64/"/>
  <manifest:file-entry manifest:media-type="text/xml" manifest:full-path="Master_thesis_main_doc-m65/content.xml"/>
  <manifest:file-entry manifest:media-type="text/xml" manifest:full-path="Master_thesis_main_doc-m65/settings.xml"/>
  <manifest:file-entry manifest:media-type="application/vnd.sun.xml.math" manifest:full-path="Master_thesis_main_doc-m65/"/>
  <manifest:file-entry manifest:media-type="text/xml" manifest:full-path="Master_thesis_main_doc-m66/content.xml"/>
  <manifest:file-entry manifest:media-type="text/xml" manifest:full-path="Master_thesis_main_doc-m66/settings.xml"/>
  <manifest:file-entry manifest:media-type="application/vnd.sun.xml.math" manifest:full-path="Master_thesis_main_doc-m66/"/>
  <manifest:file-entry manifest:media-type="text/xml" manifest:full-path="Master_thesis_main_doc-m67/content.xml"/>
  <manifest:file-entry manifest:media-type="text/xml" manifest:full-path="Master_thesis_main_doc-m67/settings.xml"/>
  <manifest:file-entry manifest:media-type="application/vnd.sun.xml.math" manifest:full-path="Master_thesis_main_doc-m67/"/>
  <manifest:file-entry manifest:media-type="text/xml" manifest:full-path="Master_thesis_main_doc-m68/content.xml"/>
  <manifest:file-entry manifest:media-type="text/xml" manifest:full-path="Master_thesis_main_doc-m68/settings.xml"/>
  <manifest:file-entry manifest:media-type="application/vnd.sun.xml.math" manifest:full-path="Master_thesis_main_doc-m68/"/>
  <manifest:file-entry manifest:media-type="text/xml" manifest:full-path="Master_thesis_main_doc-m69/content.xml"/>
  <manifest:file-entry manifest:media-type="text/xml" manifest:full-path="Master_thesis_main_doc-m69/settings.xml"/>
  <manifest:file-entry manifest:media-type="application/vnd.sun.xml.math" manifest:full-path="Master_thesis_main_doc-m69/"/>
  <manifest:file-entry manifest:media-type="text/xml" manifest:full-path="Master_thesis_main_doc-m70/content.xml"/>
  <manifest:file-entry manifest:media-type="text/xml" manifest:full-path="Master_thesis_main_doc-m70/settings.xml"/>
  <manifest:file-entry manifest:media-type="application/vnd.sun.xml.math" manifest:full-path="Master_thesis_main_doc-m70/"/>
  <manifest:file-entry manifest:media-type="text/xml" manifest:full-path="Master_thesis_main_doc-m71/content.xml"/>
  <manifest:file-entry manifest:media-type="text/xml" manifest:full-path="Master_thesis_main_doc-m71/settings.xml"/>
  <manifest:file-entry manifest:media-type="application/vnd.sun.xml.math" manifest:full-path="Master_thesis_main_doc-m71/"/>
  <manifest:file-entry manifest:media-type="text/xml" manifest:full-path="Master_thesis_main_doc-m72/content.xml"/>
  <manifest:file-entry manifest:media-type="text/xml" manifest:full-path="Master_thesis_main_doc-m72/settings.xml"/>
  <manifest:file-entry manifest:media-type="application/vnd.sun.xml.math" manifest:full-path="Master_thesis_main_doc-m72/"/>
  <manifest:file-entry manifest:media-type="text/xml" manifest:full-path="Master_thesis_main_doc-m73/content.xml"/>
  <manifest:file-entry manifest:media-type="text/xml" manifest:full-path="Master_thesis_main_doc-m73/settings.xml"/>
  <manifest:file-entry manifest:media-type="application/vnd.sun.xml.math" manifest:full-path="Master_thesis_main_doc-m73/"/>
  <manifest:file-entry manifest:media-type="text/xml" manifest:full-path="Master_thesis_main_doc-m74/content.xml"/>
  <manifest:file-entry manifest:media-type="text/xml" manifest:full-path="Master_thesis_main_doc-m74/settings.xml"/>
  <manifest:file-entry manifest:media-type="application/vnd.sun.xml.math" manifest:full-path="Master_thesis_main_doc-m74/"/>
  <manifest:file-entry manifest:media-type="text/xml" manifest:full-path="Master_thesis_main_doc-m75/content.xml"/>
  <manifest:file-entry manifest:media-type="text/xml" manifest:full-path="Master_thesis_main_doc-m75/settings.xml"/>
  <manifest:file-entry manifest:media-type="application/vnd.sun.xml.math" manifest:full-path="Master_thesis_main_doc-m75/"/>
  <manifest:file-entry manifest:media-type="text/xml" manifest:full-path="Master_thesis_main_doc-m76/content.xml"/>
  <manifest:file-entry manifest:media-type="text/xml" manifest:full-path="Master_thesis_main_doc-m76/settings.xml"/>
  <manifest:file-entry manifest:media-type="application/vnd.sun.xml.math" manifest:full-path="Master_thesis_main_doc-m76/"/>
  <manifest:file-entry manifest:media-type="text/xml" manifest:full-path="Master_thesis_main_doc-m77/content.xml"/>
  <manifest:file-entry manifest:media-type="text/xml" manifest:full-path="Master_thesis_main_doc-m77/settings.xml"/>
  <manifest:file-entry manifest:media-type="application/vnd.sun.xml.math" manifest:full-path="Master_thesis_main_doc-m77/"/>
  <manifest:file-entry manifest:media-type="text/xml" manifest:full-path="Master_thesis_main_doc-m78/content.xml"/>
  <manifest:file-entry manifest:media-type="text/xml" manifest:full-path="Master_thesis_main_doc-m78/settings.xml"/>
  <manifest:file-entry manifest:media-type="application/vnd.sun.xml.math" manifest:full-path="Master_thesis_main_doc-m78/"/>
  <manifest:file-entry manifest:media-type="text/xml" manifest:full-path="Master_thesis_main_doc-m79/content.xml"/>
  <manifest:file-entry manifest:media-type="text/xml" manifest:full-path="Master_thesis_main_doc-m79/settings.xml"/>
  <manifest:file-entry manifest:media-type="application/vnd.sun.xml.math" manifest:full-path="Master_thesis_main_doc-m79/"/>
  <manifest:file-entry manifest:media-type="text/xml" manifest:full-path="Master_thesis_main_doc-m80/content.xml"/>
  <manifest:file-entry manifest:media-type="text/xml" manifest:full-path="Master_thesis_main_doc-m80/settings.xml"/>
  <manifest:file-entry manifest:media-type="application/vnd.sun.xml.math" manifest:full-path="Master_thesis_main_doc-m80/"/>
  <manifest:file-entry manifest:media-type="text/xml" manifest:full-path="Master_thesis_main_doc-m81/content.xml"/>
  <manifest:file-entry manifest:media-type="text/xml" manifest:full-path="Master_thesis_main_doc-m81/settings.xml"/>
  <manifest:file-entry manifest:media-type="application/vnd.sun.xml.math" manifest:full-path="Master_thesis_main_doc-m81/"/>
  <manifest:file-entry manifest:media-type="text/xml" manifest:full-path="Master_thesis_main_doc-m82/content.xml"/>
  <manifest:file-entry manifest:media-type="text/xml" manifest:full-path="Master_thesis_main_doc-m82/settings.xml"/>
  <manifest:file-entry manifest:media-type="application/vnd.sun.xml.math" manifest:full-path="Master_thesis_main_doc-m82/"/>
  <manifest:file-entry manifest:media-type="text/xml" manifest:full-path="Master_thesis_main_doc-m83/content.xml"/>
  <manifest:file-entry manifest:media-type="text/xml" manifest:full-path="Master_thesis_main_doc-m83/settings.xml"/>
  <manifest:file-entry manifest:media-type="application/vnd.sun.xml.math" manifest:full-path="Master_thesis_main_doc-m83/"/>
  <manifest:file-entry manifest:media-type="text/xml" manifest:full-path="Master_thesis_main_doc-m84/content.xml"/>
  <manifest:file-entry manifest:media-type="text/xml" manifest:full-path="Master_thesis_main_doc-m84/settings.xml"/>
  <manifest:file-entry manifest:media-type="application/vnd.sun.xml.math" manifest:full-path="Master_thesis_main_doc-m84/"/>
  <manifest:file-entry manifest:media-type="text/xml" manifest:full-path="Master_thesis_main_doc-m85/content.xml"/>
  <manifest:file-entry manifest:media-type="text/xml" manifest:full-path="Master_thesis_main_doc-m85/settings.xml"/>
  <manifest:file-entry manifest:media-type="application/vnd.sun.xml.math" manifest:full-path="Master_thesis_main_doc-m85/"/>
  <manifest:file-entry manifest:media-type="text/xml" manifest:full-path="Master_thesis_main_doc-m86/content.xml"/>
  <manifest:file-entry manifest:media-type="text/xml" manifest:full-path="Master_thesis_main_doc-m86/settings.xml"/>
  <manifest:file-entry manifest:media-type="application/vnd.sun.xml.math" manifest:full-path="Master_thesis_main_doc-m86/"/>
  <manifest:file-entry manifest:media-type="text/xml" manifest:full-path="Master_thesis_main_doc-m87/content.xml"/>
  <manifest:file-entry manifest:media-type="text/xml" manifest:full-path="Master_thesis_main_doc-m87/settings.xml"/>
  <manifest:file-entry manifest:media-type="application/vnd.sun.xml.math" manifest:full-path="Master_thesis_main_doc-m87/"/>
  <manifest:file-entry manifest:media-type="text/xml" manifest:full-path="Master_thesis_main_doc-m88/content.xml"/>
  <manifest:file-entry manifest:media-type="text/xml" manifest:full-path="Master_thesis_main_doc-m88/settings.xml"/>
  <manifest:file-entry manifest:media-type="application/vnd.sun.xml.math" manifest:full-path="Master_thesis_main_doc-m88/"/>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ecrm-1728" style:family="text">
      <style:text-properties fo:font-size="17.0pt"/>
    </style:style>
    <style:style style:name="ecrm-1200" style:family="text">
      <style:text-properties fo:font-size="12.0pt"/>
    </style:style>
    <style:style style:name="cmr-6" style:family="text">
      <style:text-properties fo:font-size="6.0pt"/>
    </style:style>
    <style:style style:name="cmsy-8" style:family="text">
      <style:text-properties fo:font-size="8.0pt"/>
    </style:style>
    <style:style style:name="cmsy-6" style:family="text">
      <style:text-properties fo:font-size="6.0pt"/>
    </style:style>
    <style:style style:name="ectt-1000" style:family="text">
      <style:text-properties fo:font-family="monospace"/>
    </style:style>
    <style:style style:name="ecrm-0900" style:family="text">
      <style:text-properties fo:font-size="9.0pt"/>
    </style:style>
    <style:style style:name="ecbx-0900" style:family="text">
      <style:text-properties fo:font-weight="bold" fo:font-size="9.0pt"/>
    </style:style>
    <style:style style:name="ecbx-1000" style:family="text">
      <style:text-properties fo:font-weight="bold"/>
    </style:style>
    <style:style style:name="ecti-1000" style:family="text">
      <style:text-properties fo:font-style="italic"/>
    </style:style>
    <style:style style:name="ecrm-0800" style:family="text">
      <style:text-properties fo:font-size="8.0pt"/>
    </style:style>
    <style:style style:name="cmmi-9" style:family="text">
      <style:text-properties fo:font-style="italic" fo:font-size="9.0pt"/>
    </style:style>
    <style:style style:name="tctt-1000" style:family="text">
      <style:text-properties fo:font-family="monospace"/>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ecrm-1728">Master Thesis</text:span></text:p>
<text:p text:style-name="author"><text:span text:style-name="ecrm-1200">A.V. RIIS</text:span></text:p>
<text:p text:style-name="date"><text:span text:style-name="ecrm-1200">2013</text:span></text:p>
   <!--end maketitle
-->
   <text:p text:style-name="newpage"/>
<!--l. 96
--><text:p text:style-name="First-line-indent">
                                                                                    
                                                                                    
   </text:p> 
<!--start of section*
--><text:h text:style-name="Heading-2" text:outline-level="2"><text:reference-mark text:name="x1-1000"> </text:reference-mark>Statutory Declaration</text:h> 

<!--l. 101
--><text:p text:style-name="Text-body">I hereby declare that the thesis has been written by myself without any external unauthorised help, that it
has been neither presented to any institution for evaluation nor previously published in its entirety or in
parts. Any parts, words or ideas, of the thesis, however limited, and including tables, graphs, maps
etc., which are quoted from or based on other sources have been acknowledged as such without
exception.
</text:p> 
<!--l. 109
--><text:p text:style-name="First-line-indent">   </text:p> 
<text:p text:style-name="newpage"/>
<!--l. 109
--><text:p text:style-name="First-line-indent">
                                                                                    
                                                                                    
   </text:p> 

   <text:section text:style-name="begin-end-env" text:name="begin-end-env-1"><text:p text:style-name="begin-env-p"/><!--begin center
-->
<text:p text:style-name="abstract-title">
<text:span text:style-name="ecbx-0900">Abstract</text:span></text:p>
<text:p text:style-name="end-env-p"/></text:section><!--end center
-->
     <text:p text:style-name="abstract">    <text:span text:style-name="ecrm-0900">Abstract</text:span>
</text:p>
   <text:p text:style-name="newpage"/>
<!--l. 113
--><text:p text:style-name="First-line-indent">
                                                                                    
                                                                                    
   </text:p> 
<!--end of section*
--><!--start of section*
--><text:h text:style-name="Heading-2" text:outline-level="2"><text:reference-mark text:name="x1-2000"> </text:reference-mark>Keywords</text:h> 

<!--l. 117
--><text:p text:style-name="Text-body">
     </text:p> 
<!--l. 118
--><text:list text:style-name="Itemize"> 

     <text:list-item>
     <text:p text:style-name="Inside-itemize">economic growth
     </text:p> 
</text:list-item> 

     <text:list-item>
     <text:p text:style-name="Inside-itemize">institional measures
     </text:p> 
</text:list-item> 

     <text:list-item>
     <text:p text:style-name="Inside-itemize">political constraints</text:p> 
</text:list-item> 
</text:list>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1 </text:span><t4htlink href="#x1-30001" name="QQ2-1-3"/>Introduction</text:p><text:p text:style-name="P1"><text:span text:style-name="toc-mark">2 </text:span><t4htlink href="#x1-40002" name="QQ2-1-4"/>Literature Review</text:p><text:p text:style-name="P1"><text:span text:style-name="toc-mark">3 </text:span><t4htlink href="#x1-50003" name="QQ2-1-5"/>Theory</text:p><text:p text:style-name="P1"><text:span text:style-name="toc-mark">4 </text:span><t4htlink href="#x1-60004" name="QQ2-1-6"/>Data</text:p><text:p text:style-name="P2"><text:span text:style-name="toc-mark">4.1 </text:span><t4htlink href="#x1-70004.1" name="QQ2-1-7"/>Variables</text:p><text:p text:style-name="P2"><text:span text:style-name="toc-mark">4.2 </text:span><t4htlink href="#x1-190004.2" name="QQ2-1-23"/>Data Description</text:p><text:p text:style-name="P1"><text:span text:style-name="toc-mark">5
</text:span><t4htlink href="#x1-200005" name="QQ2-1-25"/>Statistical Model</text:p><text:p text:style-name="P1"><text:span text:style-name="toc-mark">6 </text:span><t4htlink href="#x1-210006" name="QQ2-1-26"/>Estimation and Misspecification Testing</text:p><text:p text:style-name="P2"><text:span text:style-name="toc-mark">6.1 </text:span><t4htlink href="#x1-220006.1" name="QQ2-1-27"/>Estimation Results</text:p>
    </text:index-body> 
</text:table-of-content> 

                                                                                    
                                                                                    
<!--l. 135
--><text:p text:style-name="Text-body">
   </text:p> 
<!--start of section
--><text:h text:style-name="Heading-2" text:outline-level="2"><text:span text:style-name="section">1    </text:span><t4htlink href="#QQ2-1-3" name="x1-30001"/>Introduction</text:h> 

<!--l. 137
--><text:p text:style-name="Text-body">This project will look further into the institutional determinants of economic progress. The main
econometric models attempt to replicate the findings of Henisz (2000). This project will use the
standard linear pooled model, GLS and GMM to attempt to determine how institutions and
political constraints influence economic growth of countries by using a variety of institutional
measures.
</text:p> 
<!--l. 145
--><text:p text:style-name="Text-body">
   </text:p> 
<!--end of section
--><!--start of section
--><text:h text:style-name="Heading-2" text:outline-level="2"><text:span text:style-name="section">2    </text:span><t4htlink href="#QQ2-1-4" name="x1-40002"/>Literature Review</text:h> 

<!--l. 147
--><text:p text:style-name="Text-body">Determining which way the causality runs when looking at the influence of institutions on economic growth is
a contentious topic. The question is whether democratic institutions cause economic growth, i.e. that
countries with a higher degree of democracy are more prone to economic progress compared to countries with
more autocratic characteristics, or whether countries that are more economically developed are more
likely to foster democratic institutions. A simple, but compelling test can be undertaken by
looking at the Korean Peninsula. Looking at the divergent paths of North and South Korea there
is evidence that democratic institutions cause economic growth and not vice versa. Economic
progress of South Korea result of institutional path choosen after the end of the war in 1953 (<text:span text:style-name="ecbx-1000">?</text:span>, p.
272).
</text:p> 
<!--l. 160
--><text:p text:style-name="First-line-indent">   Another topic that is important to tackle in understanding the institutional influence on economic growth
is how institutions are measured. Glaeser et al. (2004) looks at three measures of institutions, namely risk of
appropriation, quality of government and constraints on the executive.
</text:p> 
<!--l. 165
--><text:p text:style-name="First-line-indent">   However, even before one decides on how to measures institutions, they must defined. A concise and
precise notion of instutions is that they are in essence constraints (North 1981, quoted in Glaeser et al.
2004).
</text:p> 
<!--l. 170
--><text:p text:style-name="First-line-indent">   Human capital and constraints on the executive are both associated with economic growth, but Glaeser et
al. argues that human capital is a stronger predictor. The two might however be related as higher levels
of education in a given society could result in electoral demands that the executive be further
constrained...
</text:p> 
<!--l. 177
--><text:p text:style-name="Text-body">
   </text:p> 
<!--end of section
--><!--start of section
--><text:h text:style-name="Heading-2" text:outline-level="2"><text:span text:style-name="section">3    </text:span><t4htlink href="#QQ2-1-5" name="x1-50003"/>Theory</text:h> 

<!--l. 179
--><text:p text:style-name="Text-body">Economic progress is most probably determined by a confluence of factors, but this project aims at looking
at institutional variables such as the degree of political constraints and some of measures of institutional
quality.
</text:p> 
<!--l. 184
--><text:p text:style-name="First-line-indent">   Initially, we attempt a standard linear model pooling all the data across countries and years, which can be
                                                                                    
                                                                                    
written as </text:p> 
<!--tex4ht:inline
--><text:p text:style-name="display-math"><!--l. 186
--><draw:frame draw:style-name="mml-display" draw:name="mobj-2" text:anchor-type="paragraph" draw:z-index="0"><draw:object xlink:href="./Master_thesis_main_doc-m2" xlink:type="simple" xlink:show="embed" xlink:actuate="onLoad"/></draw:frame> </text:p>
<!--l. 188
--><text:p text:style-name="Like-Text-body">
</text:p> 
<!--l. 191
--><text:p text:style-name="First-line-indent">   where <!--l. 191
--><draw:frame draw:style-name="mml-inline" draw:name="mobj-3" text:anchor-type="as-char" draw:z-index="0"><draw:object xlink:href="./Master_thesis_main_doc-m3" xlink:type="simple" xlink:show="embed" xlink:actuate="onLoad"/></draw:frame>  is the country index, <!--l. 191
--><draw:frame draw:style-name="mml-inline" draw:name="mobj-4" text:anchor-type="as-char" draw:z-index="0"><draw:object xlink:href="./Master_thesis_main_doc-m4" xlink:type="simple" xlink:show="embed" xlink:actuate="onLoad"/></draw:frame>  is the time index and <!--l. 192
--><draw:frame draw:style-name="mml-inline" draw:name="mobj-5" text:anchor-type="as-char" draw:z-index="0"><draw:object xlink:href="./Master_thesis_main_doc-m5" xlink:type="simple" xlink:show="embed" xlink:actuate="onLoad"/></draw:frame>  a random disturbance term with mean 0 (<text:span text:style-name="ecbx-1000">?</text:span>, p. 2).
   </text:p> 
<!--end of section
--><!--start of section
--><text:h text:style-name="Heading-2" text:outline-level="2"><text:span text:style-name="section">4    </text:span><t4htlink href="#QQ2-1-6" name="x1-60004"/>Data</text:h> 

<!--l. 197
--><text:p text:style-name="Text-body">The panel data set used is an unbalanced panel and made up from a number of sources, which are explained
below.
</text:p> 
<!--l. 201
--><text:p text:style-name="Text-body">
   </text:p> 
<!--start of subsection
--><text:h text:style-name="Heading-3" text:outline-level="3"><text:span text:style-name="subsection">4.1    </text:span><t4htlink href="#QQ2-1-7" name="x1-70004.1"/>Variables</text:h> 

<!--l. 203
--><text:p text:style-name="Text-body">The variables used are primarily taken from Table 3 in Henisz (2000) and include:
     </text:p> 
<!--l. 206
--><text:list text:style-name="Itemize"> 

     <text:list-item>
     <text:p text:style-name="Inside-itemize">Real Per Capita GDP Growth
     </text:p> 
</text:list-item> 

     <text:list-item>
     <text:p text:style-name="Inside-itemize">Male Secondary Education (years)
     </text:p> 
</text:list-item> 

     <text:list-item>
     <text:p text:style-name="Inside-itemize">Female Secondary Education (years)
     </text:p> 
</text:list-item> 

     <text:list-item>
     <text:p text:style-name="Inside-itemize">Log(Life Expectancy)
     </text:p> 
</text:list-item> 

     <text:list-item>
     <text:p text:style-name="Inside-itemize">Log(Fertility Rate)
     </text:p> 
</text:list-item> 

     <text:list-item>
     <text:p text:style-name="Inside-itemize">Government Consumption (% GDP)
     </text:p> 
</text:list-item> 

     <text:list-item>
     <text:p text:style-name="Inside-itemize">Log(Black Market Exchange Rate Premium)
     </text:p> 
</text:list-item> 

     <text:list-item>
     <text:p text:style-name="Inside-itemize">Change in the Terms of Trade
     </text:p> 
</text:list-item> 

     <text:list-item>
     <text:p text:style-name="Inside-itemize">Total Investment (% GDP)
                                                                                    
                                                                                    
     </text:p> 
</text:list-item> 

     <text:list-item>
     <text:p text:style-name="Inside-itemize">Log(Law &amp; Order Index)
     </text:p> 
</text:list-item> 

     <text:list-item>
     <text:p text:style-name="Inside-itemize">Democracy Index
     </text:p> 
</text:list-item> 

     <text:list-item>
     <text:p text:style-name="Inside-itemize">Political Constraint Index (POLCON)
     </text:p> 
</text:list-item> 

     <text:list-item>
     <text:p text:style-name="Inside-itemize">Political Constraint Index (POLCONJ)</text:p> 
</text:list-item> 
</text:list> 

<!--l. 220
--><text:p text:style-name="Text-body">In the subsections below, I will outline how and where the data is found, possibly transformed and what the
existing literature has to say on the topic. Table 4<!--tex4ht:ref: tabsmall 
--><text:span text:style-name="reference-ref"><text:reference-ref text:ref-name="x1-190014" text:reference-format="text"> </text:reference-ref></text:span> on page 35<!--tex4ht:ref: tabsmall 
--><text:span text:style-name="reference-ref"><text:reference-ref text:ref-name="x1-190014" text:reference-format="text"> </text:reference-ref></text:span> gives some summary statistics of all the
variables included, so if there is no table included in the subsections below, this table can be consulted for
more information on the variable.
</text:p> 
<!--l. 228
--><text:p text:style-name="Text-body">
   </text:p> 
<!--start of subsubsection
--><text:h text:style-name="Heading-4" text:outline-level="4"><text:span text:style-name="subsubsection"/><text:reference-mark text:name="x1-80004.1"> </text:reference-mark>Measures on political constraints</text:h> 

<!--l. 233
--><text:p text:style-name="Text-body">The political constraints variable is defined as the number of independent veto points over policy outcomes
and the distribution of preferences of the actors that inhabit these veto points. The variable is calculated as
one minus the expected range of policies for which a change in the status quo can be agreed upon by
veto power. An unchecked executive can always obtain policy XE and is thus guaranteed their
maximum utility of 0. Political constraints are thus measures as (1 – political discretion) = 0 in the
extreme case of full discretion (=1) (<text:span text:style-name="ecbx-1000">?</text:span>). We expect that there is a positive relationship between the
degree of political constraints and economic growth. This is supported by the results of Henisz
(2000).
</text:p> 
<!--l. 245
--><text:p text:style-name="First-line-indent">   Table 1<!--tex4ht:ref: POLCON_tab 
--><text:span text:style-name="reference-ref"><text:reference-ref text:ref-name="x1-80011" text:reference-format="text"> </text:reference-ref></text:span> on page 16<!--tex4ht:ref: POLCON_tab 
--><text:span text:style-name="reference-ref"><text:reference-ref text:ref-name="x1-80011" text:reference-format="text"> </text:reference-ref></text:span> shows the some summary statistics of the different variations of this variable. The
earliest observation is from 1800, while the newest is from 2007. POLCONIII is available for 226
countries. The difference between POLCONIII and POLCONV is that the latter includes two
additional veto points (the judiciary and the subfederal entities). POLCONV is available for 200
countries.
   </text:p> 
<text:section text:name="table">
                                                                                    
                                                                                    
                                                                                    
                                                                                    
<!--l. 257
--><text:p text:style-name="Text-body"/> 
 <table:table table:style-name="tabular"><!--table:table-column-group ???="TBL-2-1g"
--><table:table-column table:style-name="TBL-2-1"/><table:table-column table:style-name="TBL-2-2"/><table:table-column table:style-name="TBL-2-3"/><table:table-column table:style-name="TBL-2-4"/><table:table-column table:style-name="TBL-2-5"/><table:table-column table:style-name="TBL-2-6"/><table:table-column table:style-name="TBL-2-7"/><!--/table:table-column-group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2-1-"><table:table-cell table:style-name="TBL-2-1-1"><text:p text:style-name="sty-11R">                </text:p></table:table-cell><table:table-cell table:style-name="TBL-2-1-2"><text:p text:style-name="sty-11R">          n</text:p></table:table-cell><table:table-cell table:style-name="TBL-2-1-3"><text:p text:style-name="sty-11R">mean</text:p></table:table-cell><table:table-cell table:style-name="TBL-2-1-4"><text:p text:style-name="sty-11R">median</text:p></table:table-cell><table:table-cell table:style-name="TBL-2-1-5"><text:p text:style-name="sty-11R">min</text:p></table:table-cell><table:table-cell table:style-name="TBL-2-1-6"><text:p text:style-name="sty-11R">max</text:p></table:table-cell><table:table-cell table:style-name="TBL-2-1-7"><text:p text:style-name="sty-11R">stdev</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2-2-"><table:table-cell table:style-name="TBL-2-2-1"><text:p text:style-name="sty-11R">POLCONIII</text:p></table:table-cell><table:table-cell table:style-name="TBL-2-2-2"><text:p text:style-name="sty-11R">14923.00</text:p></table:table-cell><table:table-cell table:style-name="TBL-2-2-3"><text:p text:style-name="sty-11R">  0.16</text:p></table:table-cell><table:table-cell table:style-name="TBL-2-2-4"><text:p text:style-name="sty-11R">    0.00</text:p></table:table-cell><table:table-cell table:style-name="TBL-2-2-5"><text:p text:style-name="sty-11R">0.00</text:p></table:table-cell><table:table-cell table:style-name="TBL-2-2-6"><text:p text:style-name="sty-11R">0.73</text:p></table:table-cell><table:table-cell table:style-name="TBL-2-2-7"><text:p text:style-name="sty-11R">  0.21</text:p></table:table-cell>
</table:table-row><table:table-row table:style-name="TBL-2-3-"><table:table-cell table:style-name="TBL-2-3-1"><text:p text:style-name="sty-11R">  POLCONV</text:p></table:table-cell><table:table-cell table:style-name="TBL-2-3-2"><text:p text:style-name="sty-11R">  7179.00</text:p></table:table-cell><table:table-cell table:style-name="TBL-2-3-3"><text:p text:style-name="sty-11R">  0.30</text:p></table:table-cell><table:table-cell table:style-name="TBL-2-3-4"><text:p text:style-name="sty-11R">    0.12</text:p></table:table-cell><table:table-cell table:style-name="TBL-2-3-5"><text:p text:style-name="sty-11R">0.00</text:p></table:table-cell><table:table-cell table:style-name="TBL-2-3-6"><text:p text:style-name="sty-11R">0.90</text:p></table:table-cell><table:table-cell table:style-name="TBL-2-3-7"><text:p text:style-name="sty-11R">  0.33</text:p></table:table-cell>
</table:table-row><table:table-row table:style-name="TBL-2-4-"><table:table-cell table:style-name="TBL-2-4-1"><text:p text:style-name="sty-11R">POLCONVJ</text:p></table:table-cell><table:table-cell table:style-name="TBL-2-4-2"><text:p text:style-name="sty-11R">  5151.00</text:p></table:table-cell><table:table-cell table:style-name="TBL-2-4-3"><text:p text:style-name="sty-11R">  0.12</text:p></table:table-cell><table:table-cell table:style-name="TBL-2-4-4"><text:p text:style-name="sty-11R">    0.00</text:p></table:table-cell><table:table-cell table:style-name="TBL-2-4-5"><text:p text:style-name="sty-11R">0.00</text:p></table:table-cell><table:table-cell table:style-name="TBL-2-4-6"><text:p text:style-name="sty-11R">0.86</text:p></table:table-cell><table:table-cell table:style-name="TBL-2-4-7"><text:p text:style-name="sty-11R">  0.22</text:p></table:table-cell></table:table-row></table:table>
<!--l. 266
--><text:p text:style-name="Text-body"> 
<text:span text:style-name="caption"><text:span text:style-name="caption-title">Table<text:s/>1<text:reference-mark text:name="x1-80011"> </text:reference-mark>: </text:span>Descriptive statistics of the variables on political constraints (Henisz 2000)</text:span>
                                                                                    
                                                                                    
   </text:p> 
</text:section>
<!--l. 272
--><text:p text:style-name="First-line-indent">   The POLCON measures are strongly correlated with the ICRG risk indices (<text:span text:style-name="ecbx-1000">?</text:span>, p. 10). </text:p> 
<text:section text:style-name="begin-end-env" text:name="begin-end-env-2"><text:p text:style-name="begin-env-p"/>
     <text:p text:style-name="quotation">     “POLCON and POLCONJ differ in that the latter uses actual data on the appointment
     history of High Court justices to compute the alignment and fractionalization of the High
     Court.”(<text:span text:style-name="ecbx-1000">?</text:span>, p. 10)</text:p>
<text:p text:style-name="end-env-p"/></text:section>
<!--l. 278
--><text:p text:style-name="Text-body"> As Henisz (2000) notes himself is the assumptions underlysing this measure quite strong and unrealistic, but
they should however be regarded as a rough proxy of political constraints.
   </text:p> 
<!--end of subsubsection
--><!--start of subsubsection
--><text:h text:style-name="Heading-4" text:outline-level="4"><text:span text:style-name="subsubsection"/><text:reference-mark text:name="x1-90004.1"> </text:reference-mark>Measures of real GDP per capita</text:h> 

<!--l. 286
--><text:p text:style-name="Text-body">Henisz (2000) uses some the same data as <text:span text:style-name="ecbx-1000">?</text:span>, who has used GDP figures from the Summers-Heston data set,
or Penn World Table (PWT) (<text:span text:style-name="ecbx-1000">?</text:span>). Barro (1996) uses GDP figures from version 5.5 of the Penn World Table,
while I will be using the newest version 7.1. To avoid confusion it should be noted that in these data sets
“real” means “PPP converted” instead of “in constant price”. The variable used is <text:span text:style-name="Emphasis"><text:span text:style-name="ecti-1000">rgdpl</text:span></text:span> and the
code book describes it as PPP Converted GDP Per Capita (Laspeyres), derived from growth
rates of c, g, i, at 2005 constant prices. The growth rate is then calculated using the formula </text:p> 
<!--tex4ht:inline
--><text:p text:style-name="display-math"><!--l. 296
--><draw:frame draw:style-name="mml-display" draw:name="mobj-6" text:anchor-type="paragraph" draw:z-index="0"><draw:object xlink:href="./Master_thesis_main_doc-m6" xlink:type="simple" xlink:show="embed" xlink:actuate="onLoad"/></draw:frame> </text:p>
<!--l. 298
--><text:p text:style-name="Like-Text-body"> where <!--l. 299
--><draw:frame draw:style-name="mml-inline" draw:name="mobj-7" text:anchor-type="as-char" draw:z-index="0"><draw:object xlink:href="./Master_thesis_main_doc-m7" xlink:type="simple" xlink:show="embed" xlink:actuate="onLoad"/></draw:frame>  is real GDP growth rate for year <!--l. 299
--><draw:frame draw:style-name="mml-inline" draw:name="mobj-8" text:anchor-type="as-char" draw:z-index="0"><draw:object xlink:href="./Master_thesis_main_doc-m8" xlink:type="simple" xlink:show="embed" xlink:actuate="onLoad"/></draw:frame>  and <!--l. 299
--><draw:frame draw:style-name="mml-inline" draw:name="mobj-9" text:anchor-type="as-char" draw:z-index="0"><draw:object xlink:href="./Master_thesis_main_doc-m9" xlink:type="simple" xlink:show="embed" xlink:actuate="onLoad"/></draw:frame>  are GDP levels at year <!--l. 300
--><draw:frame draw:style-name="mml-inline" draw:name="mobj-10" text:anchor-type="as-char" draw:z-index="0"><draw:object xlink:href="./Master_thesis_main_doc-m10" xlink:type="simple" xlink:show="embed" xlink:actuate="onLoad"/></draw:frame>  (<text:span text:style-name="ecbx-1000">?</text:span>).
</text:p> 
<!--l. 302
--><text:p text:style-name="First-line-indent">   The validity of the Penn World Table is discussed in <text:span text:style-name="ecbx-1000">? </text:span>who demonstrate that the measures of GDP
growth for the same country at the same point in time changes across successive versions of the data set.
They propose that more “robust results by using national accounts data, even though they are not
PPP-adjusted.” For practical reasons this is not possible in this project, so I will still be using the PWT
data.
</text:p> 
<!--l. 310
--><text:p text:style-name="First-line-indent">   Another measures of GDP growth is found in the Global Development Network Growth Database (<text:span text:style-name="ecbx-1000">?</text:span>). For
practical reasons, this measure is used instead.
</text:p> 
<!--l. 314
--><text:p text:style-name="First-line-indent">   As <text:span text:style-name="ecbx-1000">?</text:span>, p. 4 writes the neoclassical model of economic growth predicts that GDP growth is negatively
correlated with the initial level of GDP. </text:p> 
<text:section text:style-name="begin-end-env" text:name="begin-end-env-3"><text:p text:style-name="begin-env-p"/>
     <!--l. 318
--><text:p text:style-name="quote">“Empirically, the initial level of per capita GDP enters into the growth equation in the form <!--l. 319
--><draw:frame draw:style-name="mml-inline" draw:name="mobj-11" text:anchor-type="as-char" draw:z-index="0"><draw:object xlink:href="./Master_thesis_main_doc-m11" xlink:type="simple" xlink:show="embed" xlink:actuate="onLoad"/></draw:frame> 
     so that the coefficient on this variable represents the rate of convergence, that is, the
     responsiveness of the growth rate, <!--l. 321
--><draw:frame draw:style-name="mml-inline" draw:name="mobj-12" text:anchor-type="as-char" draw:z-index="0"><draw:object xlink:href="./Master_thesis_main_doc-m12" xlink:type="simple" xlink:show="embed" xlink:actuate="onLoad"/></draw:frame> ,
     to a proportional change in <!--l. 322
--><draw:frame draw:style-name="mml-inline" draw:name="mobj-13" text:anchor-type="as-char" draw:z-index="0"><draw:object xlink:href="./Master_thesis_main_doc-m13" xlink:type="simple" xlink:show="embed" xlink:actuate="onLoad"/></draw:frame> .”(<text:span text:style-name="ecbx-1000">?</text:span>,
     p. 237)</text:p>
<text:p text:style-name="end-env-p"/></text:section>
<!--l. 324
--><text:p text:style-name="First-line-indent">   The convergence effect is “conditional on the starting amount of human capital in the forms of
educational attainment and life expectancy and on a set of explanatory variables that capture policies and
national characteristics” (<text:span text:style-name="ecbx-1000">?</text:span>, p. 273).
</text:p> 
<!--l. 333
--><text:p text:style-name="First-line-indent">   </text:p> 
<text:p text:style-name="FirstCenterPar"/> 
<!--l. 333
--><text:p text:style-name="Text-body"><text:span text:style-name="ectt-1000">## Warning: NaNs produced</text:span>                                                           </text:p>
<!--l. 333
--><text:p text:style-name="Like-Text-body">-<!--l. 333
--><draw:frame draw:style-name="mml-inline" draw:name="mobj-14" text:anchor-type="as-char" draw:z-index="0"><draw:object xlink:href="./Master_thesis_main_doc-m14" xlink:type="simple" xlink:show="embed" xlink:actuate="onLoad"/></draw:frame> 
   </text:p> 
<!--end of subsubsection
--><!--start of subsubsection
--><text:h text:style-name="Heading-4" text:outline-level="4"><text:span text:style-name="subsubsection"/><text:reference-mark text:name="x1-100004.1"> </text:reference-mark>Measures of educational attainment</text:h> 

<!--l. 340
--><text:p text:style-name="Text-body">Data on educational attainment is from the Barro-Lee Educational Attainment Dataset (<text:span text:style-name="ecbx-1000">?</text:span>). Henisz (<text:span text:style-name="ecbx-1000">?</text:span>)
mentions that he has his educational attainment data from <text:span text:style-name="ecbx-1000">?</text:span>, who only uses information on schooling of the
adult population aged 25 and above, but acknowledges in a footnote that this is unfortunate as “much of the
labor force in developing countries consists of younger persons.“ However, the newer data sets include
information on schooling of the population aged 15 and above. The data set only has data from every fifth
year.
</text:p> 
<!--l. 354
--><text:p text:style-name="Text-body">
   </text:p> 
<!--end of subsubsection
--><!--start of subsubsection
--><text:h text:style-name="Heading-4" text:outline-level="4"><text:span text:style-name="subsubsection"/><text:reference-mark text:name="x1-110004.1"> </text:reference-mark>Measures on life expectancy</text:h> 

<!--l. 356
--><text:p text:style-name="Text-body">As mentioned in <text:span text:style-name="ecbx-1000">?</text:span>, p. 11 the data on life expectancy is from the UN. The data in this report, however, is
taken from the World Bank indicator SP.DYN.LE00.IN with the name “Life expectancy at birth, total
(years)”.<text:reference-mark text:name="x1-11001f1"> </text:reference-mark><text:note text:note-class="footnote" text:id="fn1x0"><text:note-citation>1</text:note-citation><text:note-body> <text:p text:style-name="Footnote"><text:span text:style-name="ecrm-0800">From the source notes: Life expectancy at birth indicates the number of years a newborn infant would live if prevailing</text:span>
<text:span text:style-name="ecrm-0800">patterns of mortality at the time of its birth were to stay the same throughout its life. Derived from male and female life</text:span>
<text:span text:style-name="ecrm-0800">expectancy at birth from sources such as: (1) United Nations Population Division. World Population Prospects, (2) United</text:span>
<text:span text:style-name="ecrm-0800">Nations Statistical Division. Population and Vital Statistics Reprot (various years), (3) Census reports and other</text:span>
<text:span text:style-name="ecrm-0800">statistical publications from national statistical offices, (4) Eurostat: Demographic Statistics, (5) Secretariat of</text:span>
<text:span text:style-name="ecrm-0800">the Pacific Community: Statistics and Demography Programme, and (6) U.S. Census Bureau: International</text:span>
<text:span text:style-name="ecrm-0800">Database.</text:span></text:p></text:note-body></text:note>
</text:p> 
<!--l. 377
--><text:p text:style-name="Text-body">
   </text:p> 
<!--end of subsubsection
--><!--start of subsubsection
--><text:h text:style-name="Heading-4" text:outline-level="4"><text:span text:style-name="subsubsection"/><text:reference-mark text:name="x1-120004.1"> </text:reference-mark>Measures on fertility rates</text:h> 

<!--l. 379
--><text:p text:style-name="Text-body">The indicator is taken from the World Bank (indicator SP.DYN.TFRT.IN) and is described as: Fertility rate, total (births
per woman).<text:reference-mark text:name="x1-12001f2"> </text:reference-mark><text:note text:note-class="footnote" text:id="fn2x0"><text:note-citation>2</text:note-citation><text:note-body> <text:p text:style-name="Footnote"><text:a xlink:type="simple" xlink:href="http://data.worldbank.org/indicator/SP.DYN.TFRT.IN"><text:span text:style-name="ecrm-0800">http://data.worldbank.org/indicator/SP.DYN.TFRT.IN</text:span></text:a></text:p></text:note-body></text:note>
Moreover, the “total fertility rate represents the number of children that would be born to a woman if she
were to live to the end of her childbearing years and bear children in accordance with current age-specific
fertility rates.”
</text:p> 
<!--l. 391
--><text:p text:style-name="Text-body">
   </text:p> 
<!--end of subsubsection
--><!--start of subsubsection
--><text:h text:style-name="Heading-4" text:outline-level="4"><text:span text:style-name="subsubsection"/><text:reference-mark text:name="x1-130004.1"> </text:reference-mark>Government Consumption (% GDP)</text:h> 

<!--l. 393
--><text:p text:style-name="Text-body">This measures is also taken from the Penn World Table. The variable is called <text:span text:style-name="Emphasis"><text:span text:style-name="ecti-1000">kg</text:span></text:span> and is described as
Government Consumption Share of PPP Converted GDP Per Capita at 2005 constant prices (%). The basic
descriptive statistics are reported in table 2<!--tex4ht:ref: kg_tab 
--><text:span text:style-name="reference-ref"><text:reference-ref text:ref-name="x1-130012" text:reference-format="text"> </text:reference-ref></text:span>.
</text:p> 
<!--l. 398
--><text:p text:style-name="First-line-indent">   The influence of government expenditure on economic growth is a contentious topic. <text:span text:style-name="ecbx-1000">?</text:span>, the seminal article
on the topic, found a negative relationship between government consumption and economic growth, which
the results in this project also find (see table 5<!--tex4ht:ref: tab:fe3 
--><text:span text:style-name="reference-ref"><text:reference-ref text:ref-name="x1-220015" text:reference-format="text"> </text:reference-ref></text:span> on page 38<!--tex4ht:ref: tab:fe3 
--><text:span text:style-name="reference-ref"><text:reference-ref text:ref-name="x1-220015" text:reference-format="text"> </text:reference-ref></text:span>).
   </text:p> 
<text:section text:name="table">
                                                                                    
                                                                                    
                                                                                    
                                                                                    
<!--l. 408
--><text:p text:style-name="Text-body"/> 
 <table:table table:style-name="tabular"><!--table:table-column-group ???="TBL-3-1g"
--><table:table-column table:style-name="TBL-3-1"/><table:table-column table:style-name="TBL-3-2"/><table:table-column table:style-name="TBL-3-3"/><table:table-column table:style-name="TBL-3-4"/><table:table-column table:style-name="TBL-3-5"/><table:table-column table:style-name="TBL-3-6"/><table:table-column table:style-name="TBL-3-7"/><!--/table:table-column-group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3-1-"><table:table-cell table:style-name="TBL-3-1-1"><text:p text:style-name="sty-11R">  </text:p></table:table-cell><table:table-cell table:style-name="TBL-3-1-2"><text:p text:style-name="sty-11R">        n</text:p></table:table-cell><table:table-cell table:style-name="TBL-3-1-3"><text:p text:style-name="sty-11R">mean</text:p></table:table-cell><table:table-cell table:style-name="TBL-3-1-4"><text:p text:style-name="sty-11R">median</text:p></table:table-cell><table:table-cell table:style-name="TBL-3-1-5"><text:p text:style-name="sty-11R">min</text:p></table:table-cell><table:table-cell table:style-name="TBL-3-1-6"><text:p text:style-name="sty-11R"> max</text:p></table:table-cell><table:table-cell table:style-name="TBL-3-1-7"><text:p text:style-name="sty-11R">stdev</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3-2-"><table:table-cell table:style-name="TBL-3-2-1"><text:p text:style-name="sty-11R">kg</text:p></table:table-cell><table:table-cell table:style-name="TBL-3-2-2"><text:p text:style-name="sty-11R">8940.00</text:p></table:table-cell><table:table-cell table:style-name="TBL-3-2-3"><text:p text:style-name="sty-11R">11.86</text:p></table:table-cell><table:table-cell table:style-name="TBL-3-2-4"><text:p text:style-name="sty-11R">    8.89</text:p></table:table-cell><table:table-cell table:style-name="TBL-3-2-5"><text:p text:style-name="sty-11R">0.31</text:p></table:table-cell><table:table-cell table:style-name="TBL-3-2-6"><text:p text:style-name="sty-11R">67.19</text:p></table:table-cell><table:table-cell table:style-name="TBL-3-2-7"><text:p text:style-name="sty-11R">  8.97</text:p></table:table-cell></table:table-row></table:table>
<!--l. 415
--><text:p text:style-name="Text-body"> 
<text:span text:style-name="caption"><text:span text:style-name="caption-title">Table<text:s/>2<text:reference-mark text:name="x1-130012"> </text:reference-mark>: </text:span>Descriptive statistics of Government Consumption</text:span>
                                                                                    
                                                                                    
   </text:p> 
</text:section>
   <!--end of subsubsection
--><!--start of subsubsection
--><text:h text:style-name="Heading-4" text:outline-level="4"><text:span text:style-name="subsubsection"/><text:reference-mark text:name="x1-140004.1"> </text:reference-mark>Black Market Exchange Rate Premium</text:h> 

<!--l. 424
--><text:p text:style-name="Text-body">These measures come originally from <text:span text:style-name="ecbx-1000">?</text:span>, but has been found using
<text:span text:style-name="ecbx-1000">?</text:span>.<text:reference-mark text:name="x1-14001f3"> </text:reference-mark><text:note text:note-class="footnote" text:id="fn3x0"><text:note-citation>3</text:note-citation><text:note-body> <text:p text:style-name="Footnote"><text:span text:style-name="ecrm-0800">From the source notes of the Easterly (2001): Levine and Renelt; World’s Currency Yearbook (for 1985, 1990-93);</text:span>
<text:span text:style-name="ecrm-0800">Adrian Wood, Global trends in real exchange rates: 1960-84, WB Discussion paper no. 35. 1988 (filling in missing observations);</text:span>
<text:span text:style-name="ecrm-0800">Global Development Finance &amp; World Development Indicators (for 1996-1997, calculated as (parallel Xrate/official</text:span>
<text:span text:style-name="ecrm-0800">Xrate-1)*100); values for industrial countries are added as 0).</text:span></text:p></text:note-body></text:note> Two
values have been changed from the originally downloaded data set, namely the observations for Myanmar and
Iraq in 1999 because it said “Err:520”. The data set has been downloaded as and xls file and then converted
to a csv file before imported into the statistics programme.
</text:p> 
<!--l. 438
--><text:p text:style-name="First-line-indent">   The variable has been log-transformed. As we can see in figure 1<!--tex4ht:ref: fig:bmp_tab 
--><text:span text:style-name="reference-ref"><text:reference-ref text:ref-name="x1-140031" text:reference-format="text"> </text:reference-ref></text:span> on page 32<!--tex4ht:ref: fig:bmp_tab 
--><text:span text:style-name="reference-ref"><text:reference-ref text:ref-name="x1-140031" text:reference-format="text"> </text:reference-ref></text:span>, the variable appears
normally distributed after the log-transformation. In table 3<!--tex4ht:ref: bmp_tab 
--><text:span text:style-name="reference-ref"><text:reference-ref text:ref-name="x1-140023" text:reference-format="text"> </text:reference-ref></text:span> on page 29<!--tex4ht:ref: bmp_tab 
--><text:span text:style-name="reference-ref"><text:reference-ref text:ref-name="x1-140023" text:reference-format="text"> </text:reference-ref></text:span>, we see the summary statistics of the
variable before and after the log-transformation.
</text:p> 
<!--l. 444
--><text:p text:style-name="First-line-indent">   <text:span text:style-name="ecbx-1000">? </text:span>writes that “the black market premium is intended to serve as a measure of market distortions more
broadly defined, and there appears to be a small but significant negative relationship between economic
growth and the black market premium.” <text:span text:style-name="ecbx-1000">?</text:span>, p. 13 writes: </text:p> 
<text:section text:style-name="begin-end-env" text:name="begin-end-env-4"><text:p text:style-name="begin-env-p"/>
     <!--l. 450
--><text:p text:style-name="quote">“We view the black-market premium on foreign exchange as a proxy for market distortions,
     whether due to exogenous government policies or to reactions to external shocks, such
     as changes in the terms of trade. (The black-market premium is also a desirable variable
     because it is objectively measurable and widely available.) Thus, we anticipate that a
     higher black-market premium, like other governmental distortions, lowers the steady-state
     level of output per effective worker and therefore reduces the growth rate for given values
     of the state variables.”</text:p>
<text:p text:style-name="end-env-p"/></text:section>
<!--l. 459
--><text:p text:style-name="First-line-indent">   <text:span text:style-name="ecbx-1000">? </text:span>has however cast some doubt on the validity of this indicator of the equilibrium exchange rate by using
data from South East Asia to reject the null hypothesis that there is a relationship.
</text:p> 
<!--l. 467
--><text:p text:style-name="First-line-indent">   </text:p> 
<text:p text:style-name="FirstCenterPar"/> 
<!--l. 467
--><text:p text:style-name="Text-body"><text:span text:style-name="ectt-1000">## Warning: NaNs produced</text:span>                                                           </text:p>
<!--l. 467
--><text:p text:style-name="Like-Text-body">-<!--l. 467
--><draw:frame draw:style-name="mml-inline" draw:name="mobj-15" text:anchor-type="as-char" draw:z-index="0"><draw:object xlink:href="./Master_thesis_main_doc-m15" xlink:type="simple" xlink:show="embed" xlink:actuate="onLoad"/></draw:frame> 
   </text:p> 
<text:section text:name="table">
                                                                                    
                                                                                    
                                                                                    
                                                                                    
<!--l. 474
--><text:p text:style-name="Text-body"/> 
 <table:table table:style-name="tabular"><!--table:table-column-group ???="TBL-4-1g"
--><table:table-column table:style-name="TBL-4-1"/><table:table-column table:style-name="TBL-4-2"/><table:table-column table:style-name="TBL-4-3"/><table:table-column table:style-name="TBL-4-4"/><table:table-column table:style-name="TBL-4-5"/><table:table-column table:style-name="TBL-4-6"/><table:table-column table:style-name="TBL-4-7"/><!--/table:table-column-group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4-1-"><table:table-cell table:style-name="TBL-4-1-1"><text:p text:style-name="sty-11R">      </text:p></table:table-cell><table:table-cell table:style-name="TBL-4-1-2"><text:p text:style-name="sty-11R">        n</text:p></table:table-cell><table:table-cell table:style-name="TBL-4-1-3"><text:p text:style-name="sty-11R"> mean</text:p></table:table-cell><table:table-cell table:style-name="TBL-4-1-4"><text:p text:style-name="sty-11R">median</text:p></table:table-cell><table:table-cell table:style-name="TBL-4-1-5"><text:p text:style-name="sty-11R">   min</text:p></table:table-cell><table:table-cell table:style-name="TBL-4-1-6"><text:p text:style-name="sty-11R">       max</text:p></table:table-cell><table:table-cell table:style-name="TBL-4-1-7"><text:p text:style-name="sty-11R">   stdev</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4-2-"><table:table-cell table:style-name="TBL-4-2-1"><text:p text:style-name="sty-11R"> bmp</text:p></table:table-cell><table:table-cell table:style-name="TBL-4-2-2"><text:p text:style-name="sty-11R">4462.00</text:p></table:table-cell><table:table-cell table:style-name="TBL-4-2-3"><text:p text:style-name="sty-11R">299.86</text:p></table:table-cell><table:table-cell table:style-name="TBL-4-2-4"><text:p text:style-name="sty-11R">    4.84</text:p></table:table-cell><table:table-cell table:style-name="TBL-4-2-5"><text:p text:style-name="sty-11R">-89.16</text:p></table:table-cell><table:table-cell table:style-name="TBL-4-2-6"><text:p text:style-name="sty-11R">413361.08</text:p></table:table-cell><table:table-cell table:style-name="TBL-4-2-7"><text:p text:style-name="sty-11R">8918.95</text:p></table:table-cell>
</table:table-row><table:table-row table:style-name="TBL-4-3-"><table:table-cell table:style-name="TBL-4-3-1"><text:p text:style-name="sty-11R">lbmp</text:p></table:table-cell><table:table-cell table:style-name="TBL-4-3-2"><text:p text:style-name="sty-11R">4196.00</text:p></table:table-cell><table:table-cell table:style-name="TBL-4-3-3"><text:p text:style-name="sty-11R">    -Inf</text:p></table:table-cell><table:table-cell table:style-name="TBL-4-3-4"><text:p text:style-name="sty-11R">    1.80</text:p></table:table-cell><table:table-cell table:style-name="TBL-4-3-5"><text:p text:style-name="sty-11R">   -Inf</text:p></table:table-cell><table:table-cell table:style-name="TBL-4-3-6"><text:p text:style-name="sty-11R">      12.93</text:p></table:table-cell></table:table-row></table:table>
<!--l. 482
--><text:p text:style-name="Text-body"> 
<text:span text:style-name="caption"><text:span text:style-name="caption-title">Table<text:s/>3<text:reference-mark text:name="x1-140023"> </text:reference-mark>: </text:span>Descriptive statistics of the variables on black market premium</text:span>
                                                                                    
                                                                                    
   </text:p> 
</text:section>
   <text:section text:name="fig" text:style-name="Figure"><text:p text:style-name="bigskip"/>
                                                                                    
                                                                                    
                                                                                    
                                                                                    
<!--l. 492
--><text:p text:style-name="Text-body"> 
<text:span text:style-name="caption"><text:span text:style-name="caption-title">Figure<text:s/>1<text:reference-mark text:name="x1-140031"> </text:reference-mark>: </text:span>Histogram of log(Black Market Premium)</text:span>
                                                                                    
                                                                                    
   </text:p> 
<text:p text:style-name="bigskip"/></text:section>
   <!--end of subsubsection
--><!--start of subsubsection
--><text:h text:style-name="Heading-4" text:outline-level="4"><text:span text:style-name="subsubsection"/><text:reference-mark text:name="x1-150004.1"> </text:reference-mark>Change in the Terms of Trade</text:h> 

<!--l. 501
--><text:p text:style-name="Text-body">This measure is also taken from <text:span text:style-name="ecbx-1000">?</text:span>.<text:span text:style-name="ecbx-1000">?</text:span>, p. 531 have found a positive and significant relationship between
between terms of trade measures and economic growth, while <text:span text:style-name="ecbx-1000">?</text:span>, p. 24 finds a positive, but insignificant
relationship. The variable is named <text:span text:style-name="Emphasis"><text:span text:style-name="ecti-1000">ToT</text:span></text:span>.
</text:p> 
<!--l. 511
--><text:p text:style-name="Text-body">
   </text:p> 
<!--end of subsubsection
--><!--start of subsubsection
--><text:h text:style-name="Heading-4" text:outline-level="4"><text:span text:style-name="subsubsection"/><text:reference-mark text:name="x1-160004.1"> </text:reference-mark>Total Investment (% GDP)</text:h> 

<!--l. 513
--><text:p text:style-name="Text-body">This measures is also taken from the Penn World Table. The variable is called <text:span text:style-name="Emphasis"><text:span text:style-name="ecti-1000">ki</text:span></text:span> and is described as
Investment Share of PPP Converted GDP Per Capita at 2005 constant prices (%).
</text:p> 
<!--l. 518
--><text:p text:style-name="Text-body">
   </text:p> 
<!--end of subsubsection
--><!--start of subsubsection
--><text:h text:style-name="Heading-4" text:outline-level="4"><text:span text:style-name="subsubsection"/><text:reference-mark text:name="x1-170004.1"> </text:reference-mark>Law &amp; Order Index</text:h> 

<!--l. 520
--><text:p text:style-name="Text-body">The Law &amp; Order Index is provided by POLCON data set. Another measure from the ICRG has also been
included, namely the mean value of the ICRG variables “Corruption”, “Law and Order” and “Bureaucracy
Quality”, scaled 0-1 from the Quality of Government Dataset (<text:span text:style-name="ecbx-1000">?</text:span>).
</text:p> 
<!--l. 533
--><text:p text:style-name="Text-body">
   </text:p> 
<!--end of subsubsection
--><!--start of subsubsection
--><text:h text:style-name="Heading-4" text:outline-level="4"><text:span text:style-name="subsubsection"/><text:reference-mark text:name="x1-180004.1"> </text:reference-mark>Democracy Index</text:h> 

<!--l. 535
--><text:p text:style-name="Text-body">This variable <text:span text:style-name="Emphasis"><text:span text:style-name="ecti-1000">democ </text:span></text:span>is from Polity data set (<text:span text:style-name="ecbx-1000">?</text:span>). The values -66, -77 and -88 are removed from the
dataset.
</text:p> 
<!--l. 545
--><text:p text:style-name="Text-body">
   </text:p> 
<!--end of subsubsection
--><!--end of subsection
--><!--start of subsection
--><text:h text:style-name="Heading-3" text:outline-level="3"><text:span text:style-name="subsection">4.2    </text:span><t4htlink href="#QQ2-1-23" name="x1-190004.2"/>Data Description</text:h> 

<!--l. 547
--><text:p text:style-name="Text-body">The entire set of variables can be seen in table 4<!--tex4ht:ref: tabsmall 
--><text:span text:style-name="reference-ref"><text:reference-ref text:ref-name="x1-190014" text:reference-format="text"> </text:reference-ref></text:span> (see p. 35<!--tex4ht:ref: tabsmall 
--><text:span text:style-name="reference-ref"><text:reference-ref text:ref-name="x1-190014" text:reference-format="text"> </text:reference-ref></text:span>). Here the mean, median, minimum, maximum
and standard deviation values are reported.
   </text:p> 
<text:section text:style-name="begin-end-env" text:name="begin-end-env-5"><text:p text:style-name="begin-env-p"/><!--begin flushleft
-->
<text:p text:style-name="flushleft">
</text:p><text:p text:style-name="end-env-p"/></text:section><!--end flushleft
-->
                                                                                    
                                                                                    
<!--l. 560
--><text:p text:style-name="First-line-indent">   </text:p> 
<text:section text:name="float">
                                                                                    
                                                                                    
 <table:table table:style-name="tabular"><!--table:table-column-group ???="TBL-5-1g"
--><table:table-column table:style-name="TBL-5-1"/><table:table-column table:style-name="TBL-5-2"/><table:table-column table:style-name="TBL-5-3"/><table:table-column table:style-name="TBL-5-4"/><table:table-column table:style-name="TBL-5-5"/><table:table-column table:style-name="TBL-5-6"/><table:table-column table:style-name="TBL-5-7"/><!--/table:table-column-group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5-1-"><table:table-cell table:style-name="TBL-5-1-1"><text:p text:style-name="sty-11R">                                </text:p></table:table-cell><table:table-cell table:style-name="TBL-5-1-2"><text:p text:style-name="sty-11R">        n</text:p></table:table-cell><table:table-cell table:style-name="TBL-5-1-3"><text:p text:style-name="sty-11R">   mean</text:p></table:table-cell><table:table-cell table:style-name="TBL-5-1-4"><text:p text:style-name="sty-11R">median</text:p></table:table-cell><table:table-cell table:style-name="TBL-5-1-5"><text:p text:style-name="sty-11R">   min</text:p></table:table-cell><table:table-cell table:style-name="TBL-5-1-6"><text:p text:style-name="sty-11R">       max</text:p></table:table-cell><table:table-cell table:style-name="TBL-5-1-7"><text:p text:style-name="sty-11R">    stdev</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5-2-"><table:table-cell table:style-name="TBL-5-2-1"><text:p text:style-name="sty-11R">                POLCONIII</text:p></table:table-cell><table:table-cell table:style-name="TBL-5-2-2"><text:p text:style-name="sty-11R">2297.00</text:p></table:table-cell><table:table-cell table:style-name="TBL-5-2-3"><text:p text:style-name="sty-11R">     0.21</text:p></table:table-cell><table:table-cell table:style-name="TBL-5-2-4"><text:p text:style-name="sty-11R">     0.10</text:p></table:table-cell><table:table-cell table:style-name="TBL-5-2-5"><text:p text:style-name="sty-11R">   0.00</text:p></table:table-cell><table:table-cell table:style-name="TBL-5-2-6"><text:p text:style-name="sty-11R">        0.71</text:p></table:table-cell><table:table-cell table:style-name="TBL-5-2-7"><text:p text:style-name="sty-11R">      0.23</text:p></table:table-cell>
</table:table-row><table:table-row table:style-name="TBL-5-3-"><table:table-cell table:style-name="TBL-5-3-1"><text:p text:style-name="sty-11R">                  POLCONV</text:p></table:table-cell><table:table-cell table:style-name="TBL-5-3-2"><text:p text:style-name="sty-11R">2270.00</text:p></table:table-cell><table:table-cell table:style-name="TBL-5-3-3"><text:p text:style-name="sty-11R">     0.30</text:p></table:table-cell><table:table-cell table:style-name="TBL-5-3-4"><text:p text:style-name="sty-11R">     0.14</text:p></table:table-cell><table:table-cell table:style-name="TBL-5-3-5"><text:p text:style-name="sty-11R">   0.00</text:p></table:table-cell><table:table-cell table:style-name="TBL-5-3-6"><text:p text:style-name="sty-11R">        0.89</text:p></table:table-cell><table:table-cell table:style-name="TBL-5-3-7"><text:p text:style-name="sty-11R">      0.34</text:p></table:table-cell>
</table:table-row><table:table-row table:style-name="TBL-5-4-"><table:table-cell table:style-name="TBL-5-4-1"><text:p text:style-name="sty-11R">                POLCONVJ</text:p></table:table-cell><table:table-cell table:style-name="TBL-5-4-2"><text:p text:style-name="sty-11R">1821.00</text:p></table:table-cell><table:table-cell table:style-name="TBL-5-4-3"><text:p text:style-name="sty-11R">     0.16</text:p></table:table-cell><table:table-cell table:style-name="TBL-5-4-4"><text:p text:style-name="sty-11R">     0.00</text:p></table:table-cell><table:table-cell table:style-name="TBL-5-4-5"><text:p text:style-name="sty-11R">   0.00</text:p></table:table-cell><table:table-cell table:style-name="TBL-5-4-6"><text:p text:style-name="sty-11R">        0.86</text:p></table:table-cell><table:table-cell table:style-name="TBL-5-4-7"><text:p text:style-name="sty-11R">      0.25</text:p></table:table-cell>
</table:table-row><table:table-row table:style-name="TBL-5-5-"><table:table-cell table:style-name="TBL-5-5-1"><text:p text:style-name="sty-11R">Law...Order..from.ICRG.</text:p></table:table-cell><table:table-cell table:style-name="TBL-5-5-2"><text:p text:style-name="sty-11R">  864.00</text:p></table:table-cell><table:table-cell table:style-name="TBL-5-5-3"><text:p text:style-name="sty-11R">     3.62</text:p></table:table-cell><table:table-cell table:style-name="TBL-5-5-4"><text:p text:style-name="sty-11R">     4.00</text:p></table:table-cell><table:table-cell table:style-name="TBL-5-5-5"><text:p text:style-name="sty-11R">   1.00</text:p></table:table-cell><table:table-cell table:style-name="TBL-5-5-6"><text:p text:style-name="sty-11R">        6.00</text:p></table:table-cell><table:table-cell table:style-name="TBL-5-5-7"><text:p text:style-name="sty-11R">      1.57</text:p></table:table-cell>
</table:table-row><table:table-row table:style-name="TBL-5-6-"><table:table-cell table:style-name="TBL-5-6-1"><text:p text:style-name="sty-11R">                    llaw.order</text:p></table:table-cell><table:table-cell table:style-name="TBL-5-6-2"><text:p text:style-name="sty-11R">  864.00</text:p></table:table-cell><table:table-cell table:style-name="TBL-5-6-3"><text:p text:style-name="sty-11R">     1.17</text:p></table:table-cell><table:table-cell table:style-name="TBL-5-6-4"><text:p text:style-name="sty-11R">     1.39</text:p></table:table-cell><table:table-cell table:style-name="TBL-5-6-5"><text:p text:style-name="sty-11R">   0.00</text:p></table:table-cell><table:table-cell table:style-name="TBL-5-6-6"><text:p text:style-name="sty-11R">        1.79</text:p></table:table-cell><table:table-cell table:style-name="TBL-5-6-7"><text:p text:style-name="sty-11R">      0.53</text:p></table:table-cell>
</table:table-row><table:table-row table:style-name="TBL-5-7-"><table:table-cell table:style-name="TBL-5-7-1"><text:p text:style-name="sty-11R">                          rgdpl</text:p></table:table-cell><table:table-cell table:style-name="TBL-5-7-2"><text:p text:style-name="sty-11R">2147.00</text:p></table:table-cell><table:table-cell table:style-name="TBL-5-7-3"><text:p text:style-name="sty-11R">7346.44</text:p></table:table-cell><table:table-cell table:style-name="TBL-5-7-4"><text:p text:style-name="sty-11R">4102.69</text:p></table:table-cell><table:table-cell table:style-name="TBL-5-7-5"><text:p text:style-name="sty-11R">240.57</text:p></table:table-cell><table:table-cell table:style-name="TBL-5-7-6"><text:p text:style-name="sty-11R">  60412.86</text:p></table:table-cell><table:table-cell table:style-name="TBL-5-7-7"><text:p text:style-name="sty-11R">  8277.19</text:p></table:table-cell>
</table:table-row><table:table-row table:style-name="TBL-5-8-"><table:table-cell table:style-name="TBL-5-8-1"><text:p text:style-name="sty-11R">                              kg</text:p></table:table-cell><table:table-cell table:style-name="TBL-5-8-2"><text:p text:style-name="sty-11R">2147.00</text:p></table:table-cell><table:table-cell table:style-name="TBL-5-8-3"><text:p text:style-name="sty-11R">   11.01</text:p></table:table-cell><table:table-cell table:style-name="TBL-5-8-4"><text:p text:style-name="sty-11R">     8.52</text:p></table:table-cell><table:table-cell table:style-name="TBL-5-8-5"><text:p text:style-name="sty-11R">   2.26</text:p></table:table-cell><table:table-cell table:style-name="TBL-5-8-6"><text:p text:style-name="sty-11R">      49.37</text:p></table:table-cell><table:table-cell table:style-name="TBL-5-8-7"><text:p text:style-name="sty-11R">      7.64</text:p></table:table-cell>
</table:table-row><table:table-row table:style-name="TBL-5-9-"><table:table-cell table:style-name="TBL-5-9-1"><text:p text:style-name="sty-11R">                              ki</text:p></table:table-cell><table:table-cell table:style-name="TBL-5-9-2"><text:p text:style-name="sty-11R">2147.00</text:p></table:table-cell><table:table-cell table:style-name="TBL-5-9-3"><text:p text:style-name="sty-11R">   22.96</text:p></table:table-cell><table:table-cell table:style-name="TBL-5-9-4"><text:p text:style-name="sty-11R">   21.24</text:p></table:table-cell><table:table-cell table:style-name="TBL-5-9-5"><text:p text:style-name="sty-11R">   0.73</text:p></table:table-cell><table:table-cell table:style-name="TBL-5-9-6"><text:p text:style-name="sty-11R">      80.39</text:p></table:table-cell><table:table-cell table:style-name="TBL-5-9-7"><text:p text:style-name="sty-11R">     10.74</text:p></table:table-cell>
</table:table-row><table:table-row table:style-name="TBL-5-10-"><table:table-cell table:style-name="TBL-5-10-1"><text:p text:style-name="sty-11R">                         inigdp</text:p></table:table-cell><table:table-cell table:style-name="TBL-5-10-2"><text:p text:style-name="sty-11R">2311.00</text:p></table:table-cell><table:table-cell table:style-name="TBL-5-10-3"><text:p text:style-name="sty-11R">4328.19</text:p></table:table-cell><table:table-cell table:style-name="TBL-5-10-4"><text:p text:style-name="sty-11R">2622.31</text:p></table:table-cell><table:table-cell table:style-name="TBL-5-10-5"><text:p text:style-name="sty-11R">218.89</text:p></table:table-cell><table:table-cell table:style-name="TBL-5-10-6"><text:p text:style-name="sty-11R">  44566.52</text:p></table:table-cell><table:table-cell table:style-name="TBL-5-10-7"><text:p text:style-name="sty-11R">  5847.67</text:p></table:table-cell>
</table:table-row><table:table-row table:style-name="TBL-5-11-"><table:table-cell table:style-name="TBL-5-11-1"><text:p text:style-name="sty-11R">                  gdp.growth</text:p></table:table-cell><table:table-cell table:style-name="TBL-5-11-2"><text:p text:style-name="sty-11R">1962.00</text:p></table:table-cell><table:table-cell table:style-name="TBL-5-11-3"><text:p text:style-name="sty-11R">     1.55</text:p></table:table-cell><table:table-cell table:style-name="TBL-5-11-4"><text:p text:style-name="sty-11R">     2.02</text:p></table:table-cell><table:table-cell table:style-name="TBL-5-11-5"><text:p text:style-name="sty-11R"> -52.07</text:p></table:table-cell><table:table-cell table:style-name="TBL-5-11-6"><text:p text:style-name="sty-11R">     110.84</text:p></table:table-cell><table:table-cell table:style-name="TBL-5-11-7"><text:p text:style-name="sty-11R">      6.54</text:p></table:table-cell>
</table:table-row><table:table-row table:style-name="TBL-5-12-"><table:table-cell table:style-name="TBL-5-12-1"><text:p text:style-name="sty-11R">                 lgdp.growth</text:p></table:table-cell><table:table-cell table:style-name="TBL-5-12-2"><text:p text:style-name="sty-11R">1376.00</text:p></table:table-cell><table:table-cell table:style-name="TBL-5-12-3"><text:p text:style-name="sty-11R">     1.05</text:p></table:table-cell><table:table-cell table:style-name="TBL-5-12-4"><text:p text:style-name="sty-11R">     1.22</text:p></table:table-cell><table:table-cell table:style-name="TBL-5-12-5"><text:p text:style-name="sty-11R">  -4.03</text:p></table:table-cell><table:table-cell table:style-name="TBL-5-12-6"><text:p text:style-name="sty-11R">        4.71</text:p></table:table-cell><table:table-cell table:style-name="TBL-5-12-7"><text:p text:style-name="sty-11R">      1.01</text:p></table:table-cell>
</table:table-row><table:table-row table:style-name="TBL-5-13-"><table:table-cell table:style-name="TBL-5-13-1"><text:p text:style-name="sty-11R">                  yr.sch.secF</text:p></table:table-cell><table:table-cell table:style-name="TBL-5-13-2"><text:p text:style-name="sty-11R">  377.00</text:p></table:table-cell><table:table-cell table:style-name="TBL-5-13-3"><text:p text:style-name="sty-11R">     1.40</text:p></table:table-cell><table:table-cell table:style-name="TBL-5-13-4"><text:p text:style-name="sty-11R">     1.10</text:p></table:table-cell><table:table-cell table:style-name="TBL-5-13-5"><text:p text:style-name="sty-11R">   0.01</text:p></table:table-cell><table:table-cell table:style-name="TBL-5-13-6"><text:p text:style-name="sty-11R">        5.36</text:p></table:table-cell><table:table-cell table:style-name="TBL-5-13-7"><text:p text:style-name="sty-11R">      1.19</text:p></table:table-cell>
</table:table-row><table:table-row table:style-name="TBL-5-14-"><table:table-cell table:style-name="TBL-5-14-1"><text:p text:style-name="sty-11R">                  yr.sch.secM</text:p></table:table-cell><table:table-cell table:style-name="TBL-5-14-2"><text:p text:style-name="sty-11R">  377.00</text:p></table:table-cell><table:table-cell table:style-name="TBL-5-14-3"><text:p text:style-name="sty-11R">     1.72</text:p></table:table-cell><table:table-cell table:style-name="TBL-5-14-4"><text:p text:style-name="sty-11R">     1.49</text:p></table:table-cell><table:table-cell table:style-name="TBL-5-14-5"><text:p text:style-name="sty-11R">   0.04</text:p></table:table-cell><table:table-cell table:style-name="TBL-5-14-6"><text:p text:style-name="sty-11R">        5.39</text:p></table:table-cell><table:table-cell table:style-name="TBL-5-14-7"><text:p text:style-name="sty-11R">      1.16</text:p></table:table-cell>
</table:table-row><table:table-row table:style-name="TBL-5-15-"><table:table-cell table:style-name="TBL-5-15-1"><text:p text:style-name="sty-11R">                         lexpec</text:p></table:table-cell><table:table-cell table:style-name="TBL-5-15-2"><text:p text:style-name="sty-11R">2310.00</text:p></table:table-cell><table:table-cell table:style-name="TBL-5-15-3"><text:p text:style-name="sty-11R">   61.75</text:p></table:table-cell><table:table-cell table:style-name="TBL-5-15-4"><text:p text:style-name="sty-11R">   64.43</text:p></table:table-cell><table:table-cell table:style-name="TBL-5-15-5"><text:p text:style-name="sty-11R">  26.82</text:p></table:table-cell><table:table-cell table:style-name="TBL-5-15-6"><text:p text:style-name="sty-11R">      80.57</text:p></table:table-cell><table:table-cell table:style-name="TBL-5-15-7"><text:p text:style-name="sty-11R">     11.24</text:p></table:table-cell>
</table:table-row><table:table-row table:style-name="TBL-5-16-"><table:table-cell table:style-name="TBL-5-16-1"><text:p text:style-name="sty-11R">                        llexpec</text:p></table:table-cell><table:table-cell table:style-name="TBL-5-16-2"><text:p text:style-name="sty-11R">2310.00</text:p></table:table-cell><table:table-cell table:style-name="TBL-5-16-3"><text:p text:style-name="sty-11R">     4.10</text:p></table:table-cell><table:table-cell table:style-name="TBL-5-16-4"><text:p text:style-name="sty-11R">     4.17</text:p></table:table-cell><table:table-cell table:style-name="TBL-5-16-5"><text:p text:style-name="sty-11R">   3.29</text:p></table:table-cell><table:table-cell table:style-name="TBL-5-16-6"><text:p text:style-name="sty-11R">        4.39</text:p></table:table-cell><table:table-cell table:style-name="TBL-5-16-7"><text:p text:style-name="sty-11R">      0.20</text:p></table:table-cell>
</table:table-row><table:table-row table:style-name="TBL-5-17-"><table:table-cell table:style-name="TBL-5-17-1"><text:p text:style-name="sty-11R">                            fert</text:p></table:table-cell><table:table-cell table:style-name="TBL-5-17-2"><text:p text:style-name="sty-11R">2313.00</text:p></table:table-cell><table:table-cell table:style-name="TBL-5-17-3"><text:p text:style-name="sty-11R">     4.51</text:p></table:table-cell><table:table-cell table:style-name="TBL-5-17-4"><text:p text:style-name="sty-11R">     4.51</text:p></table:table-cell><table:table-cell table:style-name="TBL-5-17-5"><text:p text:style-name="sty-11R">   1.17</text:p></table:table-cell><table:table-cell table:style-name="TBL-5-17-6"><text:p text:style-name="sty-11R">        8.29</text:p></table:table-cell><table:table-cell table:style-name="TBL-5-17-7"><text:p text:style-name="sty-11R">      2.02</text:p></table:table-cell>
</table:table-row><table:table-row table:style-name="TBL-5-18-"><table:table-cell table:style-name="TBL-5-18-1"><text:p text:style-name="sty-11R">                           lfert</text:p></table:table-cell><table:table-cell table:style-name="TBL-5-18-2"><text:p text:style-name="sty-11R">2313.00</text:p></table:table-cell><table:table-cell table:style-name="TBL-5-18-3"><text:p text:style-name="sty-11R">     1.38</text:p></table:table-cell><table:table-cell table:style-name="TBL-5-18-4"><text:p text:style-name="sty-11R">     1.51</text:p></table:table-cell><table:table-cell table:style-name="TBL-5-18-5"><text:p text:style-name="sty-11R">   0.16</text:p></table:table-cell><table:table-cell table:style-name="TBL-5-18-6"><text:p text:style-name="sty-11R">        2.12</text:p></table:table-cell><table:table-cell table:style-name="TBL-5-18-7"><text:p text:style-name="sty-11R">      0.52</text:p></table:table-cell>
</table:table-row><table:table-row table:style-name="TBL-5-19-"><table:table-cell table:style-name="TBL-5-19-1"><text:p text:style-name="sty-11R">                           bmp</text:p></table:table-cell><table:table-cell table:style-name="TBL-5-19-2"><text:p text:style-name="sty-11R">1784.00</text:p></table:table-cell><table:table-cell table:style-name="TBL-5-19-3"><text:p text:style-name="sty-11R">  673.22</text:p></table:table-cell><table:table-cell table:style-name="TBL-5-19-4"><text:p text:style-name="sty-11R">     6.00</text:p></table:table-cell><table:table-cell table:style-name="TBL-5-19-5"><text:p text:style-name="sty-11R"> -57.36</text:p></table:table-cell><table:table-cell table:style-name="TBL-5-19-6"><text:p text:style-name="sty-11R">413361.08</text:p></table:table-cell><table:table-cell table:style-name="TBL-5-19-7"><text:p text:style-name="sty-11R">14093.00</text:p></table:table-cell>
</table:table-row><table:table-row table:style-name="TBL-5-20-"><table:table-cell table:style-name="TBL-5-20-1"><text:p text:style-name="sty-11R">                          lbmp</text:p></table:table-cell><table:table-cell table:style-name="TBL-5-20-2"><text:p text:style-name="sty-11R">1703.00</text:p></table:table-cell><table:table-cell table:style-name="TBL-5-20-3"><text:p text:style-name="sty-11R">     -Inf</text:p></table:table-cell><table:table-cell table:style-name="TBL-5-20-4"><text:p text:style-name="sty-11R">     1.99</text:p></table:table-cell><table:table-cell table:style-name="TBL-5-20-5"><text:p text:style-name="sty-11R">    -Inf</text:p></table:table-cell><table:table-cell table:style-name="TBL-5-20-6"><text:p text:style-name="sty-11R">      12.93</text:p></table:table-cell><table:table-cell table:style-name="TBL-5-20-7"><text:p text:style-name="sty-11R">           </text:p></table:table-cell>
</table:table-row><table:table-row table:style-name="TBL-5-21-"><table:table-cell table:style-name="TBL-5-21-1"><text:p text:style-name="sty-11R">                           ToT</text:p></table:table-cell><table:table-cell table:style-name="TBL-5-21-2"><text:p text:style-name="sty-11R">1597.00</text:p></table:table-cell><table:table-cell table:style-name="TBL-5-21-3"><text:p text:style-name="sty-11R">  111.89</text:p></table:table-cell><table:table-cell table:style-name="TBL-5-21-4"><text:p text:style-name="sty-11R">  102.19</text:p></table:table-cell><table:table-cell table:style-name="TBL-5-21-5"><text:p text:style-name="sty-11R">  43.52</text:p></table:table-cell><table:table-cell table:style-name="TBL-5-21-6"><text:p text:style-name="sty-11R">     309.49</text:p></table:table-cell><table:table-cell table:style-name="TBL-5-21-7"><text:p text:style-name="sty-11R">     32.09</text:p></table:table-cell>
</table:table-row><table:table-row table:style-name="TBL-5-22-"><table:table-cell table:style-name="TBL-5-22-1"><text:p text:style-name="sty-11R">                      icrgQoG</text:p></table:table-cell><table:table-cell table:style-name="TBL-5-22-2"><text:p text:style-name="sty-11R">  842.00</text:p></table:table-cell><table:table-cell table:style-name="TBL-5-22-3"><text:p text:style-name="sty-11R">     0.56</text:p></table:table-cell><table:table-cell table:style-name="TBL-5-22-4"><text:p text:style-name="sty-11R">     0.55</text:p></table:table-cell><table:table-cell table:style-name="TBL-5-22-5"><text:p text:style-name="sty-11R">   0.11</text:p></table:table-cell><table:table-cell table:style-name="TBL-5-22-6"><text:p text:style-name="sty-11R">        1.00</text:p></table:table-cell><table:table-cell table:style-name="TBL-5-22-7"><text:p text:style-name="sty-11R">      0.22</text:p></table:table-cell>
</table:table-row><table:table-row table:style-name="TBL-5-23-"><table:table-cell table:style-name="TBL-5-23-1"><text:p text:style-name="sty-11R">                    l.icrgQoG</text:p></table:table-cell><table:table-cell table:style-name="TBL-5-23-2"><text:p text:style-name="sty-11R">  842.00</text:p></table:table-cell><table:table-cell table:style-name="TBL-5-23-3"><text:p text:style-name="sty-11R">    -0.67</text:p></table:table-cell><table:table-cell table:style-name="TBL-5-23-4"><text:p text:style-name="sty-11R">    -0.59</text:p></table:table-cell><table:table-cell table:style-name="TBL-5-23-5"><text:p text:style-name="sty-11R">  -2.20</text:p></table:table-cell><table:table-cell table:style-name="TBL-5-23-6"><text:p text:style-name="sty-11R">        0.00</text:p></table:table-cell><table:table-cell table:style-name="TBL-5-23-7"><text:p text:style-name="sty-11R">      0.47</text:p></table:table-cell>
</table:table-row><table:table-row table:style-name="TBL-5-24-"><table:table-cell table:style-name="TBL-5-24-1"><text:p text:style-name="sty-11R">                        democ</text:p></table:table-cell><table:table-cell table:style-name="TBL-5-24-2"><text:p text:style-name="sty-11R">2313.00</text:p></table:table-cell><table:table-cell table:style-name="TBL-5-24-3"><text:p text:style-name="sty-11R">     3.99</text:p></table:table-cell><table:table-cell table:style-name="TBL-5-24-4"><text:p text:style-name="sty-11R">     2.00</text:p></table:table-cell><table:table-cell table:style-name="TBL-5-24-5"><text:p text:style-name="sty-11R">   0.00</text:p></table:table-cell><table:table-cell table:style-name="TBL-5-24-6"><text:p text:style-name="sty-11R">      10.00</text:p></table:table-cell><table:table-cell table:style-name="TBL-5-24-7"><text:p text:style-name="sty-11R">      4.27</text:p></table:table-cell></table:table-row></table:table>
<!--l. 591
--><text:p text:style-name="Text-body"> 
<text:span text:style-name="caption"><text:span text:style-name="caption-title">Table<text:s/>4<text:reference-mark text:name="x1-190014"> </text:reference-mark>: </text:span>Descriptive statistics of the variables used</text:span>
                                                                                    
                                                                                    
   </text:p> 
</text:section>
   <!--end of subsection
--><!--end of section
--><!--start of section
--><text:h text:style-name="Heading-2" text:outline-level="2"><text:span text:style-name="section">5    </text:span><t4htlink href="#QQ2-1-25" name="x1-200005"/>Statistical Model</text:h> 

<!--l. 600
--><text:p text:style-name="Text-body">The first type of estimation that will be used is fixed effects estimation, where the unobserved effects are
removed by averaging the model over time and thus transformed into time-demeaned data (<text:span text:style-name="ecbx-1000">?</text:span>, pp.
481-2).
</text:p> 
<!--l. 604
--><text:p text:style-name="First-line-indent">   With fixed effects we allow the intercept to vary with group, or time, or both, while the other parameters
are generally still assumed to be homogeneous (<text:span text:style-name="ecbx-1000">?</text:span>, p. 42).
</text:p> 
<!--l. 609
--><text:p text:style-name="Text-body">
   </text:p> 
<!--end of section
--><!--start of section
--><text:h text:style-name="Heading-2" text:outline-level="2"><text:span text:style-name="section">6    </text:span><t4htlink href="#QQ2-1-26" name="x1-210006"/>Estimation and Misspecification Testing</text:h> 

<!--l. 612
--><text:p text:style-name="Text-body">
   </text:p> 
<!--start of subsection
--><text:h text:style-name="Heading-3" text:outline-level="3"><text:span text:style-name="subsection">6.1    </text:span><t4htlink href="#QQ2-1-27" name="x1-220006.1"/>Estimation Results</text:h> 

<!--l. 614
--><text:p text:style-name="Text-body">In table 5<!--tex4ht:ref: tab:fe3 
--><text:span text:style-name="reference-ref"><text:reference-ref text:ref-name="x1-220015" text:reference-format="text"> </text:reference-ref></text:span> on page 38<!--tex4ht:ref: tab:fe3 
--><text:span text:style-name="reference-ref"><text:reference-ref text:ref-name="x1-220015" text:reference-format="text"> </text:reference-ref></text:span>, we see the results of fixed effects estimation with individual effects. Here we estimate
the relationship between the measure of political constraints POLCONV allowing for individual-specific,
time-invariant effects. Models (2) through (6) use individual-specific, time-invariant effects to estimate
the different measures of political constraints and institutions. As we can see the only other
significant indicator is the democracy indicator from the PolityIV data set. The law &amp; order
measure and the risk measure from ICRG are only available for few countries, so the number of
observations drops significantly. Most of the coefficients correspond to the findings of Henisz
(2000).
</text:p> 
<!--l. 626
--><text:p text:style-name="First-line-indent">   In table 6<!--tex4ht:ref: tab:fe4 
--><text:span text:style-name="reference-ref"><text:reference-ref text:ref-name="x1-220026" text:reference-format="text"> </text:reference-ref></text:span> on page 41<!--tex4ht:ref: tab:fe4 
--><text:span text:style-name="reference-ref"><text:reference-ref text:ref-name="x1-220026" text:reference-format="text"> </text:reference-ref></text:span>, we allow for both individual and time effects. Going from one to other does not
change the sign of any of the variables, but some of the significance levels change, e.g. terms of trade becomes
significant. Finally, we produce the results using only time effects in table 7<!--tex4ht:ref: tab:fe5 
--><text:span text:style-name="reference-ref"><text:reference-ref text:ref-name="x1-220037" text:reference-format="text"> </text:reference-ref></text:span> on page 44<!--tex4ht:ref: tab:fe5 
--><text:span text:style-name="reference-ref"><text:reference-ref text:ref-name="x1-220037" text:reference-format="text"> </text:reference-ref></text:span> and pooled regression
results in table 8<!--tex4ht:ref: tab:fe6 
--><text:span text:style-name="reference-ref"><text:reference-ref text:ref-name="x1-220048" text:reference-format="text"> </text:reference-ref></text:span> on page 47<!--tex4ht:ref: tab:fe6 
--><text:span text:style-name="reference-ref"><text:reference-ref text:ref-name="x1-220048" text:reference-format="text"> </text:reference-ref></text:span>.
                                                                                    
                                                                                    
</text:p> 
<!--l. 637
--><text:p text:style-name="First-line-indent">   </text:p> 
<text:section text:name="float">
                                                                                    
                                                                                    
 <table:table table:style-name="tabular"><!--table:table-column-group ???="TBL-6-1g"
--><table:table-column table:style-name="TBL-6-1"/><table:table-column table:style-name="TBL-6-2"/><table:table-column table:style-name="TBL-6-3"/><table:table-column table:style-name="TBL-6-4"/><table:table-column table:style-name="TBL-6-5"/><table:table-column table:style-name="TBL-6-6"/><table:table-column table:style-name="TBL-6-7"/><!--/table:table-column-group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1-"><table:table-cell table:style-name="TBL-6-1-1"><text:p text:style-name="sty-11L">                                                                                                                                                 </text:p></table:table-cell><table:table-cell table:style-name="TBL-6-1-2"><text:p text:style-name="sty-11C">                                                                          <text:span text:style-name="ecrm-0900">( 1 )</text:span>                                           </text:p></table:table-cell><table:table-cell table:style-name="TBL-6-1-3"><text:p text:style-name="sty-11C">                                                                          <text:span text:style-name="ecrm-0900">( 2 )</text:span>                                           </text:p></table:table-cell><table:table-cell table:style-name="TBL-6-1-4"><text:p text:style-name="sty-11C">                                                                          <text:span text:style-name="ecrm-0900">( 3 )</text:span>                                           </text:p></table:table-cell><table:table-cell table:style-name="TBL-6-1-5"><text:p text:style-name="sty-11C">                                                                          <text:span text:style-name="ecrm-0900">( 4 )</text:span>                                           </text:p></table:table-cell><table:table-cell table:style-name="TBL-6-1-6"><text:p text:style-name="sty-11C">     <text:span text:style-name="ecrm-0900">( 5 )</text:span>   </text:p></table:table-cell><table:table-cell table:style-name="TBL-6-1-7"><text:p text:style-name="sty-11C">                                  <text:span text:style-name="ecrm-0900">( 6 )</text:span>
</text:p></table:table-cell></table:table-row><table:table-row table:style-name="TBL-6-2-"><table:table-cell table:style-name="TBL-6-2-1"><text:p text:style-name="sty-11L">                                                                                                                                                  </text:p></table:table-cell><table:table-cell table:style-name="TBL-6-2-2"><text:p text:style-name="sty-11C">                                                                     <text:span text:style-name="ecrm-0900">lgdp.growth</text:span>                                         </text:p></table:table-cell><table:table-cell table:style-name="TBL-6-2-3"><text:p text:style-name="sty-11C">                                                                     <text:span text:style-name="ecrm-0900">lgdp.growth</text:span>                                        </text:p></table:table-cell><table:table-cell table:style-name="TBL-6-2-4"><text:p text:style-name="sty-11C">                                                                     <text:span text:style-name="ecrm-0900">lgdp.growth</text:span>                                         </text:p></table:table-cell><table:table-cell table:style-name="TBL-6-2-5"><text:p text:style-name="sty-11C">                                                                     <text:span text:style-name="ecrm-0900">lgdp.growth</text:span>                                         </text:p></table:table-cell><table:table-cell table:style-name="TBL-6-2-6"><text:p text:style-name="sty-11C"><text:span text:style-name="ecrm-0900">lgdp.growth</text:span></text:p></table:table-cell><table:table-cell table:style-name="TBL-6-2-7"><text:p text:style-name="sty-11C">                             <text:span text:style-name="ecrm-0900">lgdp.growth</text:span>
</text:p></table:table-cell></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3-"><table:table-cell table:style-name="TBL-6-3-1"><text:p text:style-name="sty-11L"><text:span text:style-name="ecrm-0900">yr.sch.secF                                                                                                                                    </text:span></text:p></table:table-cell><table:table-cell table:style-name="TBL-6-3-2"><text:p text:style-name="sty-11C">                                                                         <text:span text:style-name="ecrm-0900">-1.411                                                                         </text:span></text:p></table:table-cell><table:table-cell table:style-name="TBL-6-3-3"><text:p text:style-name="sty-11C">                                                                         <text:span text:style-name="ecrm-0900">-1.62                                                                         </text:span></text:p></table:table-cell><table:table-cell table:style-name="TBL-6-3-4"><text:p text:style-name="sty-11C"><text:span text:style-name="ecrm-0900">-1.847</text:span><!--l. 644
--><draw:frame draw:name="mobj-16" draw:style-name="mml-inline" draw:z-index="0" text:anchor-type="as-char"><draw:object xlink:actuate="onLoad" xlink:href="./Master_thesis_main_doc-m16" xlink:show="embed" xlink:type="simple"/></draw:frame> </text:p></table:table-cell><table:table-cell table:style-name="TBL-6-3-5"><text:p text:style-name="sty-11C">                                                                         <text:span text:style-name="ecrm-0900">-1.314                                                                         </text:span></text:p></table:table-cell><table:table-cell table:style-name="TBL-6-3-6"><text:p text:style-name="sty-11C">    <text:span text:style-name="ecrm-0900">-2.528    </text:span></text:p></table:table-cell><table:table-cell table:style-name="TBL-6-3-7"><text:p text:style-name="sty-11C">                                 <text:span text:style-name="ecrm-0900">-5.843                                 </text:span></text:p></table:table-cell>
</table:table-row><table:table-row table:style-name="TBL-6-4-"><table:table-cell table:style-name="TBL-6-4-1"><text:p text:style-name="sty-11L">                                                                                                                                                  </text:p></table:table-cell><table:table-cell table:style-name="TBL-6-4-2"><text:p text:style-name="sty-11C">                                                                         <text:span text:style-name="ecrm-0900">(0.97)                                                                         </text:span></text:p></table:table-cell><table:table-cell table:style-name="TBL-6-4-3"><text:p text:style-name="sty-11C">                                                                        <text:span text:style-name="ecrm-0900">(0.991)                                                                        </text:span></text:p></table:table-cell><table:table-cell table:style-name="TBL-6-4-4"><text:p text:style-name="sty-11C">                                                                        <text:span text:style-name="ecrm-0900">(1.077)                                                                        </text:span></text:p></table:table-cell><table:table-cell table:style-name="TBL-6-4-5"><text:p text:style-name="sty-11C">                                                                         <text:span text:style-name="ecrm-0900">(0.99)                                                                         </text:span></text:p></table:table-cell><table:table-cell table:style-name="TBL-6-4-6"><text:p text:style-name="sty-11C">   <text:span text:style-name="ecrm-0900">(8.717)   </text:span></text:p></table:table-cell><table:table-cell table:style-name="TBL-6-4-7"><text:p text:style-name="sty-11C">                                 <text:span text:style-name="ecrm-0900">(8.365)                                 </text:span></text:p></table:table-cell>
</table:table-row><table:table-row table:style-name="TBL-6-5-"><table:table-cell table:style-name="TBL-6-5-1"><text:p text:style-name="sty-11L"><text:span text:style-name="ecrm-0900">yr.sch.secM                                                                                                                                   </text:span></text:p></table:table-cell><table:table-cell table:style-name="TBL-6-5-2"><text:p text:style-name="sty-11C"><text:span text:style-name="ecrm-0900">2.068</text:span><!--l. 646
--><draw:frame draw:name="mobj-17" draw:style-name="mml-inline" draw:z-index="0" text:anchor-type="as-char"><draw:object xlink:actuate="onLoad" xlink:href="./Master_thesis_main_doc-m17" xlink:show="embed" xlink:type="simple"/></draw:frame> </text:p></table:table-cell><table:table-cell table:style-name="TBL-6-5-3"><text:p text:style-name="sty-11C"><text:span text:style-name="ecrm-0900">2.143</text:span><!--l. 646
--><draw:frame draw:name="mobj-18" draw:style-name="mml-inline" draw:z-index="0" text:anchor-type="as-char"><draw:object xlink:actuate="onLoad" xlink:href="./Master_thesis_main_doc-m18" xlink:show="embed" xlink:type="simple"/></draw:frame> </text:p></table:table-cell><table:table-cell table:style-name="TBL-6-5-4"><text:p text:style-name="sty-11C"><text:span text:style-name="ecrm-0900">2.424</text:span><!--l. 646
--><draw:frame draw:name="mobj-19" draw:style-name="mml-inline" draw:z-index="0" text:anchor-type="as-char"><draw:object xlink:actuate="onLoad" xlink:href="./Master_thesis_main_doc-m19" xlink:show="embed" xlink:type="simple"/></draw:frame> </text:p></table:table-cell><table:table-cell table:style-name="TBL-6-5-5"><text:p text:style-name="sty-11C"><text:span text:style-name="ecrm-0900">1.935</text:span><!--l. 646
--><draw:frame draw:name="mobj-20" draw:style-name="mml-inline" draw:z-index="0" text:anchor-type="as-char"><draw:object xlink:actuate="onLoad" xlink:href="./Master_thesis_main_doc-m20" xlink:show="embed" xlink:type="simple"/></draw:frame> </text:p></table:table-cell><table:table-cell table:style-name="TBL-6-5-6"><text:p text:style-name="sty-11C">     <text:span text:style-name="ecrm-0900">2.18     </text:span></text:p></table:table-cell><table:table-cell table:style-name="TBL-6-5-7"><text:p text:style-name="sty-11C">                                  <text:span text:style-name="ecrm-0900">4.481                                  </text:span></text:p></table:table-cell>
</table:table-row><table:table-row table:style-name="TBL-6-6-"><table:table-cell table:style-name="TBL-6-6-1"><text:p text:style-name="sty-11L">                                                                                                                                                  </text:p></table:table-cell><table:table-cell table:style-name="TBL-6-6-2"><text:p text:style-name="sty-11C">                                                                        <text:span text:style-name="ecrm-0900">(0.843)                                                                        </text:span></text:p></table:table-cell><table:table-cell table:style-name="TBL-6-6-3"><text:p text:style-name="sty-11C">                                                                        <text:span text:style-name="ecrm-0900">(0.869)                                                                        </text:span></text:p></table:table-cell><table:table-cell table:style-name="TBL-6-6-4"><text:p text:style-name="sty-11C">                                                                        <text:span text:style-name="ecrm-0900">(0.894)                                                                        </text:span></text:p></table:table-cell><table:table-cell table:style-name="TBL-6-6-5"><text:p text:style-name="sty-11C">                                                                        <text:span text:style-name="ecrm-0900">(0.861)                                                                        </text:span></text:p></table:table-cell><table:table-cell table:style-name="TBL-6-6-6"><text:p text:style-name="sty-11C">  <text:span text:style-name="ecrm-0900">(10.285)  </text:span></text:p></table:table-cell><table:table-cell table:style-name="TBL-6-6-7"><text:p text:style-name="sty-11C">                                 <text:span text:style-name="ecrm-0900">(9.943)                                 </text:span></text:p></table:table-cell>
</table:table-row><table:table-row table:style-name="TBL-6-7-"><table:table-cell table:style-name="TBL-6-7-1"><text:p text:style-name="sty-11L"><text:span text:style-name="ecrm-0900">lbmp                                                                                                                                           </text:span></text:p></table:table-cell><table:table-cell table:style-name="TBL-6-7-2"><text:p text:style-name="sty-11C">                                                                          <text:span text:style-name="ecrm-0900">0.047                                                                          </text:span></text:p></table:table-cell><table:table-cell table:style-name="TBL-6-7-3"><text:p text:style-name="sty-11C">                                                                          <text:span text:style-name="ecrm-0900">0.03                                                                          </text:span></text:p></table:table-cell><table:table-cell table:style-name="TBL-6-7-4"><text:p text:style-name="sty-11C">                                                                          <text:span text:style-name="ecrm-0900">0.008                                                                          </text:span></text:p></table:table-cell><table:table-cell table:style-name="TBL-6-7-5"><text:p text:style-name="sty-11C">                                                                          <text:span text:style-name="ecrm-0900">0.026                                                                          </text:span></text:p></table:table-cell><table:table-cell table:style-name="TBL-6-7-6"><text:p text:style-name="sty-11C">    <text:span text:style-name="ecrm-0900">-0.344    </text:span></text:p></table:table-cell><table:table-cell table:style-name="TBL-6-7-7"><text:p text:style-name="sty-11C">                                 <text:span text:style-name="ecrm-0900">-0.455                                 </text:span></text:p></table:table-cell>
</table:table-row><table:table-row table:style-name="TBL-6-8-"><table:table-cell table:style-name="TBL-6-8-1"><text:p text:style-name="sty-11L">                                                                                                                                                  </text:p></table:table-cell><table:table-cell table:style-name="TBL-6-8-2"><text:p text:style-name="sty-11C">                                                                        <text:span text:style-name="ecrm-0900">(0.077)                                                                        </text:span></text:p></table:table-cell><table:table-cell table:style-name="TBL-6-8-3"><text:p text:style-name="sty-11C">                                                                        <text:span text:style-name="ecrm-0900">(0.079)                                                                        </text:span></text:p></table:table-cell><table:table-cell table:style-name="TBL-6-8-4"><text:p text:style-name="sty-11C">                                                                         <text:span text:style-name="ecrm-0900">(0.08)                                                                         </text:span></text:p></table:table-cell><table:table-cell table:style-name="TBL-6-8-5"><text:p text:style-name="sty-11C">                                                                        <text:span text:style-name="ecrm-0900">(0.075)                                                                        </text:span></text:p></table:table-cell><table:table-cell table:style-name="TBL-6-8-6"><text:p text:style-name="sty-11C">   <text:span text:style-name="ecrm-0900">(0.205)   </text:span></text:p></table:table-cell><table:table-cell table:style-name="TBL-6-8-7"><text:p text:style-name="sty-11C">                                 <text:span text:style-name="ecrm-0900">(0.262)                                 </text:span></text:p></table:table-cell>
</table:table-row><table:table-row table:style-name="TBL-6-9-"><table:table-cell table:style-name="TBL-6-9-1"><text:p text:style-name="sty-11L"><text:span text:style-name="ecrm-0900">lfert                                                                                                                                             </text:span></text:p></table:table-cell><table:table-cell table:style-name="TBL-6-9-2"><text:p text:style-name="sty-11C">                                                                         <text:span text:style-name="ecrm-0900">-0.124                                                                         </text:span></text:p></table:table-cell><table:table-cell table:style-name="TBL-6-9-3"><text:p text:style-name="sty-11C">                                                                         <text:span text:style-name="ecrm-0900">-0.287                                                                         </text:span></text:p></table:table-cell><table:table-cell table:style-name="TBL-6-9-4"><text:p text:style-name="sty-11C">                                                                         <text:span text:style-name="ecrm-0900">-0.554                                                                         </text:span></text:p></table:table-cell><table:table-cell table:style-name="TBL-6-9-5"><text:p text:style-name="sty-11C">                                                                          <text:span text:style-name="ecrm-0900">-0.38                                                                          </text:span></text:p></table:table-cell><table:table-cell table:style-name="TBL-6-9-6"><text:p text:style-name="sty-11C">    <text:span text:style-name="ecrm-0900">-0.842    </text:span></text:p></table:table-cell><table:table-cell table:style-name="TBL-6-9-7"><text:p text:style-name="sty-11C">                                 <text:span text:style-name="ecrm-0900">-4.821                                 </text:span></text:p></table:table-cell>
</table:table-row><table:table-row table:style-name="TBL-6-10-"><table:table-cell table:style-name="TBL-6-10-1"><text:p text:style-name="sty-11L">                                                                                                                                                  </text:p></table:table-cell><table:table-cell table:style-name="TBL-6-10-2"><text:p text:style-name="sty-11C">                                                                        <text:span text:style-name="ecrm-0900">(1.188)                                                                        </text:span></text:p></table:table-cell><table:table-cell table:style-name="TBL-6-10-3"><text:p text:style-name="sty-11C">                                                                         <text:span text:style-name="ecrm-0900">(1.21)                                                                         </text:span></text:p></table:table-cell><table:table-cell table:style-name="TBL-6-10-4"><text:p text:style-name="sty-11C">                                                                        <text:span text:style-name="ecrm-0900">(1.239)                                                                        </text:span></text:p></table:table-cell><table:table-cell table:style-name="TBL-6-10-5"><text:p text:style-name="sty-11C">                                                                        <text:span text:style-name="ecrm-0900">(1.152)                                                                        </text:span></text:p></table:table-cell><table:table-cell table:style-name="TBL-6-10-6"><text:p text:style-name="sty-11C">   <text:span text:style-name="ecrm-0900">(9.192)   </text:span></text:p></table:table-cell><table:table-cell table:style-name="TBL-6-10-7"><text:p text:style-name="sty-11C">                                <text:span text:style-name="ecrm-0900">(10.288)                                </text:span></text:p></table:table-cell>
</table:table-row><table:table-row table:style-name="TBL-6-11-"><table:table-cell table:style-name="TBL-6-11-1"><text:p text:style-name="sty-11L"><text:span text:style-name="ecrm-0900">kg                                                                                                                                               </text:span></text:p></table:table-cell><table:table-cell table:style-name="TBL-6-11-2"><text:p text:style-name="sty-11C">                                                                         <text:span text:style-name="ecrm-0900">-0.016                                                                         </text:span></text:p></table:table-cell><table:table-cell table:style-name="TBL-6-11-3"><text:p text:style-name="sty-11C">                                                                         <text:span text:style-name="ecrm-0900">-0.017                                                                         </text:span></text:p></table:table-cell><table:table-cell table:style-name="TBL-6-11-4"><text:p text:style-name="sty-11C">                                                                         <text:span text:style-name="ecrm-0900">-0.013                                                                         </text:span></text:p></table:table-cell><table:table-cell table:style-name="TBL-6-11-5"><text:p text:style-name="sty-11C">                                                                         <text:span text:style-name="ecrm-0900">-0.017                                                                         </text:span></text:p></table:table-cell><table:table-cell table:style-name="TBL-6-11-6"><text:p text:style-name="sty-11C">    <text:span text:style-name="ecrm-0900">0.128    </text:span></text:p></table:table-cell><table:table-cell table:style-name="TBL-6-11-7"><text:p text:style-name="sty-11C">                                 <text:span text:style-name="ecrm-0900">-0.104                                 </text:span></text:p></table:table-cell>
</table:table-row><table:table-row table:style-name="TBL-6-12-"><table:table-cell table:style-name="TBL-6-12-1"><text:p text:style-name="sty-11L">                                                                                                                                                  </text:p></table:table-cell><table:table-cell table:style-name="TBL-6-12-2"><text:p text:style-name="sty-11C">                                                                        <text:span text:style-name="ecrm-0900">(0.054)                                                                        </text:span></text:p></table:table-cell><table:table-cell table:style-name="TBL-6-12-3"><text:p text:style-name="sty-11C">                                                                        <text:span text:style-name="ecrm-0900">(0.055)                                                                        </text:span></text:p></table:table-cell><table:table-cell table:style-name="TBL-6-12-4"><text:p text:style-name="sty-11C">                                                                        <text:span text:style-name="ecrm-0900">(0.056)                                                                        </text:span></text:p></table:table-cell><table:table-cell table:style-name="TBL-6-12-5"><text:p text:style-name="sty-11C">                                                                        <text:span text:style-name="ecrm-0900">(0.054)                                                                        </text:span></text:p></table:table-cell><table:table-cell table:style-name="TBL-6-12-6"><text:p text:style-name="sty-11C">   <text:span text:style-name="ecrm-0900">(0.574)   </text:span></text:p></table:table-cell><table:table-cell table:style-name="TBL-6-12-7"><text:p text:style-name="sty-11C">                                 <text:span text:style-name="ecrm-0900">(0.618)                                 </text:span></text:p></table:table-cell>
</table:table-row><table:table-row table:style-name="TBL-6-13-"><table:table-cell table:style-name="TBL-6-13-1"><text:p text:style-name="sty-11L"><text:span text:style-name="ecrm-0900">ki                                                                                                                                                </text:span></text:p></table:table-cell><table:table-cell table:style-name="TBL-6-13-2"><text:p text:style-name="sty-11C">                                                                          <text:span text:style-name="ecrm-0900">0.009                                                                          </text:span></text:p></table:table-cell><table:table-cell table:style-name="TBL-6-13-3"><text:p text:style-name="sty-11C">                                                                         <text:span text:style-name="ecrm-0900">0.009                                                                         </text:span></text:p></table:table-cell><table:table-cell table:style-name="TBL-6-13-4"><text:p text:style-name="sty-11C">                                                                          <text:span text:style-name="ecrm-0900">0.011                                                                          </text:span></text:p></table:table-cell><table:table-cell table:style-name="TBL-6-13-5"><text:p text:style-name="sty-11C">                                                                          <text:span text:style-name="ecrm-0900">0.004                                                                          </text:span></text:p></table:table-cell><table:table-cell table:style-name="TBL-6-13-6"><text:p text:style-name="sty-11C">    <text:span text:style-name="ecrm-0900">0.159    </text:span></text:p></table:table-cell><table:table-cell table:style-name="TBL-6-13-7"><text:p text:style-name="sty-11C">                                  <text:span text:style-name="ecrm-0900">0.183                                  </text:span></text:p></table:table-cell>
</table:table-row><table:table-row table:style-name="TBL-6-14-"><table:table-cell table:style-name="TBL-6-14-1"><text:p text:style-name="sty-11L">                                                                                                                                                  </text:p></table:table-cell><table:table-cell table:style-name="TBL-6-14-2"><text:p text:style-name="sty-11C">                                                                        <text:span text:style-name="ecrm-0900">(0.021)                                                                        </text:span></text:p></table:table-cell><table:table-cell table:style-name="TBL-6-14-3"><text:p text:style-name="sty-11C">                                                                        <text:span text:style-name="ecrm-0900">(0.022)                                                                        </text:span></text:p></table:table-cell><table:table-cell table:style-name="TBL-6-14-4"><text:p text:style-name="sty-11C">                                                                        <text:span text:style-name="ecrm-0900">(0.023)                                                                        </text:span></text:p></table:table-cell><table:table-cell table:style-name="TBL-6-14-5"><text:p text:style-name="sty-11C">                                                                        <text:span text:style-name="ecrm-0900">(0.022)                                                                        </text:span></text:p></table:table-cell><table:table-cell table:style-name="TBL-6-14-6"><text:p text:style-name="sty-11C">   <text:span text:style-name="ecrm-0900">(0.101)   </text:span></text:p></table:table-cell><table:table-cell table:style-name="TBL-6-14-7"><text:p text:style-name="sty-11C">                                 <text:span text:style-name="ecrm-0900">(0.125)                                 </text:span></text:p></table:table-cell>
</table:table-row><table:table-row table:style-name="TBL-6-15-"><table:table-cell table:style-name="TBL-6-15-1"><text:p text:style-name="sty-11L"><text:span text:style-name="ecrm-0900">llexpec                                                                                                                                         </text:span></text:p></table:table-cell><table:table-cell table:style-name="TBL-6-15-2"><text:p text:style-name="sty-11C"><text:span text:style-name="ecrm-0900">-6.382</text:span><!--l. 656
--><draw:frame draw:name="mobj-21" draw:style-name="mml-inline" draw:z-index="0" text:anchor-type="as-char"><draw:object xlink:actuate="onLoad" xlink:href="./Master_thesis_main_doc-m21" xlink:show="embed" xlink:type="simple"/></draw:frame> </text:p></table:table-cell><table:table-cell table:style-name="TBL-6-15-3"><text:p text:style-name="sty-11C"><text:span text:style-name="ecrm-0900">-6.54</text:span><!--l. 656
--><draw:frame draw:name="mobj-22" draw:style-name="mml-inline" draw:z-index="0" text:anchor-type="as-char"><draw:object xlink:actuate="onLoad" xlink:href="./Master_thesis_main_doc-m22" xlink:show="embed" xlink:type="simple"/></draw:frame> </text:p></table:table-cell><table:table-cell table:style-name="TBL-6-15-4"><text:p text:style-name="sty-11C"><text:span text:style-name="ecrm-0900">-7.874</text:span><!--l. 656
--><draw:frame draw:name="mobj-23" draw:style-name="mml-inline" draw:z-index="0" text:anchor-type="as-char"><draw:object xlink:actuate="onLoad" xlink:href="./Master_thesis_main_doc-m23" xlink:show="embed" xlink:type="simple"/></draw:frame> </text:p></table:table-cell><table:table-cell table:style-name="TBL-6-15-5"><text:p text:style-name="sty-11C"><text:span text:style-name="ecrm-0900">-6.941</text:span><!--l. 656
--><draw:frame draw:name="mobj-24" draw:style-name="mml-inline" draw:z-index="0" text:anchor-type="as-char"><draw:object xlink:actuate="onLoad" xlink:href="./Master_thesis_main_doc-m24" xlink:show="embed" xlink:type="simple"/></draw:frame> </text:p></table:table-cell><table:table-cell table:style-name="TBL-6-15-6"><text:p text:style-name="sty-11C">   <text:span text:style-name="ecrm-0900">-13.822   </text:span></text:p></table:table-cell><table:table-cell table:style-name="TBL-6-15-7"><text:p text:style-name="sty-11C">                                 <text:span text:style-name="ecrm-0900">-20.849                                 </text:span></text:p></table:table-cell>
</table:table-row><table:table-row table:style-name="TBL-6-16-"><table:table-cell table:style-name="TBL-6-16-1"><text:p text:style-name="sty-11L">                                                                                                                                                  </text:p></table:table-cell><table:table-cell table:style-name="TBL-6-16-2"><text:p text:style-name="sty-11C">                                                                        <text:span text:style-name="ecrm-0900">(3.263)                                                                        </text:span></text:p></table:table-cell><table:table-cell table:style-name="TBL-6-16-3"><text:p text:style-name="sty-11C">                                                                        <text:span text:style-name="ecrm-0900">(3.358)                                                                        </text:span></text:p></table:table-cell><table:table-cell table:style-name="TBL-6-16-4"><text:p text:style-name="sty-11C">                                                                        <text:span text:style-name="ecrm-0900">(3.417)                                                                        </text:span></text:p></table:table-cell><table:table-cell table:style-name="TBL-6-16-5"><text:p text:style-name="sty-11C">                                                                        <text:span text:style-name="ecrm-0900">(3.237)                                                                        </text:span></text:p></table:table-cell><table:table-cell table:style-name="TBL-6-16-6"><text:p text:style-name="sty-11C">  <text:span text:style-name="ecrm-0900">(19.534)  </text:span></text:p></table:table-cell><table:table-cell table:style-name="TBL-6-16-7"><text:p text:style-name="sty-11C">                                <text:span text:style-name="ecrm-0900">(22.165)                                </text:span></text:p></table:table-cell>
</table:table-row><table:table-row table:style-name="TBL-6-17-"><table:table-cell table:style-name="TBL-6-17-1"><text:p text:style-name="sty-11L"><text:span text:style-name="ecrm-0900">ToT                                                                                                                                            </text:span></text:p></table:table-cell><table:table-cell table:style-name="TBL-6-17-2"><text:p text:style-name="sty-11C">                                                                         <text:span text:style-name="ecrm-0900">-0.003                                                                         </text:span></text:p></table:table-cell><table:table-cell table:style-name="TBL-6-17-3"><text:p text:style-name="sty-11C">                                                                         <text:span text:style-name="ecrm-0900">-0.004                                                                         </text:span></text:p></table:table-cell><table:table-cell table:style-name="TBL-6-17-4"><text:p text:style-name="sty-11C">                                                                         <text:span text:style-name="ecrm-0900">-0.004                                                                         </text:span></text:p></table:table-cell><table:table-cell table:style-name="TBL-6-17-5"><text:p text:style-name="sty-11C">                                                                         <text:span text:style-name="ecrm-0900">-0.002                                                                         </text:span></text:p></table:table-cell><table:table-cell table:style-name="TBL-6-17-6"><text:p text:style-name="sty-11C">    <text:span text:style-name="ecrm-0900">-0.006    </text:span></text:p></table:table-cell><table:table-cell table:style-name="TBL-6-17-7"><text:p text:style-name="sty-11C">                                 <text:span text:style-name="ecrm-0900">-0.007                                 </text:span></text:p></table:table-cell>
</table:table-row><table:table-row table:style-name="TBL-6-18-"><table:table-cell table:style-name="TBL-6-18-1"><text:p text:style-name="sty-11L">                                                                                                                                                  </text:p></table:table-cell><table:table-cell table:style-name="TBL-6-18-2"><text:p text:style-name="sty-11C">                                                                        <text:span text:style-name="ecrm-0900">(0.005)                                                                        </text:span></text:p></table:table-cell><table:table-cell table:style-name="TBL-6-18-3"><text:p text:style-name="sty-11C">                                                                        <text:span text:style-name="ecrm-0900">(0.005)                                                                        </text:span></text:p></table:table-cell><table:table-cell table:style-name="TBL-6-18-4"><text:p text:style-name="sty-11C">                                                                        <text:span text:style-name="ecrm-0900">(0.005)                                                                        </text:span></text:p></table:table-cell><table:table-cell table:style-name="TBL-6-18-5"><text:p text:style-name="sty-11C">                                                                        <text:span text:style-name="ecrm-0900">(0.005)                                                                        </text:span></text:p></table:table-cell><table:table-cell table:style-name="TBL-6-18-6"><text:p text:style-name="sty-11C">   <text:span text:style-name="ecrm-0900">(0.023)   </text:span></text:p></table:table-cell><table:table-cell table:style-name="TBL-6-18-7"><text:p text:style-name="sty-11C">                                 <text:span text:style-name="ecrm-0900">(0.022)                                 </text:span></text:p></table:table-cell>
</table:table-row><table:table-row table:style-name="TBL-6-19-"><table:table-cell table:style-name="TBL-6-19-1"><text:p text:style-name="sty-11L"><text:span text:style-name="ecrm-0900">POLCONV                                                                                                                                   </text:span></text:p></table:table-cell><table:table-cell table:style-name="TBL-6-19-2"><text:p text:style-name="sty-11C"><text:span text:style-name="ecrm-0900">-1.092</text:span><!--l. 660
--><draw:frame draw:name="mobj-25" draw:style-name="mml-inline" draw:z-index="0" text:anchor-type="as-char"><draw:object xlink:actuate="onLoad" xlink:href="./Master_thesis_main_doc-m25" xlink:show="embed" xlink:type="simple"/></draw:frame> </text:p></table:table-cell><table:table-cell table:style-name="TBL-6-19-3"><text:p text:style-name="sty-11C">                                                                                                                                                         </text:p></table:table-cell><table:table-cell table:style-name="TBL-6-19-4"><text:p text:style-name="sty-11C">                                                                                                                                                          </text:p></table:table-cell><table:table-cell table:style-name="TBL-6-19-5"><text:p text:style-name="sty-11C">                                                                                                                                                          </text:p></table:table-cell><table:table-cell table:style-name="TBL-6-19-6"><text:p text:style-name="sty-11C">                </text:p></table:table-cell><table:table-cell table:style-name="TBL-6-19-7"><text:p text:style-name="sty-11C">                                                                           </text:p></table:table-cell>
</table:table-row><table:table-row table:style-name="TBL-6-20-"><table:table-cell table:style-name="TBL-6-20-1"><text:p text:style-name="sty-11L">                                                                                                                                                  </text:p></table:table-cell><table:table-cell table:style-name="TBL-6-20-2"><text:p text:style-name="sty-11C">                                                                        <text:span text:style-name="ecrm-0900">(0.564)                                                                        </text:span></text:p></table:table-cell><table:table-cell table:style-name="TBL-6-20-3"><text:p text:style-name="sty-11C">                                                                                                                                                         </text:p></table:table-cell><table:table-cell table:style-name="TBL-6-20-4"><text:p text:style-name="sty-11C">                                                                                                                                                          </text:p></table:table-cell><table:table-cell table:style-name="TBL-6-20-5"><text:p text:style-name="sty-11C">                                                                                                                                                          </text:p></table:table-cell><table:table-cell table:style-name="TBL-6-20-6"><text:p text:style-name="sty-11C">                </text:p></table:table-cell><table:table-cell table:style-name="TBL-6-20-7"><text:p text:style-name="sty-11C">                                                                           </text:p></table:table-cell>
</table:table-row><table:table-row table:style-name="TBL-6-21-"><table:table-cell table:style-name="TBL-6-21-1"><text:p text:style-name="sty-11L"><text:span text:style-name="ecrm-0900">POLCONIII                                                                                                                                  </text:span></text:p></table:table-cell><table:table-cell table:style-name="TBL-6-21-2"><text:p text:style-name="sty-11C">                                                                                                                                                          </text:p></table:table-cell><table:table-cell table:style-name="TBL-6-21-3"><text:p text:style-name="sty-11C">                                                                         <text:span text:style-name="ecrm-0900">-0.857                                                                         </text:span></text:p></table:table-cell><table:table-cell table:style-name="TBL-6-21-4"><text:p text:style-name="sty-11C">                                                                                                                                                          </text:p></table:table-cell><table:table-cell table:style-name="TBL-6-21-5"><text:p text:style-name="sty-11C">                                                                                                                                                          </text:p></table:table-cell><table:table-cell table:style-name="TBL-6-21-6"><text:p text:style-name="sty-11C">                </text:p></table:table-cell><table:table-cell table:style-name="TBL-6-21-7"><text:p text:style-name="sty-11C">                                                                           </text:p></table:table-cell>
</table:table-row><table:table-row table:style-name="TBL-6-22-"><table:table-cell table:style-name="TBL-6-22-1"><text:p text:style-name="sty-11L">                                                                                                                                                  </text:p></table:table-cell><table:table-cell table:style-name="TBL-6-22-2"><text:p text:style-name="sty-11C">                                                                                                                                                          </text:p></table:table-cell><table:table-cell table:style-name="TBL-6-22-3"><text:p text:style-name="sty-11C">                                                                        <text:span text:style-name="ecrm-0900">(0.898)                                                                        </text:span></text:p></table:table-cell><table:table-cell table:style-name="TBL-6-22-4"><text:p text:style-name="sty-11C">                                                                                                                                                          </text:p></table:table-cell><table:table-cell table:style-name="TBL-6-22-5"><text:p text:style-name="sty-11C">                                                                                                                                                          </text:p></table:table-cell><table:table-cell table:style-name="TBL-6-22-6"><text:p text:style-name="sty-11C">                </text:p></table:table-cell><table:table-cell table:style-name="TBL-6-22-7"><text:p text:style-name="sty-11C">                                                                           </text:p></table:table-cell>
</table:table-row><table:table-row table:style-name="TBL-6-23-"><table:table-cell table:style-name="TBL-6-23-1"><text:p text:style-name="sty-11L"><text:span text:style-name="ecrm-0900">POLCONVJ                                                                                                                                 </text:span></text:p></table:table-cell><table:table-cell table:style-name="TBL-6-23-2"><text:p text:style-name="sty-11C">                                                                                                                                                          </text:p></table:table-cell><table:table-cell table:style-name="TBL-6-23-3"><text:p text:style-name="sty-11C">                                                                                                                                                         </text:p></table:table-cell><table:table-cell table:style-name="TBL-6-23-4"><text:p text:style-name="sty-11C">                                                                          <text:span text:style-name="ecrm-0900">0.03                                                                          </text:span></text:p></table:table-cell><table:table-cell table:style-name="TBL-6-23-5"><text:p text:style-name="sty-11C">                                                                                                                                                          </text:p></table:table-cell><table:table-cell table:style-name="TBL-6-23-6"><text:p text:style-name="sty-11C">                </text:p></table:table-cell><table:table-cell table:style-name="TBL-6-23-7"><text:p text:style-name="sty-11C">                                                                           </text:p></table:table-cell>
</table:table-row><table:table-row table:style-name="TBL-6-24-"><table:table-cell table:style-name="TBL-6-24-1"><text:p text:style-name="sty-11L">                                                                                                                                                  </text:p></table:table-cell><table:table-cell table:style-name="TBL-6-24-2"><text:p text:style-name="sty-11C">                                                                                                                                                          </text:p></table:table-cell><table:table-cell table:style-name="TBL-6-24-3"><text:p text:style-name="sty-11C">                                                                                                                                                         </text:p></table:table-cell><table:table-cell table:style-name="TBL-6-24-4"><text:p text:style-name="sty-11C">                                                                        <text:span text:style-name="ecrm-0900">(1.026)                                                                        </text:span></text:p></table:table-cell><table:table-cell table:style-name="TBL-6-24-5"><text:p text:style-name="sty-11C">                                                                                                                                                          </text:p></table:table-cell><table:table-cell table:style-name="TBL-6-24-6"><text:p text:style-name="sty-11C">                </text:p></table:table-cell><table:table-cell table:style-name="TBL-6-24-7"><text:p text:style-name="sty-11C">                                                                           </text:p></table:table-cell>
</table:table-row><table:table-row table:style-name="TBL-6-25-"><table:table-cell table:style-name="TBL-6-25-1"><text:p text:style-name="sty-11L"><text:span text:style-name="ecrm-0900">democ                                                                                                                                          </text:span></text:p></table:table-cell><table:table-cell table:style-name="TBL-6-25-2"><text:p text:style-name="sty-11C">                                                                                                                                                          </text:p></table:table-cell><table:table-cell table:style-name="TBL-6-25-3"><text:p text:style-name="sty-11C">                                                                                                                                                         </text:p></table:table-cell><table:table-cell table:style-name="TBL-6-25-4"><text:p text:style-name="sty-11C">                                                                                                                                                          </text:p></table:table-cell><table:table-cell table:style-name="TBL-6-25-5"><text:p text:style-name="sty-11C"><text:span text:style-name="ecrm-0900">-0.084</text:span><!--l. 666
--><draw:frame draw:name="mobj-26" draw:style-name="mml-inline" draw:z-index="0" text:anchor-type="as-char"><draw:object xlink:actuate="onLoad" xlink:href="./Master_thesis_main_doc-m26" xlink:show="embed" xlink:type="simple"/></draw:frame> </text:p></table:table-cell><table:table-cell table:style-name="TBL-6-25-6"><text:p text:style-name="sty-11C">                </text:p></table:table-cell><table:table-cell table:style-name="TBL-6-25-7"><text:p text:style-name="sty-11C">                                                                           </text:p></table:table-cell>
</table:table-row><table:table-row table:style-name="TBL-6-26-"><table:table-cell table:style-name="TBL-6-26-1"><text:p text:style-name="sty-11L">                                                                                                                                                  </text:p></table:table-cell><table:table-cell table:style-name="TBL-6-26-2"><text:p text:style-name="sty-11C">                                                                                                                                                          </text:p></table:table-cell><table:table-cell table:style-name="TBL-6-26-3"><text:p text:style-name="sty-11C">                                                                                                                                                         </text:p></table:table-cell><table:table-cell table:style-name="TBL-6-26-4"><text:p text:style-name="sty-11C">                                                                                                                                                          </text:p></table:table-cell><table:table-cell table:style-name="TBL-6-26-5"><text:p text:style-name="sty-11C">                                                                        <text:span text:style-name="ecrm-0900">(0.045)                                                                        </text:span></text:p></table:table-cell><table:table-cell table:style-name="TBL-6-26-6"><text:p text:style-name="sty-11C">                </text:p></table:table-cell><table:table-cell table:style-name="TBL-6-26-7"><text:p text:style-name="sty-11C">                                                                           </text:p></table:table-cell>
</table:table-row><table:table-row table:style-name="TBL-6-27-"><table:table-cell table:style-name="TBL-6-27-1"><text:p text:style-name="sty-11L"><text:span text:style-name="ecrm-0900">llaw.order                                                                                                                                     </text:span></text:p></table:table-cell><table:table-cell table:style-name="TBL-6-27-2"><text:p text:style-name="sty-11C">                                                                                                                                                          </text:p></table:table-cell><table:table-cell table:style-name="TBL-6-27-3"><text:p text:style-name="sty-11C">                                                                                                                                                         </text:p></table:table-cell><table:table-cell table:style-name="TBL-6-27-4"><text:p text:style-name="sty-11C">                                                                                                                                                          </text:p></table:table-cell><table:table-cell table:style-name="TBL-6-27-5"><text:p text:style-name="sty-11C">                                                                                                                                                          </text:p></table:table-cell><table:table-cell table:style-name="TBL-6-27-6"><text:p text:style-name="sty-11C">    <text:span text:style-name="ecrm-0900">-1.228    </text:span></text:p></table:table-cell><table:table-cell table:style-name="TBL-6-27-7"><text:p text:style-name="sty-11C">                                                                           </text:p></table:table-cell>
</table:table-row><table:table-row table:style-name="TBL-6-28-"><table:table-cell table:style-name="TBL-6-28-1"><text:p text:style-name="sty-11L">                                                                                                                                                  </text:p></table:table-cell><table:table-cell table:style-name="TBL-6-28-2"><text:p text:style-name="sty-11C">                                                                                                                                                          </text:p></table:table-cell><table:table-cell table:style-name="TBL-6-28-3"><text:p text:style-name="sty-11C">                                                                                                                                                         </text:p></table:table-cell><table:table-cell table:style-name="TBL-6-28-4"><text:p text:style-name="sty-11C">                                                                                                                                                          </text:p></table:table-cell><table:table-cell table:style-name="TBL-6-28-5"><text:p text:style-name="sty-11C">                                                                                                                                                          </text:p></table:table-cell><table:table-cell table:style-name="TBL-6-28-6"><text:p text:style-name="sty-11C">   <text:span text:style-name="ecrm-0900">(1.321)   </text:span></text:p></table:table-cell><table:table-cell table:style-name="TBL-6-28-7"><text:p text:style-name="sty-11C">                                                                           </text:p></table:table-cell>
</table:table-row><table:table-row table:style-name="TBL-6-29-"><table:table-cell table:style-name="TBL-6-29-1"><text:p text:style-name="sty-11L"><text:span text:style-name="ecrm-0900">l.icrgQoG                                                                                                                                     </text:span></text:p></table:table-cell><table:table-cell table:style-name="TBL-6-29-2"><text:p text:style-name="sty-11C">                                                                                                                                                          </text:p></table:table-cell><table:table-cell table:style-name="TBL-6-29-3"><text:p text:style-name="sty-11C">                                                                                                                                                         </text:p></table:table-cell><table:table-cell table:style-name="TBL-6-29-4"><text:p text:style-name="sty-11C">                                                                                                                                                          </text:p></table:table-cell><table:table-cell table:style-name="TBL-6-29-5"><text:p text:style-name="sty-11C">                                                                                                                                                          </text:p></table:table-cell><table:table-cell table:style-name="TBL-6-29-6"><text:p text:style-name="sty-11C">                </text:p></table:table-cell><table:table-cell table:style-name="TBL-6-29-7"><text:p text:style-name="sty-11C">                                 <text:span text:style-name="ecrm-0900">-1.974                                 </text:span></text:p></table:table-cell>
</table:table-row><table:table-row table:style-name="TBL-6-30-"><table:table-cell table:style-name="TBL-6-30-1"><text:p text:style-name="sty-11L">                                                                                                                                                  </text:p></table:table-cell><table:table-cell table:style-name="TBL-6-30-2"><text:p text:style-name="sty-11C">                                                                                                                                                          </text:p></table:table-cell><table:table-cell table:style-name="TBL-6-30-3"><text:p text:style-name="sty-11C">                                                                                                                                                         </text:p></table:table-cell><table:table-cell table:style-name="TBL-6-30-4"><text:p text:style-name="sty-11C">                                                                                                                                                          </text:p></table:table-cell><table:table-cell table:style-name="TBL-6-30-5"><text:p text:style-name="sty-11C">                                                                                                                                                          </text:p></table:table-cell><table:table-cell table:style-name="TBL-6-30-6"><text:p text:style-name="sty-11C">                </text:p></table:table-cell><table:table-cell table:style-name="TBL-6-30-7"><text:p text:style-name="sty-11C">                                 <text:span text:style-name="ecrm-0900">(2.019)                                 </text:span></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31-"><table:table-cell table:style-name="TBL-6-31-1"><text:p text:style-name="sty-11L"><!--l. 673
--><draw:frame draw:name="mobj-27" draw:style-name="mml-inline" draw:z-index="0" text:anchor-type="as-char"><draw:object xlink:actuate="onLoad" xlink:href="./Master_thesis_main_doc-m27" xlink:show="embed" xlink:type="simple"/></draw:frame> </text:p></table:table-cell><table:table-cell table:style-name="TBL-6-31-2"><text:p text:style-name="sty-11C">                                                                          <text:span text:style-name="ecrm-0900">0.182                                                                          </text:span></text:p></table:table-cell><table:table-cell table:style-name="TBL-6-31-3"><text:p text:style-name="sty-11C">                                                                         <text:span text:style-name="ecrm-0900">0.149                                                                         </text:span></text:p></table:table-cell><table:table-cell table:style-name="TBL-6-31-4"><text:p text:style-name="sty-11C">                                                                          <text:span text:style-name="ecrm-0900">0.15                                                                          </text:span></text:p></table:table-cell><table:table-cell table:style-name="TBL-6-31-5"><text:p text:style-name="sty-11C">                                                                          <text:span text:style-name="ecrm-0900">0.179                                                                          </text:span></text:p></table:table-cell><table:table-cell table:style-name="TBL-6-31-6"><text:p text:style-name="sty-11C">    <text:span text:style-name="ecrm-0900">0.843    </text:span></text:p></table:table-cell><table:table-cell table:style-name="TBL-6-31-7"><text:p text:style-name="sty-11C">                                  <text:span text:style-name="ecrm-0900">0.893                                  </text:span></text:p></table:table-cell>
</table:table-row><table:table-row table:style-name="TBL-6-32-"><table:table-cell table:style-name="TBL-6-32-1"><text:p text:style-name="sty-11L"><!--l. 674
--><draw:frame draw:name="mobj-28" draw:style-name="mml-inline" draw:z-index="0" text:anchor-type="as-char"><draw:object xlink:actuate="onLoad" xlink:href="./Master_thesis_main_doc-m28" xlink:show="embed" xlink:type="simple"/></draw:frame> </text:p></table:table-cell><table:table-cell table:style-name="TBL-6-32-2"><text:p text:style-name="sty-11C">                                                                          <text:span text:style-name="ecrm-0900">0.113                                                                          </text:span></text:p></table:table-cell><table:table-cell table:style-name="TBL-6-32-3"><text:p text:style-name="sty-11C">                                                                         <text:span text:style-name="ecrm-0900">0.092                                                                         </text:span></text:p></table:table-cell><table:table-cell table:style-name="TBL-6-32-4"><text:p text:style-name="sty-11C">                                                                          <text:span text:style-name="ecrm-0900">0.093                                                                          </text:span></text:p></table:table-cell><table:table-cell table:style-name="TBL-6-32-5"><text:p text:style-name="sty-11C">                                                                          <text:span text:style-name="ecrm-0900">0.112                                                                          </text:span></text:p></table:table-cell><table:table-cell table:style-name="TBL-6-32-6"><text:p text:style-name="sty-11C">    <text:span text:style-name="ecrm-0900">0.067    </text:span></text:p></table:table-cell><table:table-cell table:style-name="TBL-6-32-7"><text:p text:style-name="sty-11C">                                   <text:span text:style-name="ecrm-0900">0.05                                   </text:span></text:p></table:table-cell>
</table:table-row><table:table-row table:style-name="TBL-6-33-"><table:table-cell table:style-name="TBL-6-33-1"><text:p text:style-name="sty-11L"><!--l. 675
--><draw:frame draw:name="mobj-29" draw:style-name="mml-inline" draw:z-index="0" text:anchor-type="as-char"><draw:object xlink:actuate="onLoad" xlink:href="./Master_thesis_main_doc-m29" xlink:show="embed" xlink:type="simple"/></draw:frame> </text:p></table:table-cell><table:table-cell table:style-name="TBL-6-33-2"><text:p text:style-name="sty-11C">                                                                           <text:span text:style-name="ecrm-0900">110</text:span>                                            </text:p></table:table-cell><table:table-cell table:style-name="TBL-6-33-3"><text:p text:style-name="sty-11C">                                                                          <text:span text:style-name="ecrm-0900">110</text:span>                                            </text:p></table:table-cell><table:table-cell table:style-name="TBL-6-33-4"><text:p text:style-name="sty-11C">                                                                           <text:span text:style-name="ecrm-0900">104</text:span>                                            </text:p></table:table-cell><table:table-cell table:style-name="TBL-6-33-5"><text:p text:style-name="sty-11C">                                                                           <text:span text:style-name="ecrm-0900">111</text:span>                                            </text:p></table:table-cell><table:table-cell table:style-name="TBL-6-33-6"><text:p text:style-name="sty-11C">      <text:span text:style-name="ecrm-0900">38</text:span>    </text:p></table:table-cell><table:table-cell table:style-name="TBL-6-33-7"><text:p text:style-name="sty-11C">                                    <text:span text:style-name="ecrm-0900">36</text:span>
</text:p></table:table-cell></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34-"><table:table-cell table:number-columns-spanned="3" table:style-name="TBL-6-34-1"><text:p text:style-name="sty-11L"/></table:table-cell><text:span text:style-name="ecrm-0800">Standard errors in parentheses</text:span>
</table:table-row><table:table-row table:style-name="TBL-6-35-"><table:table-cell table:number-columns-spanned="3" table:style-name="TBL-6-35-1"><text:p text:style-name="sty-11L"/></table:table-cell><!--l. 678
--><draw:frame draw:name="mobj-30" draw:style-name="mml-inline" draw:z-index="0" text:anchor-type="as-char"><draw:object xlink:actuate="onLoad" xlink:href="./Master_thesis_main_doc-m30" xlink:show="embed" xlink:type="simple"/></draw:frame>  <text:span text:style-name="ecrm-0800">(p </text:span><!--l. 678
--><draw:frame draw:name="mobj-31" draw:style-name="mml-inline" draw:z-index="0" text:anchor-type="as-char"><draw:object xlink:actuate="onLoad" xlink:href="./Master_thesis_main_doc-m31" xlink:show="embed" xlink:type="simple"/></draw:frame>  <text:span text:style-name="ecrm-0800">0.1), </text:span><!--l. 678
--><draw:frame draw:name="mobj-32" draw:style-name="mml-inline" draw:z-index="0" text:anchor-type="as-char"><draw:object xlink:actuate="onLoad" xlink:href="./Master_thesis_main_doc-m32" xlink:show="embed" xlink:type="simple"/></draw:frame>  <text:span text:style-name="ecrm-0800">(p </text:span><!--l. 678
--><draw:frame draw:name="mobj-33" draw:style-name="mml-inline" draw:z-index="0" text:anchor-type="as-char"><draw:object xlink:actuate="onLoad" xlink:href="./Master_thesis_main_doc-m33" xlink:show="embed" xlink:type="simple"/></draw:frame>  <text:span text:style-name="ecrm-0800">0.05), </text:span><!--l. 678
--><draw:frame draw:name="mobj-34" draw:style-name="mml-inline" draw:z-index="0" text:anchor-type="as-char"><draw:object xlink:actuate="onLoad" xlink:href="./Master_thesis_main_doc-m34" xlink:show="embed" xlink:type="simple"/></draw:frame>  <text:span text:style-name="ecrm-0800">(p </text:span><!--l. 678
--><draw:frame draw:name="mobj-35" draw:style-name="mml-inline" draw:z-index="0" text:anchor-type="as-char"><draw:object xlink:actuate="onLoad" xlink:href="./Master_thesis_main_doc-m35" xlink:show="embed" xlink:type="simple"/></draw:frame>  <text:span text:style-name="ecrm-0800">0.01)</text:span></table:table-row></table:table>
<!--l. 680
--><text:p text:style-name="Text-body"> 
<text:span text:style-name="caption"><text:span text:style-name="caption-title">Table<text:s/>5<text:reference-mark text:name="x1-220015"> </text:reference-mark>: </text:span>Estimation results from fixed effects estimation (individual effects)</text:span>
                                                                                    
                                                                                    
   </text:p> 
</text:section>
                                                                                    
                                                                                    
<!--l. 684
--><text:p text:style-name="First-line-indent">   </text:p> 
<text:section text:name="float">
                                                                                    
                                                                                    
 <table:table table:style-name="tabular"><!--table:table-column-group ???="TBL-7-1g"
--><table:table-column table:style-name="TBL-7-1"/><table:table-column table:style-name="TBL-7-2"/><table:table-column table:style-name="TBL-7-3"/><table:table-column table:style-name="TBL-7-4"/><table:table-column table:style-name="TBL-7-5"/><table:table-column table:style-name="TBL-7-6"/><table:table-column table:style-name="TBL-7-7"/><!--/table:table-column-group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7-1-"><table:table-cell table:style-name="TBL-7-1-1"><text:p text:style-name="sty-11L">                                                                                                                                                 </text:p></table:table-cell><table:table-cell table:style-name="TBL-7-1-2"><text:p text:style-name="sty-11C">                                                                          <text:span text:style-name="ecrm-0900">( 1 )</text:span>                                           </text:p></table:table-cell><table:table-cell table:style-name="TBL-7-1-3"><text:p text:style-name="sty-11C">                                                                          <text:span text:style-name="ecrm-0900">( 2 )</text:span>                                           </text:p></table:table-cell><table:table-cell table:style-name="TBL-7-1-4"><text:p text:style-name="sty-11C">                                                                          <text:span text:style-name="ecrm-0900">( 3 )</text:span>                                           </text:p></table:table-cell><table:table-cell table:style-name="TBL-7-1-5"><text:p text:style-name="sty-11C">                                                                          <text:span text:style-name="ecrm-0900">( 4 )</text:span>                                           </text:p></table:table-cell><table:table-cell table:style-name="TBL-7-1-6"><text:p text:style-name="sty-11C">                                                                          <text:span text:style-name="ecrm-0900">( 5 )</text:span>                                           </text:p></table:table-cell><table:table-cell table:style-name="TBL-7-1-7"><text:p text:style-name="sty-11C">     <text:span text:style-name="ecrm-0900">( 6 )</text:span>
</text:p></table:table-cell></table:table-row><table:table-row table:style-name="TBL-7-2-"><table:table-cell table:style-name="TBL-7-2-1"><text:p text:style-name="sty-11L">                                                                                                                                                  </text:p></table:table-cell><table:table-cell table:style-name="TBL-7-2-2"><text:p text:style-name="sty-11C">                                                                     <text:span text:style-name="ecrm-0900">lgdp.growth</text:span>                                         </text:p></table:table-cell><table:table-cell table:style-name="TBL-7-2-3"><text:p text:style-name="sty-11C">                                                                     <text:span text:style-name="ecrm-0900">lgdp.growth</text:span>                                        </text:p></table:table-cell><table:table-cell table:style-name="TBL-7-2-4"><text:p text:style-name="sty-11C">                                                                     <text:span text:style-name="ecrm-0900">lgdp.growth</text:span>                                        </text:p></table:table-cell><table:table-cell table:style-name="TBL-7-2-5"><text:p text:style-name="sty-11C">                                                                     <text:span text:style-name="ecrm-0900">lgdp.growth</text:span>                                        </text:p></table:table-cell><table:table-cell table:style-name="TBL-7-2-6"><text:p text:style-name="sty-11C">                                                                     <text:span text:style-name="ecrm-0900">lgdp.growth</text:span>                                        </text:p></table:table-cell><table:table-cell table:style-name="TBL-7-2-7"><text:p text:style-name="sty-11C"><text:span text:style-name="ecrm-0900">lgdp.growth</text:span>
</text:p></table:table-cell></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7-3-"><table:table-cell table:style-name="TBL-7-3-1"><text:p text:style-name="sty-11L"><text:span text:style-name="ecrm-0900">yr.sch.secF                                                                                                                                    </text:span></text:p></table:table-cell><table:table-cell table:style-name="TBL-7-3-2"><text:p text:style-name="sty-11C">                                                                         <text:span text:style-name="ecrm-0900">-0.901                                                                         </text:span></text:p></table:table-cell><table:table-cell table:style-name="TBL-7-3-3"><text:p text:style-name="sty-11C">                                                                         <text:span text:style-name="ecrm-0900">-0.985                                                                         </text:span></text:p></table:table-cell><table:table-cell table:style-name="TBL-7-3-4"><text:p text:style-name="sty-11C">                                                                         <text:span text:style-name="ecrm-0900">-1.19                                                                         </text:span></text:p></table:table-cell><table:table-cell table:style-name="TBL-7-3-5"><text:p text:style-name="sty-11C">                                                                         <text:span text:style-name="ecrm-0900">-0.834                                                                         </text:span></text:p></table:table-cell><table:table-cell table:style-name="TBL-7-3-6"><text:p text:style-name="sty-11C">                                                                         <text:span text:style-name="ecrm-0900">-1.491                                                                         </text:span></text:p></table:table-cell><table:table-cell table:style-name="TBL-7-3-7"><text:p text:style-name="sty-11C">    <text:span text:style-name="ecrm-0900">-2.668    </text:span></text:p></table:table-cell>
</table:table-row><table:table-row table:style-name="TBL-7-4-"><table:table-cell table:style-name="TBL-7-4-1"><text:p text:style-name="sty-11L">                                                                                                                                                  </text:p></table:table-cell><table:table-cell table:style-name="TBL-7-4-2"><text:p text:style-name="sty-11C">                                                                        <text:span text:style-name="ecrm-0900">(0.985)                                                                        </text:span></text:p></table:table-cell><table:table-cell table:style-name="TBL-7-4-3"><text:p text:style-name="sty-11C">                                                                        <text:span text:style-name="ecrm-0900">(0.999)                                                                        </text:span></text:p></table:table-cell><table:table-cell table:style-name="TBL-7-4-4"><text:p text:style-name="sty-11C">                                                                         <text:span text:style-name="ecrm-0900">(1.09)                                                                         </text:span></text:p></table:table-cell><table:table-cell table:style-name="TBL-7-4-5"><text:p text:style-name="sty-11C">                                                                        <text:span text:style-name="ecrm-0900">(1.004)                                                                        </text:span></text:p></table:table-cell><table:table-cell table:style-name="TBL-7-4-6"><text:p text:style-name="sty-11C">                                                                        <text:span text:style-name="ecrm-0900">(5.305)                                                                        </text:span></text:p></table:table-cell><table:table-cell table:style-name="TBL-7-4-7"><text:p text:style-name="sty-11C">   <text:span text:style-name="ecrm-0900">(7.517)   </text:span></text:p></table:table-cell>
</table:table-row><table:table-row table:style-name="TBL-7-5-"><table:table-cell table:style-name="TBL-7-5-1"><text:p text:style-name="sty-11L"><text:span text:style-name="ecrm-0900">yr.sch.secM                                                                                                                                   </text:span></text:p></table:table-cell><table:table-cell table:style-name="TBL-7-5-2"><text:p text:style-name="sty-11C"><text:span text:style-name="ecrm-0900">2.778</text:span><!--l. 693
--><draw:frame draw:name="mobj-36" draw:style-name="mml-inline" draw:z-index="0" text:anchor-type="as-char"><draw:object xlink:actuate="onLoad" xlink:href="./Master_thesis_main_doc-m36" xlink:show="embed" xlink:type="simple"/></draw:frame> </text:p></table:table-cell><table:table-cell table:style-name="TBL-7-5-3"><text:p text:style-name="sty-11C"><text:span text:style-name="ecrm-0900">2.937</text:span><!--l. 693
--><draw:frame draw:name="mobj-37" draw:style-name="mml-inline" draw:z-index="0" text:anchor-type="as-char"><draw:object xlink:actuate="onLoad" xlink:href="./Master_thesis_main_doc-m37" xlink:show="embed" xlink:type="simple"/></draw:frame> </text:p></table:table-cell><table:table-cell table:style-name="TBL-7-5-4"><text:p text:style-name="sty-11C"><text:span text:style-name="ecrm-0900">3.144</text:span><!--l. 693
--><draw:frame draw:name="mobj-38" draw:style-name="mml-inline" draw:z-index="0" text:anchor-type="as-char"><draw:object xlink:actuate="onLoad" xlink:href="./Master_thesis_main_doc-m38" xlink:show="embed" xlink:type="simple"/></draw:frame> </text:p></table:table-cell><table:table-cell table:style-name="TBL-7-5-5"><text:p text:style-name="sty-11C"><text:span text:style-name="ecrm-0900">2.756</text:span><!--l. 693
--><draw:frame draw:name="mobj-39" draw:style-name="mml-inline" draw:z-index="0" text:anchor-type="as-char"><draw:object xlink:actuate="onLoad" xlink:href="./Master_thesis_main_doc-m39" xlink:show="embed" xlink:type="simple"/></draw:frame> </text:p></table:table-cell><table:table-cell table:style-name="TBL-7-5-6"><text:p text:style-name="sty-11C">                                                                         <text:span text:style-name="ecrm-0900">7.106                                                                         </text:span></text:p></table:table-cell><table:table-cell table:style-name="TBL-7-5-7"><text:p text:style-name="sty-11C">    <text:span text:style-name="ecrm-0900">9.473    </text:span></text:p></table:table-cell>
</table:table-row><table:table-row table:style-name="TBL-7-6-"><table:table-cell table:style-name="TBL-7-6-1"><text:p text:style-name="sty-11L">                                                                                                                                                  </text:p></table:table-cell><table:table-cell table:style-name="TBL-7-6-2"><text:p text:style-name="sty-11C">                                                                         <text:span text:style-name="ecrm-0900">(0.89)                                                                         </text:span></text:p></table:table-cell><table:table-cell table:style-name="TBL-7-6-3"><text:p text:style-name="sty-11C">                                                                        <text:span text:style-name="ecrm-0900">(0.905)                                                                        </text:span></text:p></table:table-cell><table:table-cell table:style-name="TBL-7-6-4"><text:p text:style-name="sty-11C">                                                                        <text:span text:style-name="ecrm-0900">(0.928)                                                                        </text:span></text:p></table:table-cell><table:table-cell table:style-name="TBL-7-6-5"><text:p text:style-name="sty-11C">                                                                        <text:span text:style-name="ecrm-0900">(0.913)                                                                        </text:span></text:p></table:table-cell><table:table-cell table:style-name="TBL-7-6-6"><text:p text:style-name="sty-11C">                                                                        <text:span text:style-name="ecrm-0900">(6.548)                                                                        </text:span></text:p></table:table-cell><table:table-cell table:style-name="TBL-7-6-7"><text:p text:style-name="sty-11C">   <text:span text:style-name="ecrm-0900">(9.269)   </text:span></text:p></table:table-cell>
</table:table-row><table:table-row table:style-name="TBL-7-7-"><table:table-cell table:style-name="TBL-7-7-1"><text:p text:style-name="sty-11L"><text:span text:style-name="ecrm-0900">lbmp                                                                                                                                           </text:span></text:p></table:table-cell><table:table-cell table:style-name="TBL-7-7-2"><text:p text:style-name="sty-11C">                                                                          <text:span text:style-name="ecrm-0900">0.033                                                                          </text:span></text:p></table:table-cell><table:table-cell table:style-name="TBL-7-7-3"><text:p text:style-name="sty-11C">                                                                         <text:span text:style-name="ecrm-0900">0.015                                                                         </text:span></text:p></table:table-cell><table:table-cell table:style-name="TBL-7-7-4"><text:p text:style-name="sty-11C">                                                                          <text:span text:style-name="ecrm-0900">0.01                                                                          </text:span></text:p></table:table-cell><table:table-cell table:style-name="TBL-7-7-5"><text:p text:style-name="sty-11C">                                                                         <text:span text:style-name="ecrm-0900">0.016                                                                         </text:span></text:p></table:table-cell><table:table-cell table:style-name="TBL-7-7-6"><text:p text:style-name="sty-11C">                                                                         <text:span text:style-name="ecrm-0900">-0.158                                                                         </text:span></text:p></table:table-cell><table:table-cell table:style-name="TBL-7-7-7"><text:p text:style-name="sty-11C">    <text:span text:style-name="ecrm-0900">-0.106    </text:span></text:p></table:table-cell>
</table:table-row><table:table-row table:style-name="TBL-7-8-"><table:table-cell table:style-name="TBL-7-8-1"><text:p text:style-name="sty-11L">                                                                                                                                                  </text:p></table:table-cell><table:table-cell table:style-name="TBL-7-8-2"><text:p text:style-name="sty-11C">                                                                        <text:span text:style-name="ecrm-0900">(0.081)                                                                        </text:span></text:p></table:table-cell><table:table-cell table:style-name="TBL-7-8-3"><text:p text:style-name="sty-11C">                                                                        <text:span text:style-name="ecrm-0900">(0.081)                                                                        </text:span></text:p></table:table-cell><table:table-cell table:style-name="TBL-7-8-4"><text:p text:style-name="sty-11C">                                                                        <text:span text:style-name="ecrm-0900">(0.082)                                                                        </text:span></text:p></table:table-cell><table:table-cell table:style-name="TBL-7-8-5"><text:p text:style-name="sty-11C">                                                                        <text:span text:style-name="ecrm-0900">(0.078)                                                                        </text:span></text:p></table:table-cell><table:table-cell table:style-name="TBL-7-8-6"><text:p text:style-name="sty-11C">                                                                        <text:span text:style-name="ecrm-0900">(0.145)                                                                        </text:span></text:p></table:table-cell><table:table-cell table:style-name="TBL-7-8-7"><text:p text:style-name="sty-11C">   <text:span text:style-name="ecrm-0900">(0.345)   </text:span></text:p></table:table-cell>
</table:table-row><table:table-row table:style-name="TBL-7-9-"><table:table-cell table:style-name="TBL-7-9-1"><text:p text:style-name="sty-11L"><text:span text:style-name="ecrm-0900">lfert                                                                                                                                             </text:span></text:p></table:table-cell><table:table-cell table:style-name="TBL-7-9-2"><text:p text:style-name="sty-11C">                                                                         <text:span text:style-name="ecrm-0900">-0.899                                                                         </text:span></text:p></table:table-cell><table:table-cell table:style-name="TBL-7-9-3"><text:p text:style-name="sty-11C">                                                                         <text:span text:style-name="ecrm-0900">-1.159                                                                         </text:span></text:p></table:table-cell><table:table-cell table:style-name="TBL-7-9-4"><text:p text:style-name="sty-11C">                                                                         <text:span text:style-name="ecrm-0900">-1.409                                                                         </text:span></text:p></table:table-cell><table:table-cell table:style-name="TBL-7-9-5"><text:p text:style-name="sty-11C">                                                                         <text:span text:style-name="ecrm-0900">-1.104                                                                         </text:span></text:p></table:table-cell><table:table-cell table:style-name="TBL-7-9-6"><text:p text:style-name="sty-11C">                                                                          <text:span text:style-name="ecrm-0900">2.35                                                                          </text:span></text:p></table:table-cell><table:table-cell table:style-name="TBL-7-9-7"><text:p text:style-name="sty-11C">    <text:span text:style-name="ecrm-0900">3.563    </text:span></text:p></table:table-cell>
</table:table-row><table:table-row table:style-name="TBL-7-10-"><table:table-cell table:style-name="TBL-7-10-1"><text:p text:style-name="sty-11L">                                                                                                                                                  </text:p></table:table-cell><table:table-cell table:style-name="TBL-7-10-2"><text:p text:style-name="sty-11C">                                                                        <text:span text:style-name="ecrm-0900">(1.246)                                                                        </text:span></text:p></table:table-cell><table:table-cell table:style-name="TBL-7-10-3"><text:p text:style-name="sty-11C">                                                                        <text:span text:style-name="ecrm-0900">(1.242)                                                                        </text:span></text:p></table:table-cell><table:table-cell table:style-name="TBL-7-10-4"><text:p text:style-name="sty-11C">                                                                        <text:span text:style-name="ecrm-0900">(1.309)                                                                        </text:span></text:p></table:table-cell><table:table-cell table:style-name="TBL-7-10-5"><text:p text:style-name="sty-11C">                                                                        <text:span text:style-name="ecrm-0900">(1.213)                                                                        </text:span></text:p></table:table-cell><table:table-cell table:style-name="TBL-7-10-6"><text:p text:style-name="sty-11C">                                                                        <text:span text:style-name="ecrm-0900">(5.723)                                                                        </text:span></text:p></table:table-cell><table:table-cell table:style-name="TBL-7-10-7"><text:p text:style-name="sty-11C">  <text:span text:style-name="ecrm-0900">(10.808)  </text:span></text:p></table:table-cell>
</table:table-row><table:table-row table:style-name="TBL-7-11-"><table:table-cell table:style-name="TBL-7-11-1"><text:p text:style-name="sty-11L"><text:span text:style-name="ecrm-0900">kg                                                                                                                                               </text:span></text:p></table:table-cell><table:table-cell table:style-name="TBL-7-11-2"><text:p text:style-name="sty-11C">                                                                          <text:span text:style-name="ecrm-0900">0.06                                                                          </text:span></text:p></table:table-cell><table:table-cell table:style-name="TBL-7-11-3"><text:p text:style-name="sty-11C">                                                                         <text:span text:style-name="ecrm-0900">0.067                                                                         </text:span></text:p></table:table-cell><table:table-cell table:style-name="TBL-7-11-4"><text:p text:style-name="sty-11C">                                                                         <text:span text:style-name="ecrm-0900">0.068                                                                         </text:span></text:p></table:table-cell><table:table-cell table:style-name="TBL-7-11-5"><text:p text:style-name="sty-11C">                                                                         <text:span text:style-name="ecrm-0900">0.062                                                                         </text:span></text:p></table:table-cell><table:table-cell table:style-name="TBL-7-11-6"><text:p text:style-name="sty-11C">                                                                         <text:span text:style-name="ecrm-0900">0.837                                                                         </text:span></text:p></table:table-cell><table:table-cell table:style-name="TBL-7-11-7"><text:p text:style-name="sty-11C">    <text:span text:style-name="ecrm-0900">0.961    </text:span></text:p></table:table-cell>
</table:table-row><table:table-row table:style-name="TBL-7-12-"><table:table-cell table:style-name="TBL-7-12-1"><text:p text:style-name="sty-11L">                                                                                                                                                  </text:p></table:table-cell><table:table-cell table:style-name="TBL-7-12-2"><text:p text:style-name="sty-11C">                                                                        <text:span text:style-name="ecrm-0900">(0.061)                                                                        </text:span></text:p></table:table-cell><table:table-cell table:style-name="TBL-7-12-3"><text:p text:style-name="sty-11C">                                                                        <text:span text:style-name="ecrm-0900">(0.061)                                                                        </text:span></text:p></table:table-cell><table:table-cell table:style-name="TBL-7-12-4"><text:p text:style-name="sty-11C">                                                                        <text:span text:style-name="ecrm-0900">(0.063)                                                                        </text:span></text:p></table:table-cell><table:table-cell table:style-name="TBL-7-12-5"><text:p text:style-name="sty-11C">                                                                        <text:span text:style-name="ecrm-0900">(0.061)                                                                        </text:span></text:p></table:table-cell><table:table-cell table:style-name="TBL-7-12-6"><text:p text:style-name="sty-11C">                                                                        <text:span text:style-name="ecrm-0900">(0.451)                                                                        </text:span></text:p></table:table-cell><table:table-cell table:style-name="TBL-7-12-7"><text:p text:style-name="sty-11C">    <text:span text:style-name="ecrm-0900">(0.96)    </text:span></text:p></table:table-cell>
</table:table-row><table:table-row table:style-name="TBL-7-13-"><table:table-cell table:style-name="TBL-7-13-1"><text:p text:style-name="sty-11L"><text:span text:style-name="ecrm-0900">ki                                                                                                                                                </text:span></text:p></table:table-cell><table:table-cell table:style-name="TBL-7-13-2"><text:p text:style-name="sty-11C">                                                                          <text:span text:style-name="ecrm-0900">0.016                                                                          </text:span></text:p></table:table-cell><table:table-cell table:style-name="TBL-7-13-3"><text:p text:style-name="sty-11C">                                                                         <text:span text:style-name="ecrm-0900">0.018                                                                         </text:span></text:p></table:table-cell><table:table-cell table:style-name="TBL-7-13-4"><text:p text:style-name="sty-11C">                                                                         <text:span text:style-name="ecrm-0900">0.018                                                                         </text:span></text:p></table:table-cell><table:table-cell table:style-name="TBL-7-13-5"><text:p text:style-name="sty-11C">                                                                         <text:span text:style-name="ecrm-0900">0.013                                                                         </text:span></text:p></table:table-cell><table:table-cell table:style-name="TBL-7-13-6"><text:p text:style-name="sty-11C"><text:span text:style-name="ecrm-0900">0.225</text:span><!--l. 701
--><draw:frame draw:name="mobj-40" draw:style-name="mml-inline" draw:z-index="0" text:anchor-type="as-char"><draw:object xlink:actuate="onLoad" xlink:href="./Master_thesis_main_doc-m40" xlink:show="embed" xlink:type="simple"/></draw:frame> </text:p></table:table-cell><table:table-cell table:style-name="TBL-7-13-7"><text:p text:style-name="sty-11C">    <text:span text:style-name="ecrm-0900">0.214    </text:span></text:p></table:table-cell>
</table:table-row><table:table-row table:style-name="TBL-7-14-"><table:table-cell table:style-name="TBL-7-14-1"><text:p text:style-name="sty-11L">                                                                                                                                                  </text:p></table:table-cell><table:table-cell table:style-name="TBL-7-14-2"><text:p text:style-name="sty-11C">                                                                        <text:span text:style-name="ecrm-0900">(0.023)                                                                        </text:span></text:p></table:table-cell><table:table-cell table:style-name="TBL-7-14-3"><text:p text:style-name="sty-11C">                                                                        <text:span text:style-name="ecrm-0900">(0.023)                                                                        </text:span></text:p></table:table-cell><table:table-cell table:style-name="TBL-7-14-4"><text:p text:style-name="sty-11C">                                                                        <text:span text:style-name="ecrm-0900">(0.024)                                                                        </text:span></text:p></table:table-cell><table:table-cell table:style-name="TBL-7-14-5"><text:p text:style-name="sty-11C">                                                                        <text:span text:style-name="ecrm-0900">(0.023)                                                                        </text:span></text:p></table:table-cell><table:table-cell table:style-name="TBL-7-14-6"><text:p text:style-name="sty-11C">                                                                        <text:span text:style-name="ecrm-0900">(0.067)                                                                        </text:span></text:p></table:table-cell><table:table-cell table:style-name="TBL-7-14-7"><text:p text:style-name="sty-11C">   <text:span text:style-name="ecrm-0900">(0.109)   </text:span></text:p></table:table-cell>
</table:table-row><table:table-row table:style-name="TBL-7-15-"><table:table-cell table:style-name="TBL-7-15-1"><text:p text:style-name="sty-11L"><text:span text:style-name="ecrm-0900">llexpec                                                                                                                                         </text:span></text:p></table:table-cell><table:table-cell table:style-name="TBL-7-15-2"><text:p text:style-name="sty-11C">                                                                         <text:span text:style-name="ecrm-0900">-3.586                                                                         </text:span></text:p></table:table-cell><table:table-cell table:style-name="TBL-7-15-3"><text:p text:style-name="sty-11C">                                                                         <text:span text:style-name="ecrm-0900">-3.602                                                                         </text:span></text:p></table:table-cell><table:table-cell table:style-name="TBL-7-15-4"><text:p text:style-name="sty-11C">                                                                         <text:span text:style-name="ecrm-0900">-4.125                                                                         </text:span></text:p></table:table-cell><table:table-cell table:style-name="TBL-7-15-5"><text:p text:style-name="sty-11C">                                                                         <text:span text:style-name="ecrm-0900">-3.435                                                                         </text:span></text:p></table:table-cell><table:table-cell table:style-name="TBL-7-15-6"><text:p text:style-name="sty-11C">                                                                         <text:span text:style-name="ecrm-0900">3.397                                                                         </text:span></text:p></table:table-cell><table:table-cell table:style-name="TBL-7-15-7"><text:p text:style-name="sty-11C">    <text:span text:style-name="ecrm-0900">1.594    </text:span></text:p></table:table-cell>
</table:table-row><table:table-row table:style-name="TBL-7-16-"><table:table-cell table:style-name="TBL-7-16-1"><text:p text:style-name="sty-11L">                                                                                                                                                  </text:p></table:table-cell><table:table-cell table:style-name="TBL-7-16-2"><text:p text:style-name="sty-11C">                                                                        <text:span text:style-name="ecrm-0900">(3.838)                                                                        </text:span></text:p></table:table-cell><table:table-cell table:style-name="TBL-7-16-3"><text:p text:style-name="sty-11C">                                                                        <text:span text:style-name="ecrm-0900">(3.887)                                                                        </text:span></text:p></table:table-cell><table:table-cell table:style-name="TBL-7-16-4"><text:p text:style-name="sty-11C">                                                                        <text:span text:style-name="ecrm-0900">(4.083)                                                                        </text:span></text:p></table:table-cell><table:table-cell table:style-name="TBL-7-16-5"><text:p text:style-name="sty-11C">                                                                        <text:span text:style-name="ecrm-0900">(3.794)                                                                        </text:span></text:p></table:table-cell><table:table-cell table:style-name="TBL-7-16-6"><text:p text:style-name="sty-11C">                                                                       <text:span text:style-name="ecrm-0900">(13.735)                                                                       </text:span></text:p></table:table-cell><table:table-cell table:style-name="TBL-7-16-7"><text:p text:style-name="sty-11C">   <text:span text:style-name="ecrm-0900">(25.36)   </text:span></text:p></table:table-cell>
</table:table-row><table:table-row table:style-name="TBL-7-17-"><table:table-cell table:style-name="TBL-7-17-1"><text:p text:style-name="sty-11L"><text:span text:style-name="ecrm-0900">ToT                                                                                                                                            </text:span></text:p></table:table-cell><table:table-cell table:style-name="TBL-7-17-2"><text:p text:style-name="sty-11C"><text:span text:style-name="ecrm-0900">-0.009</text:span><!--l. 705
--><draw:frame draw:name="mobj-41" draw:style-name="mml-inline" draw:z-index="0" text:anchor-type="as-char"><draw:object xlink:actuate="onLoad" xlink:href="./Master_thesis_main_doc-m41" xlink:show="embed" xlink:type="simple"/></draw:frame> </text:p></table:table-cell><table:table-cell table:style-name="TBL-7-17-3"><text:p text:style-name="sty-11C"><text:span text:style-name="ecrm-0900">-0.01</text:span><!--l. 705
--><draw:frame draw:name="mobj-42" draw:style-name="mml-inline" draw:z-index="0" text:anchor-type="as-char"><draw:object xlink:actuate="onLoad" xlink:href="./Master_thesis_main_doc-m42" xlink:show="embed" xlink:type="simple"/></draw:frame> </text:p></table:table-cell><table:table-cell table:style-name="TBL-7-17-4"><text:p text:style-name="sty-11C"><text:span text:style-name="ecrm-0900">-0.01</text:span><!--l. 705
--><draw:frame draw:name="mobj-43" draw:style-name="mml-inline" draw:z-index="0" text:anchor-type="as-char"><draw:object xlink:actuate="onLoad" xlink:href="./Master_thesis_main_doc-m43" xlink:show="embed" xlink:type="simple"/></draw:frame> </text:p></table:table-cell><table:table-cell table:style-name="TBL-7-17-5"><text:p text:style-name="sty-11C">                                                                         <text:span text:style-name="ecrm-0900">-0.008                                                                         </text:span></text:p></table:table-cell><table:table-cell table:style-name="TBL-7-17-6"><text:p text:style-name="sty-11C">                                                                         <text:span text:style-name="ecrm-0900">-0.027                                                                         </text:span></text:p></table:table-cell><table:table-cell table:style-name="TBL-7-17-7"><text:p text:style-name="sty-11C">    <text:span text:style-name="ecrm-0900">-0.032    </text:span></text:p></table:table-cell>
</table:table-row><table:table-row table:style-name="TBL-7-18-"><table:table-cell table:style-name="TBL-7-18-1"><text:p text:style-name="sty-11L">                                                                                                                                                  </text:p></table:table-cell><table:table-cell table:style-name="TBL-7-18-2"><text:p text:style-name="sty-11C">                                                                        <text:span text:style-name="ecrm-0900">(0.005)                                                                        </text:span></text:p></table:table-cell><table:table-cell table:style-name="TBL-7-18-3"><text:p text:style-name="sty-11C">                                                                        <text:span text:style-name="ecrm-0900">(0.005)                                                                        </text:span></text:p></table:table-cell><table:table-cell table:style-name="TBL-7-18-4"><text:p text:style-name="sty-11C">                                                                        <text:span text:style-name="ecrm-0900">(0.005)                                                                        </text:span></text:p></table:table-cell><table:table-cell table:style-name="TBL-7-18-5"><text:p text:style-name="sty-11C">                                                                        <text:span text:style-name="ecrm-0900">(0.005)                                                                        </text:span></text:p></table:table-cell><table:table-cell table:style-name="TBL-7-18-6"><text:p text:style-name="sty-11C">                                                                        <text:span text:style-name="ecrm-0900">(0.016)                                                                        </text:span></text:p></table:table-cell><table:table-cell table:style-name="TBL-7-18-7"><text:p text:style-name="sty-11C">   <text:span text:style-name="ecrm-0900">(0.026)   </text:span></text:p></table:table-cell>
</table:table-row><table:table-row table:style-name="TBL-7-19-"><table:table-cell table:style-name="TBL-7-19-1"><text:p text:style-name="sty-11L"><text:span text:style-name="ecrm-0900">POLCONV                                                                                                                                   </text:span></text:p></table:table-cell><table:table-cell table:style-name="TBL-7-19-2"><text:p text:style-name="sty-11C">                                                                         <text:span text:style-name="ecrm-0900">-0.716                                                                         </text:span></text:p></table:table-cell><table:table-cell table:style-name="TBL-7-19-3"><text:p text:style-name="sty-11C">                                                                                                                                                         </text:p></table:table-cell><table:table-cell table:style-name="TBL-7-19-4"><text:p text:style-name="sty-11C">                                                                                                                                                         </text:p></table:table-cell><table:table-cell table:style-name="TBL-7-19-5"><text:p text:style-name="sty-11C">                                                                                                                                                         </text:p></table:table-cell><table:table-cell table:style-name="TBL-7-19-6"><text:p text:style-name="sty-11C">                                                                                                                                                         </text:p></table:table-cell><table:table-cell table:style-name="TBL-7-19-7"><text:p text:style-name="sty-11C">                </text:p></table:table-cell>
</table:table-row><table:table-row table:style-name="TBL-7-20-"><table:table-cell table:style-name="TBL-7-20-1"><text:p text:style-name="sty-11L">                                                                                                                                                  </text:p></table:table-cell><table:table-cell table:style-name="TBL-7-20-2"><text:p text:style-name="sty-11C">                                                                        <text:span text:style-name="ecrm-0900">(0.606)                                                                        </text:span></text:p></table:table-cell><table:table-cell table:style-name="TBL-7-20-3"><text:p text:style-name="sty-11C">                                                                                                                                                         </text:p></table:table-cell><table:table-cell table:style-name="TBL-7-20-4"><text:p text:style-name="sty-11C">                                                                                                                                                         </text:p></table:table-cell><table:table-cell table:style-name="TBL-7-20-5"><text:p text:style-name="sty-11C">                                                                                                                                                         </text:p></table:table-cell><table:table-cell table:style-name="TBL-7-20-6"><text:p text:style-name="sty-11C">                                                                                                                                                         </text:p></table:table-cell><table:table-cell table:style-name="TBL-7-20-7"><text:p text:style-name="sty-11C">                </text:p></table:table-cell>
</table:table-row><table:table-row table:style-name="TBL-7-21-"><table:table-cell table:style-name="TBL-7-21-1"><text:p text:style-name="sty-11L"><text:span text:style-name="ecrm-0900">POLCONIII                                                                                                                                  </text:span></text:p></table:table-cell><table:table-cell table:style-name="TBL-7-21-2"><text:p text:style-name="sty-11C">                                                                                                                                                          </text:p></table:table-cell><table:table-cell table:style-name="TBL-7-21-3"><text:p text:style-name="sty-11C">                                                                         <text:span text:style-name="ecrm-0900">-0.347                                                                         </text:span></text:p></table:table-cell><table:table-cell table:style-name="TBL-7-21-4"><text:p text:style-name="sty-11C">                                                                                                                                                         </text:p></table:table-cell><table:table-cell table:style-name="TBL-7-21-5"><text:p text:style-name="sty-11C">                                                                                                                                                         </text:p></table:table-cell><table:table-cell table:style-name="TBL-7-21-6"><text:p text:style-name="sty-11C">                                                                                                                                                         </text:p></table:table-cell><table:table-cell table:style-name="TBL-7-21-7"><text:p text:style-name="sty-11C">                </text:p></table:table-cell>
</table:table-row><table:table-row table:style-name="TBL-7-22-"><table:table-cell table:style-name="TBL-7-22-1"><text:p text:style-name="sty-11L">                                                                                                                                                  </text:p></table:table-cell><table:table-cell table:style-name="TBL-7-22-2"><text:p text:style-name="sty-11C">                                                                                                                                                          </text:p></table:table-cell><table:table-cell table:style-name="TBL-7-22-3"><text:p text:style-name="sty-11C">                                                                        <text:span text:style-name="ecrm-0900">(0.912)                                                                        </text:span></text:p></table:table-cell><table:table-cell table:style-name="TBL-7-22-4"><text:p text:style-name="sty-11C">                                                                                                                                                         </text:p></table:table-cell><table:table-cell table:style-name="TBL-7-22-5"><text:p text:style-name="sty-11C">                                                                                                                                                         </text:p></table:table-cell><table:table-cell table:style-name="TBL-7-22-6"><text:p text:style-name="sty-11C">                                                                                                                                                         </text:p></table:table-cell><table:table-cell table:style-name="TBL-7-22-7"><text:p text:style-name="sty-11C">                </text:p></table:table-cell>
</table:table-row><table:table-row table:style-name="TBL-7-23-"><table:table-cell table:style-name="TBL-7-23-1"><text:p text:style-name="sty-11L"><text:span text:style-name="ecrm-0900">POLCONVJ                                                                                                                                 </text:span></text:p></table:table-cell><table:table-cell table:style-name="TBL-7-23-2"><text:p text:style-name="sty-11C">                                                                                                                                                          </text:p></table:table-cell><table:table-cell table:style-name="TBL-7-23-3"><text:p text:style-name="sty-11C">                                                                                                                                                         </text:p></table:table-cell><table:table-cell table:style-name="TBL-7-23-4"><text:p text:style-name="sty-11C">                                                                         <text:span text:style-name="ecrm-0900">0.321                                                                         </text:span></text:p></table:table-cell><table:table-cell table:style-name="TBL-7-23-5"><text:p text:style-name="sty-11C">                                                                                                                                                         </text:p></table:table-cell><table:table-cell table:style-name="TBL-7-23-6"><text:p text:style-name="sty-11C">                                                                                                                                                         </text:p></table:table-cell><table:table-cell table:style-name="TBL-7-23-7"><text:p text:style-name="sty-11C">                </text:p></table:table-cell>
</table:table-row><table:table-row table:style-name="TBL-7-24-"><table:table-cell table:style-name="TBL-7-24-1"><text:p text:style-name="sty-11L">                                                                                                                                                  </text:p></table:table-cell><table:table-cell table:style-name="TBL-7-24-2"><text:p text:style-name="sty-11C">                                                                                                                                                          </text:p></table:table-cell><table:table-cell table:style-name="TBL-7-24-3"><text:p text:style-name="sty-11C">                                                                                                                                                         </text:p></table:table-cell><table:table-cell table:style-name="TBL-7-24-4"><text:p text:style-name="sty-11C">                                                                        <text:span text:style-name="ecrm-0900">(1.076)                                                                        </text:span></text:p></table:table-cell><table:table-cell table:style-name="TBL-7-24-5"><text:p text:style-name="sty-11C">                                                                                                                                                         </text:p></table:table-cell><table:table-cell table:style-name="TBL-7-24-6"><text:p text:style-name="sty-11C">                                                                                                                                                         </text:p></table:table-cell><table:table-cell table:style-name="TBL-7-24-7"><text:p text:style-name="sty-11C">                </text:p></table:table-cell>
</table:table-row><table:table-row table:style-name="TBL-7-25-"><table:table-cell table:style-name="TBL-7-25-1"><text:p text:style-name="sty-11L"><text:span text:style-name="ecrm-0900">democ                                                                                                                                          </text:span></text:p></table:table-cell><table:table-cell table:style-name="TBL-7-25-2"><text:p text:style-name="sty-11C">                                                                                                                                                          </text:p></table:table-cell><table:table-cell table:style-name="TBL-7-25-3"><text:p text:style-name="sty-11C">                                                                                                                                                         </text:p></table:table-cell><table:table-cell table:style-name="TBL-7-25-4"><text:p text:style-name="sty-11C">                                                                                                                                                         </text:p></table:table-cell><table:table-cell table:style-name="TBL-7-25-5"><text:p text:style-name="sty-11C">                                                                         <text:span text:style-name="ecrm-0900">-0.05                                                                         </text:span></text:p></table:table-cell><table:table-cell table:style-name="TBL-7-25-6"><text:p text:style-name="sty-11C">                                                                                                                                                         </text:p></table:table-cell><table:table-cell table:style-name="TBL-7-25-7"><text:p text:style-name="sty-11C">                </text:p></table:table-cell>
</table:table-row><table:table-row table:style-name="TBL-7-26-"><table:table-cell table:style-name="TBL-7-26-1"><text:p text:style-name="sty-11L">                                                                                                                                                  </text:p></table:table-cell><table:table-cell table:style-name="TBL-7-26-2"><text:p text:style-name="sty-11C">                                                                                                                                                          </text:p></table:table-cell><table:table-cell table:style-name="TBL-7-26-3"><text:p text:style-name="sty-11C">                                                                                                                                                         </text:p></table:table-cell><table:table-cell table:style-name="TBL-7-26-4"><text:p text:style-name="sty-11C">                                                                                                                                                         </text:p></table:table-cell><table:table-cell table:style-name="TBL-7-26-5"><text:p text:style-name="sty-11C">                                                                        <text:span text:style-name="ecrm-0900">(0.047)                                                                        </text:span></text:p></table:table-cell><table:table-cell table:style-name="TBL-7-26-6"><text:p text:style-name="sty-11C">                                                                                                                                                         </text:p></table:table-cell><table:table-cell table:style-name="TBL-7-26-7"><text:p text:style-name="sty-11C">                </text:p></table:table-cell>
</table:table-row><table:table-row table:style-name="TBL-7-27-"><table:table-cell table:style-name="TBL-7-27-1"><text:p text:style-name="sty-11L"><text:span text:style-name="ecrm-0900">llaw.order                                                                                                                                     </text:span></text:p></table:table-cell><table:table-cell table:style-name="TBL-7-27-2"><text:p text:style-name="sty-11C">                                                                                                                                                          </text:p></table:table-cell><table:table-cell table:style-name="TBL-7-27-3"><text:p text:style-name="sty-11C">                                                                                                                                                         </text:p></table:table-cell><table:table-cell table:style-name="TBL-7-27-4"><text:p text:style-name="sty-11C">                                                                                                                                                         </text:p></table:table-cell><table:table-cell table:style-name="TBL-7-27-5"><text:p text:style-name="sty-11C">                                                                                                                                                         </text:p></table:table-cell><table:table-cell table:style-name="TBL-7-27-6"><text:p text:style-name="sty-11C">                                                                         <text:span text:style-name="ecrm-0900">-0.167                                                                         </text:span></text:p></table:table-cell><table:table-cell table:style-name="TBL-7-27-7"><text:p text:style-name="sty-11C">                </text:p></table:table-cell>
</table:table-row><table:table-row table:style-name="TBL-7-28-"><table:table-cell table:style-name="TBL-7-28-1"><text:p text:style-name="sty-11L">                                                                                                                                                  </text:p></table:table-cell><table:table-cell table:style-name="TBL-7-28-2"><text:p text:style-name="sty-11C">                                                                                                                                                          </text:p></table:table-cell><table:table-cell table:style-name="TBL-7-28-3"><text:p text:style-name="sty-11C">                                                                                                                                                         </text:p></table:table-cell><table:table-cell table:style-name="TBL-7-28-4"><text:p text:style-name="sty-11C">                                                                                                                                                         </text:p></table:table-cell><table:table-cell table:style-name="TBL-7-28-5"><text:p text:style-name="sty-11C">                                                                                                                                                         </text:p></table:table-cell><table:table-cell table:style-name="TBL-7-28-6"><text:p text:style-name="sty-11C">                                                                        <text:span text:style-name="ecrm-0900">(0.909)                                                                        </text:span></text:p></table:table-cell><table:table-cell table:style-name="TBL-7-28-7"><text:p text:style-name="sty-11C">                </text:p></table:table-cell>
</table:table-row><table:table-row table:style-name="TBL-7-29-"><table:table-cell table:style-name="TBL-7-29-1"><text:p text:style-name="sty-11L"><text:span text:style-name="ecrm-0900">l.icrgQoG                                                                                                                                     </text:span></text:p></table:table-cell><table:table-cell table:style-name="TBL-7-29-2"><text:p text:style-name="sty-11C">                                                                                                                                                          </text:p></table:table-cell><table:table-cell table:style-name="TBL-7-29-3"><text:p text:style-name="sty-11C">                                                                                                                                                         </text:p></table:table-cell><table:table-cell table:style-name="TBL-7-29-4"><text:p text:style-name="sty-11C">                                                                                                                                                         </text:p></table:table-cell><table:table-cell table:style-name="TBL-7-29-5"><text:p text:style-name="sty-11C">                                                                                                                                                         </text:p></table:table-cell><table:table-cell table:style-name="TBL-7-29-6"><text:p text:style-name="sty-11C">                                                                                                                                                         </text:p></table:table-cell><table:table-cell table:style-name="TBL-7-29-7"><text:p text:style-name="sty-11C">    <text:span text:style-name="ecrm-0900">0.334    </text:span></text:p></table:table-cell>
</table:table-row><table:table-row table:style-name="TBL-7-30-"><table:table-cell table:style-name="TBL-7-30-1"><text:p text:style-name="sty-11L">                                                                                                                                                  </text:p></table:table-cell><table:table-cell table:style-name="TBL-7-30-2"><text:p text:style-name="sty-11C">                                                                                                                                                          </text:p></table:table-cell><table:table-cell table:style-name="TBL-7-30-3"><text:p text:style-name="sty-11C">                                                                                                                                                         </text:p></table:table-cell><table:table-cell table:style-name="TBL-7-30-4"><text:p text:style-name="sty-11C">                                                                                                                                                         </text:p></table:table-cell><table:table-cell table:style-name="TBL-7-30-5"><text:p text:style-name="sty-11C">                                                                                                                                                         </text:p></table:table-cell><table:table-cell table:style-name="TBL-7-30-6"><text:p text:style-name="sty-11C">                                                                                                                                                         </text:p></table:table-cell><table:table-cell table:style-name="TBL-7-30-7"><text:p text:style-name="sty-11C">   <text:span text:style-name="ecrm-0900">(2.447)   </text:span></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7-31-"><table:table-cell table:style-name="TBL-7-31-1"><text:p text:style-name="sty-11L"><!--l. 720
--><draw:frame draw:name="mobj-44" draw:style-name="mml-inline" draw:z-index="0" text:anchor-type="as-char"><draw:object xlink:actuate="onLoad" xlink:href="./Master_thesis_main_doc-m44" xlink:show="embed" xlink:type="simple"/></draw:frame> </text:p></table:table-cell><table:table-cell table:style-name="TBL-7-31-2"><text:p text:style-name="sty-11C">                                                                          <text:span text:style-name="ecrm-0900">0.236                                                                          </text:span></text:p></table:table-cell><table:table-cell table:style-name="TBL-7-31-3"><text:p text:style-name="sty-11C">                                                                         <text:span text:style-name="ecrm-0900">0.221                                                                         </text:span></text:p></table:table-cell><table:table-cell table:style-name="TBL-7-31-4"><text:p text:style-name="sty-11C">                                                                         <text:span text:style-name="ecrm-0900">0.224                                                                         </text:span></text:p></table:table-cell><table:table-cell table:style-name="TBL-7-31-5"><text:p text:style-name="sty-11C">                                                                         <text:span text:style-name="ecrm-0900">0.233                                                                         </text:span></text:p></table:table-cell><table:table-cell table:style-name="TBL-7-31-6"><text:p text:style-name="sty-11C">                                                                         <text:span text:style-name="ecrm-0900">0.957                                                                         </text:span></text:p></table:table-cell><table:table-cell table:style-name="TBL-7-31-7"><text:p text:style-name="sty-11C">    <text:span text:style-name="ecrm-0900">0.954    </text:span></text:p></table:table-cell>
</table:table-row><table:table-row table:style-name="TBL-7-32-"><table:table-cell table:style-name="TBL-7-32-1"><text:p text:style-name="sty-11L"><!--l. 721
--><draw:frame draw:name="mobj-45" draw:style-name="mml-inline" draw:z-index="0" text:anchor-type="as-char"><draw:object xlink:actuate="onLoad" xlink:href="./Master_thesis_main_doc-m45" xlink:show="embed" xlink:type="simple"/></draw:frame> </text:p></table:table-cell><table:table-cell table:style-name="TBL-7-32-2"><text:p text:style-name="sty-11C">                                                                          <text:span text:style-name="ecrm-0900">0.135                                                                          </text:span></text:p></table:table-cell><table:table-cell table:style-name="TBL-7-32-3"><text:p text:style-name="sty-11C">                                                                         <text:span text:style-name="ecrm-0900">0.127                                                                         </text:span></text:p></table:table-cell><table:table-cell table:style-name="TBL-7-32-4"><text:p text:style-name="sty-11C">                                                                         <text:span text:style-name="ecrm-0900">0.127                                                                         </text:span></text:p></table:table-cell><table:table-cell table:style-name="TBL-7-32-5"><text:p text:style-name="sty-11C">                                                                         <text:span text:style-name="ecrm-0900">0.135                                                                         </text:span></text:p></table:table-cell><table:table-cell table:style-name="TBL-7-32-6"><text:p text:style-name="sty-11C">                                                                          <text:span text:style-name="ecrm-0900">0.05                                                                          </text:span></text:p></table:table-cell><table:table-cell table:style-name="TBL-7-32-7"><text:p text:style-name="sty-11C">    <text:span text:style-name="ecrm-0900">0.027    </text:span></text:p></table:table-cell>
</table:table-row><table:table-row table:style-name="TBL-7-33-"><table:table-cell table:style-name="TBL-7-33-1"><text:p text:style-name="sty-11L"><!--l. 722
--><draw:frame draw:name="mobj-46" draw:style-name="mml-inline" draw:z-index="0" text:anchor-type="as-char"><draw:object xlink:actuate="onLoad" xlink:href="./Master_thesis_main_doc-m46" xlink:show="embed" xlink:type="simple"/></draw:frame> </text:p></table:table-cell><table:table-cell table:style-name="TBL-7-33-2"><text:p text:style-name="sty-11C">                                                                           <text:span text:style-name="ecrm-0900">110</text:span>                                            </text:p></table:table-cell><table:table-cell table:style-name="TBL-7-33-3"><text:p text:style-name="sty-11C">                                                                          <text:span text:style-name="ecrm-0900">110</text:span>                                            </text:p></table:table-cell><table:table-cell table:style-name="TBL-7-33-4"><text:p text:style-name="sty-11C">                                                                          <text:span text:style-name="ecrm-0900">104</text:span>                                            </text:p></table:table-cell><table:table-cell table:style-name="TBL-7-33-5"><text:p text:style-name="sty-11C">                                                                          <text:span text:style-name="ecrm-0900">111</text:span>                                            </text:p></table:table-cell><table:table-cell table:style-name="TBL-7-33-6"><text:p text:style-name="sty-11C">                                                                           <text:span text:style-name="ecrm-0900">38</text:span>                                            </text:p></table:table-cell><table:table-cell table:style-name="TBL-7-33-7"><text:p text:style-name="sty-11C">      <text:span text:style-name="ecrm-0900">36</text:span>
</text:p></table:table-cell></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7-34-"><table:table-cell table:number-columns-spanned="3" table:style-name="TBL-7-34-1"><text:p text:style-name="sty-11L"/></table:table-cell><text:span text:style-name="ecrm-0800">Standard errors in parentheses</text:span>
</table:table-row><table:table-row table:style-name="TBL-7-35-"><table:table-cell table:number-columns-spanned="3" table:style-name="TBL-7-35-1"><text:p text:style-name="sty-11L"/></table:table-cell><!--l. 725
--><draw:frame draw:name="mobj-47" draw:style-name="mml-inline" draw:z-index="0" text:anchor-type="as-char"><draw:object xlink:actuate="onLoad" xlink:href="./Master_thesis_main_doc-m47" xlink:show="embed" xlink:type="simple"/></draw:frame>  <text:span text:style-name="ecrm-0800">(p </text:span><!--l. 725
--><draw:frame draw:name="mobj-48" draw:style-name="mml-inline" draw:z-index="0" text:anchor-type="as-char"><draw:object xlink:actuate="onLoad" xlink:href="./Master_thesis_main_doc-m48" xlink:show="embed" xlink:type="simple"/></draw:frame>  <text:span text:style-name="ecrm-0800">0.1), </text:span><!--l. 725
--><draw:frame draw:name="mobj-49" draw:style-name="mml-inline" draw:z-index="0" text:anchor-type="as-char"><draw:object xlink:actuate="onLoad" xlink:href="./Master_thesis_main_doc-m49" xlink:show="embed" xlink:type="simple"/></draw:frame>  <text:span text:style-name="ecrm-0800">(p </text:span><!--l. 725
--><draw:frame draw:name="mobj-50" draw:style-name="mml-inline" draw:z-index="0" text:anchor-type="as-char"><draw:object xlink:actuate="onLoad" xlink:href="./Master_thesis_main_doc-m50" xlink:show="embed" xlink:type="simple"/></draw:frame>  <text:span text:style-name="ecrm-0800">0.05), </text:span><!--l. 725
--><draw:frame draw:name="mobj-51" draw:style-name="mml-inline" draw:z-index="0" text:anchor-type="as-char"><draw:object xlink:actuate="onLoad" xlink:href="./Master_thesis_main_doc-m51" xlink:show="embed" xlink:type="simple"/></draw:frame>  <text:span text:style-name="ecrm-0800">(p </text:span><!--l. 725
--><draw:frame draw:name="mobj-52" draw:style-name="mml-inline" draw:z-index="0" text:anchor-type="as-char"><draw:object xlink:actuate="onLoad" xlink:href="./Master_thesis_main_doc-m52" xlink:show="embed" xlink:type="simple"/></draw:frame>  <text:span text:style-name="ecrm-0800">0.01)</text:span></table:table-row></table:table>
<!--l. 727
--><text:p text:style-name="Text-body"> 
<text:span text:style-name="caption"><text:span text:style-name="caption-title">Table<text:s/>6<text:reference-mark text:name="x1-220026"> </text:reference-mark>: </text:span>Estimation results from fixed effects estimation (individual and time effects)</text:span>
                                                                                    
                                                                                    
   </text:p> 
</text:section>
                                                                                    
                                                                                    
<!--l. 731
--><text:p text:style-name="First-line-indent">   </text:p> 
<text:section text:name="float">
                                                                                    
                                                                                    
 <table:table table:style-name="tabular"><!--table:table-column-group ???="TBL-8-1g"
--><table:table-column table:style-name="TBL-8-1"/><table:table-column table:style-name="TBL-8-2"/><table:table-column table:style-name="TBL-8-3"/><table:table-column table:style-name="TBL-8-4"/><table:table-column table:style-name="TBL-8-5"/><table:table-column table:style-name="TBL-8-6"/><table:table-column table:style-name="TBL-8-7"/><!--/table:table-column-group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8-1-"><table:table-cell table:style-name="TBL-8-1-1"><text:p text:style-name="sty-11L">                                                                                                                                                 </text:p></table:table-cell><table:table-cell table:style-name="TBL-8-1-2"><text:p text:style-name="sty-11C">     <text:span text:style-name="ecrm-0900">( 1 )</text:span>   </text:p></table:table-cell><table:table-cell table:style-name="TBL-8-1-3"><text:p text:style-name="sty-11C">     <text:span text:style-name="ecrm-0900">( 2 )</text:span>   </text:p></table:table-cell><table:table-cell table:style-name="TBL-8-1-4"><text:p text:style-name="sty-11C">     <text:span text:style-name="ecrm-0900">( 3 )</text:span>   </text:p></table:table-cell><table:table-cell table:style-name="TBL-8-1-5"><text:p text:style-name="sty-11C">     <text:span text:style-name="ecrm-0900">( 4 )</text:span>   </text:p></table:table-cell><table:table-cell table:style-name="TBL-8-1-6"><text:p text:style-name="sty-11C">                                                                          <text:span text:style-name="ecrm-0900">( 5 )</text:span>                                           </text:p></table:table-cell><table:table-cell table:style-name="TBL-8-1-7"><text:p text:style-name="sty-11C">                                                                                                                                                                                                                                                 <text:span text:style-name="ecrm-0900">( 6 )</text:span>
</text:p></table:table-cell></table:table-row><table:table-row table:style-name="TBL-8-2-"><table:table-cell table:style-name="TBL-8-2-1"><text:p text:style-name="sty-11L">                                                                                                                                                  </text:p></table:table-cell><table:table-cell table:style-name="TBL-8-2-2"><text:p text:style-name="sty-11C"><text:span text:style-name="ecrm-0900">lgdp.growth</text:span></text:p></table:table-cell><table:table-cell table:style-name="TBL-8-2-3"><text:p text:style-name="sty-11C"><text:span text:style-name="ecrm-0900">lgdp.growth</text:span></text:p></table:table-cell><table:table-cell table:style-name="TBL-8-2-4"><text:p text:style-name="sty-11C"><text:span text:style-name="ecrm-0900">lgdp.growth</text:span></text:p></table:table-cell><table:table-cell table:style-name="TBL-8-2-5"><text:p text:style-name="sty-11C"><text:span text:style-name="ecrm-0900">lgdp.growth</text:span></text:p></table:table-cell><table:table-cell table:style-name="TBL-8-2-6"><text:p text:style-name="sty-11C">                                                                     <text:span text:style-name="ecrm-0900">lgdp.growth</text:span>                                         </text:p></table:table-cell><table:table-cell table:style-name="TBL-8-2-7"><text:p text:style-name="sty-11C">                                                                                                                                                                                                                                            <text:span text:style-name="ecrm-0900">lgdp.growth</text:span>
</text:p></table:table-cell></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8-3-"><table:table-cell table:style-name="TBL-8-3-1"><text:p text:style-name="sty-11L"><text:span text:style-name="ecrm-0900">yr.sch.secF                                                                                                                                    </text:span></text:p></table:table-cell><table:table-cell table:style-name="TBL-8-3-2"><text:p text:style-name="sty-11C">    <text:span text:style-name="ecrm-0900">0.275    </text:span></text:p></table:table-cell><table:table-cell table:style-name="TBL-8-3-3"><text:p text:style-name="sty-11C">    <text:span text:style-name="ecrm-0900">0.179    </text:span></text:p></table:table-cell><table:table-cell table:style-name="TBL-8-3-4"><text:p text:style-name="sty-11C">    <text:span text:style-name="ecrm-0900">0.068    </text:span></text:p></table:table-cell><table:table-cell table:style-name="TBL-8-3-5"><text:p text:style-name="sty-11C">    <text:span text:style-name="ecrm-0900">0.265    </text:span></text:p></table:table-cell><table:table-cell table:style-name="TBL-8-3-6"><text:p text:style-name="sty-11C"> <text:span text:style-name="ecrm-0900">0.61</text:span><!--l. 738
--><draw:frame draw:name="mobj-53" draw:style-name="mml-inline" draw:z-index="0" text:anchor-type="as-char"><draw:object xlink:actuate="onLoad" xlink:href="./Master_thesis_main_doc-m53" xlink:show="embed" xlink:type="simple"/></draw:frame>  </text:p></table:table-cell><table:table-cell table:style-name="TBL-8-3-7"><text:p text:style-name="sty-11C">                                                                                                                                                                        <text:span text:style-name="ecrm-0900">0.742</text:span><!--l. 738
--><draw:frame draw:name="mobj-54" draw:style-name="mml-inline" draw:z-index="0" text:anchor-type="as-char"><draw:object xlink:actuate="onLoad" xlink:href="./Master_thesis_main_doc-m54" xlink:show="embed" xlink:type="simple"/></draw:frame>                                                                                            </text:p></table:table-cell>
</table:table-row><table:table-row table:style-name="TBL-8-4-"><table:table-cell table:style-name="TBL-8-4-1"><text:p text:style-name="sty-11L">                                                                                                                                                  </text:p></table:table-cell><table:table-cell table:style-name="TBL-8-4-2"><text:p text:style-name="sty-11C">   <text:span text:style-name="ecrm-0900">(0.357)   </text:span></text:p></table:table-cell><table:table-cell table:style-name="TBL-8-4-3"><text:p text:style-name="sty-11C">   <text:span text:style-name="ecrm-0900">(0.346)   </text:span></text:p></table:table-cell><table:table-cell table:style-name="TBL-8-4-4"><text:p text:style-name="sty-11C">   <text:span text:style-name="ecrm-0900">(0.392)   </text:span></text:p></table:table-cell><table:table-cell table:style-name="TBL-8-4-5"><text:p text:style-name="sty-11C">   <text:span text:style-name="ecrm-0900">(0.339)   </text:span></text:p></table:table-cell><table:table-cell table:style-name="TBL-8-4-6"><text:p text:style-name="sty-11C">                                                                        <text:span text:style-name="ecrm-0900">(0.323)                                                                        </text:span></text:p></table:table-cell><table:table-cell table:style-name="TBL-8-4-7"><text:p text:style-name="sty-11C">                                                                                                                                                                                                                                                <text:span text:style-name="ecrm-0900">(0.371)                                                                                                                                                                                                                                                </text:span></text:p></table:table-cell>
</table:table-row><table:table-row table:style-name="TBL-8-5-"><table:table-cell table:style-name="TBL-8-5-1"><text:p text:style-name="sty-11L"><text:span text:style-name="ecrm-0900">yr.sch.secM                                                                                                                                   </text:span></text:p></table:table-cell><table:table-cell table:style-name="TBL-8-5-2"><text:p text:style-name="sty-11C">    <text:span text:style-name="ecrm-0900">-0.178    </text:span></text:p></table:table-cell><table:table-cell table:style-name="TBL-8-5-3"><text:p text:style-name="sty-11C">    <text:span text:style-name="ecrm-0900">-0.122    </text:span></text:p></table:table-cell><table:table-cell table:style-name="TBL-8-5-4"><text:p text:style-name="sty-11C">    <text:span text:style-name="ecrm-0900">-0.132    </text:span></text:p></table:table-cell><table:table-cell table:style-name="TBL-8-5-5"><text:p text:style-name="sty-11C">    <text:span text:style-name="ecrm-0900">-0.173    </text:span></text:p></table:table-cell><table:table-cell table:style-name="TBL-8-5-6"><text:p text:style-name="sty-11C">                                                                         <text:span text:style-name="ecrm-0900">-0.081                                                                         </text:span></text:p></table:table-cell><table:table-cell table:style-name="TBL-8-5-7"><text:p text:style-name="sty-11C">                                                                                                                                                                                                                                                <text:span text:style-name="ecrm-0900">-0.213                                                                                                                                                                                                                                                </text:span></text:p></table:table-cell>
</table:table-row><table:table-row table:style-name="TBL-8-6-"><table:table-cell table:style-name="TBL-8-6-1"><text:p text:style-name="sty-11L">                                                                                                                                                  </text:p></table:table-cell><table:table-cell table:style-name="TBL-8-6-2"><text:p text:style-name="sty-11C">   <text:span text:style-name="ecrm-0900">(0.264)   </text:span></text:p></table:table-cell><table:table-cell table:style-name="TBL-8-6-3"><text:p text:style-name="sty-11C">   <text:span text:style-name="ecrm-0900">(0.258)   </text:span></text:p></table:table-cell><table:table-cell table:style-name="TBL-8-6-4"><text:p text:style-name="sty-11C">   <text:span text:style-name="ecrm-0900">(0.301)   </text:span></text:p></table:table-cell><table:table-cell table:style-name="TBL-8-6-5"><text:p text:style-name="sty-11C">   <text:span text:style-name="ecrm-0900">(0.255)   </text:span></text:p></table:table-cell><table:table-cell table:style-name="TBL-8-6-6"><text:p text:style-name="sty-11C">                                                                        <text:span text:style-name="ecrm-0900">(0.235)                                                                        </text:span></text:p></table:table-cell><table:table-cell table:style-name="TBL-8-6-7"><text:p text:style-name="sty-11C">                                                                                                                                                                                                                                                <text:span text:style-name="ecrm-0900">(0.259)                                                                                                                                                                                                                                                </text:span></text:p></table:table-cell>
</table:table-row><table:table-row table:style-name="TBL-8-7-"><table:table-cell table:style-name="TBL-8-7-1"><text:p text:style-name="sty-11L"><text:span text:style-name="ecrm-0900">lbmp                                                                                                                                           </text:span></text:p></table:table-cell><table:table-cell table:style-name="TBL-8-7-2"><text:p text:style-name="sty-11C">    <text:span text:style-name="ecrm-0900">-0.008    </text:span></text:p></table:table-cell><table:table-cell table:style-name="TBL-8-7-3"><text:p text:style-name="sty-11C">    <text:span text:style-name="ecrm-0900">-0.012    </text:span></text:p></table:table-cell><table:table-cell table:style-name="TBL-8-7-4"><text:p text:style-name="sty-11C">    <text:span text:style-name="ecrm-0900">0.002    </text:span></text:p></table:table-cell><table:table-cell table:style-name="TBL-8-7-5"><text:p text:style-name="sty-11C">    <text:span text:style-name="ecrm-0900">-0.018    </text:span></text:p></table:table-cell><table:table-cell table:style-name="TBL-8-7-6"><text:p text:style-name="sty-11C">                                                                         <text:span text:style-name="ecrm-0900">-0.031                                                                         </text:span></text:p></table:table-cell><table:table-cell table:style-name="TBL-8-7-7"><text:p text:style-name="sty-11C">                                                                                                                                                                                                                                                <text:span text:style-name="ecrm-0900">-0.035                                                                                                                                                                                                                                                </text:span></text:p></table:table-cell>
</table:table-row><table:table-row table:style-name="TBL-8-8-"><table:table-cell table:style-name="TBL-8-8-1"><text:p text:style-name="sty-11L">                                                                                                                                                  </text:p></table:table-cell><table:table-cell table:style-name="TBL-8-8-2"><text:p text:style-name="sty-11C">   <text:span text:style-name="ecrm-0900">(0.057)   </text:span></text:p></table:table-cell><table:table-cell table:style-name="TBL-8-8-3"><text:p text:style-name="sty-11C">   <text:span text:style-name="ecrm-0900">(0.057)   </text:span></text:p></table:table-cell><table:table-cell table:style-name="TBL-8-8-4"><text:p text:style-name="sty-11C">    <text:span text:style-name="ecrm-0900">(0.06)    </text:span></text:p></table:table-cell><table:table-cell table:style-name="TBL-8-8-5"><text:p text:style-name="sty-11C">   <text:span text:style-name="ecrm-0900">(0.057)   </text:span></text:p></table:table-cell><table:table-cell table:style-name="TBL-8-8-6"><text:p text:style-name="sty-11C">                                                                        <text:span text:style-name="ecrm-0900">(0.065)                                                                        </text:span></text:p></table:table-cell><table:table-cell table:style-name="TBL-8-8-7"><text:p text:style-name="sty-11C">                                                                                                                                                                                                                                                <text:span text:style-name="ecrm-0900">(0.067)                                                                                                                                                                                                                                                </text:span></text:p></table:table-cell>
</table:table-row><table:table-row table:style-name="TBL-8-9-"><table:table-cell table:style-name="TBL-8-9-1"><text:p text:style-name="sty-11L"><text:span text:style-name="ecrm-0900">lfert                                                                                                                                             </text:span></text:p></table:table-cell><table:table-cell table:style-name="TBL-8-9-2"><text:p text:style-name="sty-11C">    <text:span text:style-name="ecrm-0900">-0.111    </text:span></text:p></table:table-cell><table:table-cell table:style-name="TBL-8-9-3"><text:p text:style-name="sty-11C">    <text:span text:style-name="ecrm-0900">-0.105    </text:span></text:p></table:table-cell><table:table-cell table:style-name="TBL-8-9-4"><text:p text:style-name="sty-11C">    <text:span text:style-name="ecrm-0900">-0.139    </text:span></text:p></table:table-cell><table:table-cell table:style-name="TBL-8-9-5"><text:p text:style-name="sty-11C">    <text:span text:style-name="ecrm-0900">-0.119    </text:span></text:p></table:table-cell><table:table-cell table:style-name="TBL-8-9-6"><text:p text:style-name="sty-11C">                                                                         <text:span text:style-name="ecrm-0900">-0.286                                                                         </text:span></text:p></table:table-cell><table:table-cell table:style-name="TBL-8-9-7"><text:p text:style-name="sty-11C">                                                                                                                                                                                                                                                <text:span text:style-name="ecrm-0900">-0.455                                                                                                                                                                                                                                                </text:span></text:p></table:table-cell>
</table:table-row><table:table-row table:style-name="TBL-8-10-"><table:table-cell table:style-name="TBL-8-10-1"><text:p text:style-name="sty-11L">                                                                                                                                                  </text:p></table:table-cell><table:table-cell table:style-name="TBL-8-10-2"><text:p text:style-name="sty-11C">   <text:span text:style-name="ecrm-0900">(0.346)   </text:span></text:p></table:table-cell><table:table-cell table:style-name="TBL-8-10-3"><text:p text:style-name="sty-11C">    <text:span text:style-name="ecrm-0900">(0.35)    </text:span></text:p></table:table-cell><table:table-cell table:style-name="TBL-8-10-4"><text:p text:style-name="sty-11C">   <text:span text:style-name="ecrm-0900">(0.385)   </text:span></text:p></table:table-cell><table:table-cell table:style-name="TBL-8-10-5"><text:p text:style-name="sty-11C">   <text:span text:style-name="ecrm-0900">(0.344)   </text:span></text:p></table:table-cell><table:table-cell table:style-name="TBL-8-10-6"><text:p text:style-name="sty-11C">                                                                        <text:span text:style-name="ecrm-0900">(0.471)                                                                        </text:span></text:p></table:table-cell><table:table-cell table:style-name="TBL-8-10-7"><text:p text:style-name="sty-11C">                                                                                                                                                                                                                                                <text:span text:style-name="ecrm-0900">(0.488)                                                                                                                                                                                                                                                </text:span></text:p></table:table-cell>
</table:table-row><table:table-row table:style-name="TBL-8-11-"><table:table-cell table:style-name="TBL-8-11-1"><text:p text:style-name="sty-11L"><text:span text:style-name="ecrm-0900">kg                                                                                                                                               </text:span></text:p></table:table-cell><table:table-cell table:style-name="TBL-8-11-2"><text:p text:style-name="sty-11C">    <text:span text:style-name="ecrm-0900">0.025    </text:span></text:p></table:table-cell><table:table-cell table:style-name="TBL-8-11-3"><text:p text:style-name="sty-11C">    <text:span text:style-name="ecrm-0900">0.026    </text:span></text:p></table:table-cell><table:table-cell table:style-name="TBL-8-11-4"><text:p text:style-name="sty-11C">     <text:span text:style-name="ecrm-0900">0.03     </text:span></text:p></table:table-cell><table:table-cell table:style-name="TBL-8-11-5"><text:p text:style-name="sty-11C">    <text:span text:style-name="ecrm-0900">0.027    </text:span></text:p></table:table-cell><table:table-cell table:style-name="TBL-8-11-6"><text:p text:style-name="sty-11C"><text:span text:style-name="ecrm-0900">0.078</text:span><!--l. 746
--><draw:frame draw:name="mobj-55" draw:style-name="mml-inline" draw:z-index="0" text:anchor-type="as-char"><draw:object xlink:actuate="onLoad" xlink:href="./Master_thesis_main_doc-m55" xlink:show="embed" xlink:type="simple"/></draw:frame> </text:p></table:table-cell><table:table-cell table:style-name="TBL-8-11-7"><text:p text:style-name="sty-11C">                                                                                                                                                                        <text:span text:style-name="ecrm-0900">0.063</text:span><!--l. 746
--><draw:frame draw:name="mobj-56" draw:style-name="mml-inline" draw:z-index="0" text:anchor-type="as-char"><draw:object xlink:actuate="onLoad" xlink:href="./Master_thesis_main_doc-m56" xlink:show="embed" xlink:type="simple"/></draw:frame>                                                                                            </text:p></table:table-cell>
</table:table-row><table:table-row table:style-name="TBL-8-12-"><table:table-cell table:style-name="TBL-8-12-1"><text:p text:style-name="sty-11L">                                                                                                                                                  </text:p></table:table-cell><table:table-cell table:style-name="TBL-8-12-2"><text:p text:style-name="sty-11C">    <text:span text:style-name="ecrm-0900">(0.02)    </text:span></text:p></table:table-cell><table:table-cell table:style-name="TBL-8-12-3"><text:p text:style-name="sty-11C">    <text:span text:style-name="ecrm-0900">(0.02)    </text:span></text:p></table:table-cell><table:table-cell table:style-name="TBL-8-12-4"><text:p text:style-name="sty-11C">    <text:span text:style-name="ecrm-0900">(0.02)    </text:span></text:p></table:table-cell><table:table-cell table:style-name="TBL-8-12-5"><text:p text:style-name="sty-11C">   <text:span text:style-name="ecrm-0900">(0.019)   </text:span></text:p></table:table-cell><table:table-cell table:style-name="TBL-8-12-6"><text:p text:style-name="sty-11C">                                                                        <text:span text:style-name="ecrm-0900">(0.033)                                                                        </text:span></text:p></table:table-cell><table:table-cell table:style-name="TBL-8-12-7"><text:p text:style-name="sty-11C">                                                                                                                                                                                                                                                <text:span text:style-name="ecrm-0900">(0.036)                                                                                                                                                                                                                                                </text:span></text:p></table:table-cell>
</table:table-row><table:table-row table:style-name="TBL-8-13-"><table:table-cell table:style-name="TBL-8-13-1"><text:p text:style-name="sty-11L"><text:span text:style-name="ecrm-0900">ki                                                                                                                                                </text:span></text:p></table:table-cell><table:table-cell table:style-name="TBL-8-13-2"><text:p text:style-name="sty-11C">    <text:span text:style-name="ecrm-0900">0.008    </text:span></text:p></table:table-cell><table:table-cell table:style-name="TBL-8-13-3"><text:p text:style-name="sty-11C">    <text:span text:style-name="ecrm-0900">0.007    </text:span></text:p></table:table-cell><table:table-cell table:style-name="TBL-8-13-4"><text:p text:style-name="sty-11C">    <text:span text:style-name="ecrm-0900">0.002    </text:span></text:p></table:table-cell><table:table-cell table:style-name="TBL-8-13-5"><text:p text:style-name="sty-11C">    <text:span text:style-name="ecrm-0900">0.006    </text:span></text:p></table:table-cell><table:table-cell table:style-name="TBL-8-13-6"><text:p text:style-name="sty-11C"><text:span text:style-name="ecrm-0900">0.022</text:span><!--l. 748
--><draw:frame draw:name="mobj-57" draw:style-name="mml-inline" draw:z-index="0" text:anchor-type="as-char"><draw:object xlink:actuate="onLoad" xlink:href="./Master_thesis_main_doc-m57" xlink:show="embed" xlink:type="simple"/></draw:frame> </text:p></table:table-cell><table:table-cell table:style-name="TBL-8-13-7"><text:p text:style-name="sty-11C">                                                                                                                                                                        <text:span text:style-name="ecrm-0900">0.034</text:span><!--l. 748
--><draw:frame draw:name="mobj-58" draw:style-name="mml-inline" draw:z-index="0" text:anchor-type="as-char"><draw:object xlink:actuate="onLoad" xlink:href="./Master_thesis_main_doc-m58" xlink:show="embed" xlink:type="simple"/></draw:frame>                                                                                            </text:p></table:table-cell>
</table:table-row><table:table-row table:style-name="TBL-8-14-"><table:table-cell table:style-name="TBL-8-14-1"><text:p text:style-name="sty-11L">                                                                                                                                                  </text:p></table:table-cell><table:table-cell table:style-name="TBL-8-14-2"><text:p text:style-name="sty-11C">   <text:span text:style-name="ecrm-0900">(0.009)   </text:span></text:p></table:table-cell><table:table-cell table:style-name="TBL-8-14-3"><text:p text:style-name="sty-11C">   <text:span text:style-name="ecrm-0900">(0.009)   </text:span></text:p></table:table-cell><table:table-cell table:style-name="TBL-8-14-4"><text:p text:style-name="sty-11C">   <text:span text:style-name="ecrm-0900">(0.011)   </text:span></text:p></table:table-cell><table:table-cell table:style-name="TBL-8-14-5"><text:p text:style-name="sty-11C">   <text:span text:style-name="ecrm-0900">(0.009)   </text:span></text:p></table:table-cell><table:table-cell table:style-name="TBL-8-14-6"><text:p text:style-name="sty-11C">                                                                        <text:span text:style-name="ecrm-0900">(0.013)                                                                        </text:span></text:p></table:table-cell><table:table-cell table:style-name="TBL-8-14-7"><text:p text:style-name="sty-11C">                                                                                                                                                                                                                                                <text:span text:style-name="ecrm-0900">(0.017)                                                                                                                                                                                                                                                </text:span></text:p></table:table-cell>
</table:table-row><table:table-row table:style-name="TBL-8-15-"><table:table-cell table:style-name="TBL-8-15-1"><text:p text:style-name="sty-11L"><text:span text:style-name="ecrm-0900">llexpec                                                                                                                                         </text:span></text:p></table:table-cell><table:table-cell table:style-name="TBL-8-15-2"><text:p text:style-name="sty-11C">    <text:span text:style-name="ecrm-0900">0.593    </text:span></text:p></table:table-cell><table:table-cell table:style-name="TBL-8-15-3"><text:p text:style-name="sty-11C">    <text:span text:style-name="ecrm-0900">0.602    </text:span></text:p></table:table-cell><table:table-cell table:style-name="TBL-8-15-4"><text:p text:style-name="sty-11C">    <text:span text:style-name="ecrm-0900">0.812    </text:span></text:p></table:table-cell><table:table-cell table:style-name="TBL-8-15-5"><text:p text:style-name="sty-11C">    <text:span text:style-name="ecrm-0900">0.793    </text:span></text:p></table:table-cell><table:table-cell table:style-name="TBL-8-15-6"><text:p text:style-name="sty-11C"><text:span text:style-name="ecrm-0900">-3.879</text:span><!--l. 750
--><draw:frame draw:name="mobj-59" draw:style-name="mml-inline" draw:z-index="0" text:anchor-type="as-char"><draw:object xlink:actuate="onLoad" xlink:href="./Master_thesis_main_doc-m59" xlink:show="embed" xlink:type="simple"/></draw:frame> </text:p></table:table-cell><table:table-cell table:style-name="TBL-8-15-7"><text:p text:style-name="sty-11C">                                                                                                                                                                       <text:span text:style-name="ecrm-0900">-4.593</text:span><!--l. 750
--><draw:frame draw:name="mobj-60" draw:style-name="mml-inline" draw:z-index="0" text:anchor-type="as-char"><draw:object xlink:actuate="onLoad" xlink:href="./Master_thesis_main_doc-m60" xlink:show="embed" xlink:type="simple"/></draw:frame>                                                                                            </text:p></table:table-cell>
</table:table-row><table:table-row table:style-name="TBL-8-16-"><table:table-cell table:style-name="TBL-8-16-1"><text:p text:style-name="sty-11L">                                                                                                                                                  </text:p></table:table-cell><table:table-cell table:style-name="TBL-8-16-2"><text:p text:style-name="sty-11C">   <text:span text:style-name="ecrm-0900">(1.083)   </text:span></text:p></table:table-cell><table:table-cell table:style-name="TBL-8-16-3"><text:p text:style-name="sty-11C">   <text:span text:style-name="ecrm-0900">(1.089)   </text:span></text:p></table:table-cell><table:table-cell table:style-name="TBL-8-16-4"><text:p text:style-name="sty-11C">    <text:span text:style-name="ecrm-0900">(1.12)    </text:span></text:p></table:table-cell><table:table-cell table:style-name="TBL-8-16-5"><text:p text:style-name="sty-11C">   <text:span text:style-name="ecrm-0900">(1.073)   </text:span></text:p></table:table-cell><table:table-cell table:style-name="TBL-8-16-6"><text:p text:style-name="sty-11C">                                                                        <text:span text:style-name="ecrm-0900">(1.825)                                                                        </text:span></text:p></table:table-cell><table:table-cell table:style-name="TBL-8-16-7"><text:p text:style-name="sty-11C">                                                                                                                                                                                                                                                <text:span text:style-name="ecrm-0900">(2.132)                                                                                                                                                                                                                                                </text:span></text:p></table:table-cell>
</table:table-row><table:table-row table:style-name="TBL-8-17-"><table:table-cell table:style-name="TBL-8-17-1"><text:p text:style-name="sty-11L"><text:span text:style-name="ecrm-0900">ToT                                                                                                                                            </text:span></text:p></table:table-cell><table:table-cell table:style-name="TBL-8-17-2"><text:p text:style-name="sty-11C">    <text:span text:style-name="ecrm-0900">-0.003    </text:span></text:p></table:table-cell><table:table-cell table:style-name="TBL-8-17-3"><text:p text:style-name="sty-11C">    <text:span text:style-name="ecrm-0900">-0.003    </text:span></text:p></table:table-cell><table:table-cell table:style-name="TBL-8-17-4"><text:p text:style-name="sty-11C">    <text:span text:style-name="ecrm-0900">-0.003    </text:span></text:p></table:table-cell><table:table-cell table:style-name="TBL-8-17-5"><text:p text:style-name="sty-11C">    <text:span text:style-name="ecrm-0900">-0.003    </text:span></text:p></table:table-cell><table:table-cell table:style-name="TBL-8-17-6"><text:p text:style-name="sty-11C">                                                                         <text:span text:style-name="ecrm-0900">-0.007                                                                         </text:span></text:p></table:table-cell><table:table-cell table:style-name="TBL-8-17-7"><text:p text:style-name="sty-11C">                                                                                                                                                                                                                                                <text:span text:style-name="ecrm-0900">-0.008                                                                                                                                                                                                                                                </text:span></text:p></table:table-cell>
</table:table-row><table:table-row table:style-name="TBL-8-18-"><table:table-cell table:style-name="TBL-8-18-1"><text:p text:style-name="sty-11L">                                                                                                                                                  </text:p></table:table-cell><table:table-cell table:style-name="TBL-8-18-2"><text:p text:style-name="sty-11C">   <text:span text:style-name="ecrm-0900">(0.003)   </text:span></text:p></table:table-cell><table:table-cell table:style-name="TBL-8-18-3"><text:p text:style-name="sty-11C">   <text:span text:style-name="ecrm-0900">(0.003)   </text:span></text:p></table:table-cell><table:table-cell table:style-name="TBL-8-18-4"><text:p text:style-name="sty-11C">   <text:span text:style-name="ecrm-0900">(0.003)   </text:span></text:p></table:table-cell><table:table-cell table:style-name="TBL-8-18-5"><text:p text:style-name="sty-11C">   <text:span text:style-name="ecrm-0900">(0.003)   </text:span></text:p></table:table-cell><table:table-cell table:style-name="TBL-8-18-6"><text:p text:style-name="sty-11C">                                                                        <text:span text:style-name="ecrm-0900">(0.006)                                                                        </text:span></text:p></table:table-cell><table:table-cell table:style-name="TBL-8-18-7"><text:p text:style-name="sty-11C">                                                                                                                                                                                                                                                <text:span text:style-name="ecrm-0900">(0.006)                                                                                                                                                                                                                                                </text:span></text:p></table:table-cell>
</table:table-row><table:table-row table:style-name="TBL-8-19-"><table:table-cell table:style-name="TBL-8-19-1"><text:p text:style-name="sty-11L"><text:span text:style-name="ecrm-0900">POLCONV                                                                                                                                   </text:span></text:p></table:table-cell><table:table-cell table:style-name="TBL-8-19-2"><text:p text:style-name="sty-11C">    <text:span text:style-name="ecrm-0900">-0.492    </text:span></text:p></table:table-cell><table:table-cell table:style-name="TBL-8-19-3"><text:p text:style-name="sty-11C">                </text:p></table:table-cell><table:table-cell table:style-name="TBL-8-19-4"><text:p text:style-name="sty-11C">                </text:p></table:table-cell><table:table-cell table:style-name="TBL-8-19-5"><text:p text:style-name="sty-11C">                </text:p></table:table-cell><table:table-cell table:style-name="TBL-8-19-6"><text:p text:style-name="sty-11C">                                                                                                                                                          </text:p></table:table-cell><table:table-cell table:style-name="TBL-8-19-7"><text:p text:style-name="sty-11C">                                                                                                                                                                                                                                                                                                                                                                                                                                                                                                         </text:p></table:table-cell>
</table:table-row><table:table-row table:style-name="TBL-8-20-"><table:table-cell table:style-name="TBL-8-20-1"><text:p text:style-name="sty-11L">                                                                                                                                                  </text:p></table:table-cell><table:table-cell table:style-name="TBL-8-20-2"><text:p text:style-name="sty-11C">   <text:span text:style-name="ecrm-0900">(0.438)   </text:span></text:p></table:table-cell><table:table-cell table:style-name="TBL-8-20-3"><text:p text:style-name="sty-11C">                </text:p></table:table-cell><table:table-cell table:style-name="TBL-8-20-4"><text:p text:style-name="sty-11C">                </text:p></table:table-cell><table:table-cell table:style-name="TBL-8-20-5"><text:p text:style-name="sty-11C">                </text:p></table:table-cell><table:table-cell table:style-name="TBL-8-20-6"><text:p text:style-name="sty-11C">                                                                                                                                                          </text:p></table:table-cell><table:table-cell table:style-name="TBL-8-20-7"><text:p text:style-name="sty-11C">                                                                                                                                                                                                                                                                                                                                                                                                                                                                                                         </text:p></table:table-cell>
</table:table-row><table:table-row table:style-name="TBL-8-21-"><table:table-cell table:style-name="TBL-8-21-1"><text:p text:style-name="sty-11L"><text:span text:style-name="ecrm-0900">POLCONIII                                                                                                                                  </text:span></text:p></table:table-cell><table:table-cell table:style-name="TBL-8-21-2"><text:p text:style-name="sty-11C">                </text:p></table:table-cell><table:table-cell table:style-name="TBL-8-21-3"><text:p text:style-name="sty-11C">    <text:span text:style-name="ecrm-0900">-0.364    </text:span></text:p></table:table-cell><table:table-cell table:style-name="TBL-8-21-4"><text:p text:style-name="sty-11C">                </text:p></table:table-cell><table:table-cell table:style-name="TBL-8-21-5"><text:p text:style-name="sty-11C">                </text:p></table:table-cell><table:table-cell table:style-name="TBL-8-21-6"><text:p text:style-name="sty-11C">                                                                                                                                                          </text:p></table:table-cell><table:table-cell table:style-name="TBL-8-21-7"><text:p text:style-name="sty-11C">                                                                                                                                                                                                                                                                                                                                                                                                                                                                                                         </text:p></table:table-cell>
</table:table-row><table:table-row table:style-name="TBL-8-22-"><table:table-cell table:style-name="TBL-8-22-1"><text:p text:style-name="sty-11L">                                                                                                                                                  </text:p></table:table-cell><table:table-cell table:style-name="TBL-8-22-2"><text:p text:style-name="sty-11C">                </text:p></table:table-cell><table:table-cell table:style-name="TBL-8-22-3"><text:p text:style-name="sty-11C">   <text:span text:style-name="ecrm-0900">(0.551)   </text:span></text:p></table:table-cell><table:table-cell table:style-name="TBL-8-22-4"><text:p text:style-name="sty-11C">                </text:p></table:table-cell><table:table-cell table:style-name="TBL-8-22-5"><text:p text:style-name="sty-11C">                </text:p></table:table-cell><table:table-cell table:style-name="TBL-8-22-6"><text:p text:style-name="sty-11C">                                                                                                                                                          </text:p></table:table-cell><table:table-cell table:style-name="TBL-8-22-7"><text:p text:style-name="sty-11C">                                                                                                                                                                                                                                                                                                                                                                                                                                                                                                         </text:p></table:table-cell>
</table:table-row><table:table-row table:style-name="TBL-8-23-"><table:table-cell table:style-name="TBL-8-23-1"><text:p text:style-name="sty-11L"><text:span text:style-name="ecrm-0900">POLCONVJ                                                                                                                                 </text:span></text:p></table:table-cell><table:table-cell table:style-name="TBL-8-23-2"><text:p text:style-name="sty-11C">                </text:p></table:table-cell><table:table-cell table:style-name="TBL-8-23-3"><text:p text:style-name="sty-11C">                </text:p></table:table-cell><table:table-cell table:style-name="TBL-8-23-4"><text:p text:style-name="sty-11C">    <text:span text:style-name="ecrm-0900">-0.117    </text:span></text:p></table:table-cell><table:table-cell table:style-name="TBL-8-23-5"><text:p text:style-name="sty-11C">                </text:p></table:table-cell><table:table-cell table:style-name="TBL-8-23-6"><text:p text:style-name="sty-11C">                                                                                                                                                          </text:p></table:table-cell><table:table-cell table:style-name="TBL-8-23-7"><text:p text:style-name="sty-11C">                                                                                                                                                                                                                                                                                                                                                                                                                                                                                                         </text:p></table:table-cell>
</table:table-row><table:table-row table:style-name="TBL-8-24-"><table:table-cell table:style-name="TBL-8-24-1"><text:p text:style-name="sty-11L">                                                                                                                                                  </text:p></table:table-cell><table:table-cell table:style-name="TBL-8-24-2"><text:p text:style-name="sty-11C">                </text:p></table:table-cell><table:table-cell table:style-name="TBL-8-24-3"><text:p text:style-name="sty-11C">                </text:p></table:table-cell><table:table-cell table:style-name="TBL-8-24-4"><text:p text:style-name="sty-11C">   <text:span text:style-name="ecrm-0900">(0.516)   </text:span></text:p></table:table-cell><table:table-cell table:style-name="TBL-8-24-5"><text:p text:style-name="sty-11C">                </text:p></table:table-cell><table:table-cell table:style-name="TBL-8-24-6"><text:p text:style-name="sty-11C">                                                                                                                                                          </text:p></table:table-cell><table:table-cell table:style-name="TBL-8-24-7"><text:p text:style-name="sty-11C">                                                                                                                                                                                                                                                                                                                                                                                                                                                                                                         </text:p></table:table-cell>
</table:table-row><table:table-row table:style-name="TBL-8-25-"><table:table-cell table:style-name="TBL-8-25-1"><text:p text:style-name="sty-11L"><text:span text:style-name="ecrm-0900">democ                                                                                                                                          </text:span></text:p></table:table-cell><table:table-cell table:style-name="TBL-8-25-2"><text:p text:style-name="sty-11C">                </text:p></table:table-cell><table:table-cell table:style-name="TBL-8-25-3"><text:p text:style-name="sty-11C">                </text:p></table:table-cell><table:table-cell table:style-name="TBL-8-25-4"><text:p text:style-name="sty-11C">                </text:p></table:table-cell><table:table-cell table:style-name="TBL-8-25-5"><text:p text:style-name="sty-11C">     <text:span text:style-name="ecrm-0900">-0.04     </text:span></text:p></table:table-cell><table:table-cell table:style-name="TBL-8-25-6"><text:p text:style-name="sty-11C">                                                                                                                                                          </text:p></table:table-cell><table:table-cell table:style-name="TBL-8-25-7"><text:p text:style-name="sty-11C">                                                                                                                                                                                                                                                                                                                                                                                                                                                                                                         </text:p></table:table-cell>
</table:table-row><table:table-row table:style-name="TBL-8-26-"><table:table-cell table:style-name="TBL-8-26-1"><text:p text:style-name="sty-11L">                                                                                                                                                  </text:p></table:table-cell><table:table-cell table:style-name="TBL-8-26-2"><text:p text:style-name="sty-11C">                </text:p></table:table-cell><table:table-cell table:style-name="TBL-8-26-3"><text:p text:style-name="sty-11C">                </text:p></table:table-cell><table:table-cell table:style-name="TBL-8-26-4"><text:p text:style-name="sty-11C">                </text:p></table:table-cell><table:table-cell table:style-name="TBL-8-26-5"><text:p text:style-name="sty-11C">   <text:span text:style-name="ecrm-0900">(0.028)   </text:span></text:p></table:table-cell><table:table-cell table:style-name="TBL-8-26-6"><text:p text:style-name="sty-11C">                                                                                                                                                          </text:p></table:table-cell><table:table-cell table:style-name="TBL-8-26-7"><text:p text:style-name="sty-11C">                                                                                                                                                                                                                                                                                                                                                                                                                                                                                                         </text:p></table:table-cell>
</table:table-row><table:table-row table:style-name="TBL-8-27-"><table:table-cell table:style-name="TBL-8-27-1"><text:p text:style-name="sty-11L"><text:span text:style-name="ecrm-0900">llaw.order                                                                                                                                     </text:span></text:p></table:table-cell><table:table-cell table:style-name="TBL-8-27-2"><text:p text:style-name="sty-11C">                </text:p></table:table-cell><table:table-cell table:style-name="TBL-8-27-3"><text:p text:style-name="sty-11C">                </text:p></table:table-cell><table:table-cell table:style-name="TBL-8-27-4"><text:p text:style-name="sty-11C">                </text:p></table:table-cell><table:table-cell table:style-name="TBL-8-27-5"><text:p text:style-name="sty-11C">                </text:p></table:table-cell><table:table-cell table:style-name="TBL-8-27-6"><text:p text:style-name="sty-11C">                                                                          <text:span text:style-name="ecrm-0900">0.171                                                                          </text:span></text:p></table:table-cell><table:table-cell table:style-name="TBL-8-27-7"><text:p text:style-name="sty-11C">                                                                                                                                                                                                                                                                                                                                                                                                                                                                                                         </text:p></table:table-cell>
</table:table-row><table:table-row table:style-name="TBL-8-28-"><table:table-cell table:style-name="TBL-8-28-1"><text:p text:style-name="sty-11L">                                                                                                                                                  </text:p></table:table-cell><table:table-cell table:style-name="TBL-8-28-2"><text:p text:style-name="sty-11C">                </text:p></table:table-cell><table:table-cell table:style-name="TBL-8-28-3"><text:p text:style-name="sty-11C">                </text:p></table:table-cell><table:table-cell table:style-name="TBL-8-28-4"><text:p text:style-name="sty-11C">                </text:p></table:table-cell><table:table-cell table:style-name="TBL-8-28-5"><text:p text:style-name="sty-11C">                </text:p></table:table-cell><table:table-cell table:style-name="TBL-8-28-6"><text:p text:style-name="sty-11C">                                                                        <text:span text:style-name="ecrm-0900">(0.236)                                                                        </text:span></text:p></table:table-cell><table:table-cell table:style-name="TBL-8-28-7"><text:p text:style-name="sty-11C">                                                                                                                                                                                                                                                                                                                                                                                                                                                                                                         </text:p></table:table-cell>
</table:table-row><table:table-row table:style-name="TBL-8-29-"><table:table-cell table:style-name="TBL-8-29-1"><text:p text:style-name="sty-11L"><text:span text:style-name="ecrm-0900">l.icrgQoG                                                                                                                                     </text:span></text:p></table:table-cell><table:table-cell table:style-name="TBL-8-29-2"><text:p text:style-name="sty-11C">                </text:p></table:table-cell><table:table-cell table:style-name="TBL-8-29-3"><text:p text:style-name="sty-11C">                </text:p></table:table-cell><table:table-cell table:style-name="TBL-8-29-4"><text:p text:style-name="sty-11C">                </text:p></table:table-cell><table:table-cell table:style-name="TBL-8-29-5"><text:p text:style-name="sty-11C">                </text:p></table:table-cell><table:table-cell table:style-name="TBL-8-29-6"><text:p text:style-name="sty-11C">                                                                                                                                                          </text:p></table:table-cell><table:table-cell table:style-name="TBL-8-29-7"><text:p text:style-name="sty-11C">                                                                                                                                                                                                                                                <text:span text:style-name="ecrm-0900">-0.048                                                                                                                                                                                                                                                </text:span></text:p></table:table-cell>
</table:table-row><table:table-row table:style-name="TBL-8-30-"><table:table-cell table:style-name="TBL-8-30-1"><text:p text:style-name="sty-11L">                                                                                                                                                  </text:p></table:table-cell><table:table-cell table:style-name="TBL-8-30-2"><text:p text:style-name="sty-11C">                </text:p></table:table-cell><table:table-cell table:style-name="TBL-8-30-3"><text:p text:style-name="sty-11C">                </text:p></table:table-cell><table:table-cell table:style-name="TBL-8-30-4"><text:p text:style-name="sty-11C">                </text:p></table:table-cell><table:table-cell table:style-name="TBL-8-30-5"><text:p text:style-name="sty-11C">                </text:p></table:table-cell><table:table-cell table:style-name="TBL-8-30-6"><text:p text:style-name="sty-11C">                                                                                                                                                          </text:p></table:table-cell><table:table-cell table:style-name="TBL-8-30-7"><text:p text:style-name="sty-11C">                                                                                                                                                                                                                                                <text:span text:style-name="ecrm-0900">(0.449)                                                                                                                                                                                                                                                </text:span></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8-31-"><table:table-cell table:style-name="TBL-8-31-1"><text:p text:style-name="sty-11L"><!--l. 767
--><draw:frame draw:name="mobj-61" draw:style-name="mml-inline" draw:z-index="0" text:anchor-type="as-char"><draw:object xlink:actuate="onLoad" xlink:href="./Master_thesis_main_doc-m61" xlink:show="embed" xlink:type="simple"/></draw:frame> </text:p></table:table-cell><table:table-cell table:style-name="TBL-8-31-2"><text:p text:style-name="sty-11C">    <text:span text:style-name="ecrm-0900">0.074    </text:span></text:p></table:table-cell><table:table-cell table:style-name="TBL-8-31-3"><text:p text:style-name="sty-11C">    <text:span text:style-name="ecrm-0900">0.066    </text:span></text:p></table:table-cell><table:table-cell table:style-name="TBL-8-31-4"><text:p text:style-name="sty-11C">     <text:span text:style-name="ecrm-0900">0.06     </text:span></text:p></table:table-cell><table:table-cell table:style-name="TBL-8-31-5"><text:p text:style-name="sty-11C">    <text:span text:style-name="ecrm-0900">0.083    </text:span></text:p></table:table-cell><table:table-cell table:style-name="TBL-8-31-6"><text:p text:style-name="sty-11C">                                                                          <text:span text:style-name="ecrm-0900">0.411                                                                          </text:span></text:p></table:table-cell><table:table-cell table:style-name="TBL-8-31-7"><text:p text:style-name="sty-11C">                                                                                                                                                                                                                                                 <text:span text:style-name="ecrm-0900">0.407                                                                                                                                                                                                                                                 </text:span></text:p></table:table-cell>
</table:table-row><table:table-row table:style-name="TBL-8-32-"><table:table-cell table:style-name="TBL-8-32-1"><text:p text:style-name="sty-11L"><!--l. 768
--><draw:frame draw:name="mobj-62" draw:style-name="mml-inline" draw:z-index="0" text:anchor-type="as-char"><draw:object xlink:actuate="onLoad" xlink:href="./Master_thesis_main_doc-m62" xlink:show="embed" xlink:type="simple"/></draw:frame> </text:p></table:table-cell><table:table-cell table:style-name="TBL-8-32-2"><text:p text:style-name="sty-11C">    <text:span text:style-name="ecrm-0900">0.064    </text:span></text:p></table:table-cell><table:table-cell table:style-name="TBL-8-32-3"><text:p text:style-name="sty-11C">    <text:span text:style-name="ecrm-0900">0.057    </text:span></text:p></table:table-cell><table:table-cell table:style-name="TBL-8-32-4"><text:p text:style-name="sty-11C">    <text:span text:style-name="ecrm-0900">0.051    </text:span></text:p></table:table-cell><table:table-cell table:style-name="TBL-8-32-5"><text:p text:style-name="sty-11C">    <text:span text:style-name="ecrm-0900">0.072    </text:span></text:p></table:table-cell><table:table-cell table:style-name="TBL-8-32-6"><text:p text:style-name="sty-11C">                                                                          <text:span text:style-name="ecrm-0900">0.292                                                                          </text:span></text:p></table:table-cell><table:table-cell table:style-name="TBL-8-32-7"><text:p text:style-name="sty-11C">                                                                                                                                                                                                                                                 <text:span text:style-name="ecrm-0900">0.282                                                                                                                                                                                                                                                 </text:span></text:p></table:table-cell>
</table:table-row><table:table-row table:style-name="TBL-8-33-"><table:table-cell table:style-name="TBL-8-33-1"><text:p text:style-name="sty-11L"><!--l. 769
--><draw:frame draw:name="mobj-63" draw:style-name="mml-inline" draw:z-index="0" text:anchor-type="as-char"><draw:object xlink:actuate="onLoad" xlink:href="./Master_thesis_main_doc-m63" xlink:show="embed" xlink:type="simple"/></draw:frame> </text:p></table:table-cell><table:table-cell table:style-name="TBL-8-33-2"><text:p text:style-name="sty-11C">      <text:span text:style-name="ecrm-0900">110</text:span>   </text:p></table:table-cell><table:table-cell table:style-name="TBL-8-33-3"><text:p text:style-name="sty-11C">      <text:span text:style-name="ecrm-0900">110</text:span>   </text:p></table:table-cell><table:table-cell table:style-name="TBL-8-33-4"><text:p text:style-name="sty-11C">      <text:span text:style-name="ecrm-0900">104</text:span>   </text:p></table:table-cell><table:table-cell table:style-name="TBL-8-33-5"><text:p text:style-name="sty-11C">      <text:span text:style-name="ecrm-0900">111</text:span>   </text:p></table:table-cell><table:table-cell table:style-name="TBL-8-33-6"><text:p text:style-name="sty-11C">                                                                           <text:span text:style-name="ecrm-0900">38</text:span>                                            </text:p></table:table-cell><table:table-cell table:style-name="TBL-8-33-7"><text:p text:style-name="sty-11C">                                                                                                                                                                                                                                                   <text:span text:style-name="ecrm-0900">36</text:span>
</text:p></table:table-cell></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8-34-"><table:table-cell table:number-columns-spanned="3" table:style-name="TBL-8-34-1"><text:p text:style-name="sty-11L"/></table:table-cell><text:span text:style-name="ecrm-0800">Standard errors in parentheses</text:span>
</table:table-row><table:table-row table:style-name="TBL-8-35-"><table:table-cell table:number-columns-spanned="3" table:style-name="TBL-8-35-1"><text:p text:style-name="sty-11L"/></table:table-cell><!--l. 772
--><draw:frame draw:name="mobj-64" draw:style-name="mml-inline" draw:z-index="0" text:anchor-type="as-char"><draw:object xlink:actuate="onLoad" xlink:href="./Master_thesis_main_doc-m64" xlink:show="embed" xlink:type="simple"/></draw:frame>  <text:span text:style-name="ecrm-0800">(p </text:span><!--l. 772
--><draw:frame draw:name="mobj-65" draw:style-name="mml-inline" draw:z-index="0" text:anchor-type="as-char"><draw:object xlink:actuate="onLoad" xlink:href="./Master_thesis_main_doc-m65" xlink:show="embed" xlink:type="simple"/></draw:frame>  <text:span text:style-name="ecrm-0800">0.1), </text:span><!--l. 772
--><draw:frame draw:name="mobj-66" draw:style-name="mml-inline" draw:z-index="0" text:anchor-type="as-char"><draw:object xlink:actuate="onLoad" xlink:href="./Master_thesis_main_doc-m66" xlink:show="embed" xlink:type="simple"/></draw:frame>  <text:span text:style-name="ecrm-0800">(p </text:span><!--l. 772
--><draw:frame draw:name="mobj-67" draw:style-name="mml-inline" draw:z-index="0" text:anchor-type="as-char"><draw:object xlink:actuate="onLoad" xlink:href="./Master_thesis_main_doc-m67" xlink:show="embed" xlink:type="simple"/></draw:frame>  <text:span text:style-name="ecrm-0800">0.05), </text:span><!--l. 772
--><draw:frame draw:name="mobj-68" draw:style-name="mml-inline" draw:z-index="0" text:anchor-type="as-char"><draw:object xlink:actuate="onLoad" xlink:href="./Master_thesis_main_doc-m68" xlink:show="embed" xlink:type="simple"/></draw:frame>  <text:span text:style-name="ecrm-0800">(p </text:span><!--l. 772
--><draw:frame draw:name="mobj-69" draw:style-name="mml-inline" draw:z-index="0" text:anchor-type="as-char"><draw:object xlink:actuate="onLoad" xlink:href="./Master_thesis_main_doc-m69" xlink:show="embed" xlink:type="simple"/></draw:frame>  <text:span text:style-name="ecrm-0800">0.01)</text:span></table:table-row></table:table>
<!--l. 774
--><text:p text:style-name="Text-body"> 
<text:span text:style-name="caption"><text:span text:style-name="caption-title">Table<text:s/>7<text:reference-mark text:name="x1-220037"> </text:reference-mark>: </text:span>Estimation results from fixed effects estimation (time effects)</text:span>
                                                                                    
                                                                                    
   </text:p> 
</text:section>
                                                                                    
                                                                                    
<!--l. 778
--><text:p text:style-name="First-line-indent">   </text:p> 
<text:section text:name="float">
                                                                                    
                                                                                    
 <table:table table:style-name="tabular"><!--table:table-column-group ???="TBL-9-1g"
--><table:table-column table:style-name="TBL-9-1"/><table:table-column table:style-name="TBL-9-2"/><table:table-column table:style-name="TBL-9-3"/><table:table-column table:style-name="TBL-9-4"/><table:table-column table:style-name="TBL-9-5"/><table:table-column table:style-name="TBL-9-6"/><table:table-column table:style-name="TBL-9-7"/><!--/table:table-column-group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9-1-"><table:table-cell table:style-name="TBL-9-1-1"><text:p text:style-name="sty-11L">                                                                                                                                                 </text:p></table:table-cell><table:table-cell table:style-name="TBL-9-1-2"><text:p text:style-name="sty-11C">     <text:span text:style-name="ecrm-0900">( 1 )</text:span>   </text:p></table:table-cell><table:table-cell table:style-name="TBL-9-1-3"><text:p text:style-name="sty-11C">     <text:span text:style-name="ecrm-0900">( 2 )</text:span>   </text:p></table:table-cell><table:table-cell table:style-name="TBL-9-1-4"><text:p text:style-name="sty-11C">                                                                          <text:span text:style-name="ecrm-0900">( 3 )</text:span>                                           </text:p></table:table-cell><table:table-cell table:style-name="TBL-9-1-5"><text:p text:style-name="sty-11C">     <text:span text:style-name="ecrm-0900">( 4 )</text:span>   </text:p></table:table-cell><table:table-cell table:style-name="TBL-9-1-6"><text:p text:style-name="sty-11C">                                                                          <text:span text:style-name="ecrm-0900">( 5 )</text:span>                                           </text:p></table:table-cell><table:table-cell table:style-name="TBL-9-1-7"><text:p text:style-name="sty-11C">                                                                                                                                                                             <text:span text:style-name="ecrm-0900">( 6 )</text:span>
</text:p></table:table-cell></table:table-row><table:table-row table:style-name="TBL-9-2-"><table:table-cell table:style-name="TBL-9-2-1"><text:p text:style-name="sty-11L">                                                                                                                                                  </text:p></table:table-cell><table:table-cell table:style-name="TBL-9-2-2"><text:p text:style-name="sty-11C"><text:span text:style-name="ecrm-0900">lgdp.growth</text:span></text:p></table:table-cell><table:table-cell table:style-name="TBL-9-2-3"><text:p text:style-name="sty-11C"><text:span text:style-name="ecrm-0900">lgdp.growth</text:span></text:p></table:table-cell><table:table-cell table:style-name="TBL-9-2-4"><text:p text:style-name="sty-11C">                                                                     <text:span text:style-name="ecrm-0900">lgdp.growth</text:span>                                        </text:p></table:table-cell><table:table-cell table:style-name="TBL-9-2-5"><text:p text:style-name="sty-11C"><text:span text:style-name="ecrm-0900">lgdp.growth</text:span></text:p></table:table-cell><table:table-cell table:style-name="TBL-9-2-6"><text:p text:style-name="sty-11C">                                                                     <text:span text:style-name="ecrm-0900">lgdp.growth</text:span>                                         </text:p></table:table-cell><table:table-cell table:style-name="TBL-9-2-7"><text:p text:style-name="sty-11C">                                                                                                                                                                        <text:span text:style-name="ecrm-0900">lgdp.growth</text:span>
</text:p></table:table-cell></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9-3-"><table:table-cell table:style-name="TBL-9-3-1"><text:p text:style-name="sty-11L"><text:span text:style-name="ecrm-0900">(Intercept)                                                                                                                                    </text:span></text:p></table:table-cell><table:table-cell table:style-name="TBL-9-3-2"><text:p text:style-name="sty-11C">    <text:span text:style-name="ecrm-0900">0.182    </text:span></text:p></table:table-cell><table:table-cell table:style-name="TBL-9-3-3"><text:p text:style-name="sty-11C">    <text:span text:style-name="ecrm-0900">0.045    </text:span></text:p></table:table-cell><table:table-cell table:style-name="TBL-9-3-4"><text:p text:style-name="sty-11C">                                                                         <text:span text:style-name="ecrm-0900">-0.923                                                                         </text:span></text:p></table:table-cell><table:table-cell table:style-name="TBL-9-3-5"><text:p text:style-name="sty-11C">    <text:span text:style-name="ecrm-0900">0.135    </text:span></text:p></table:table-cell><table:table-cell table:style-name="TBL-9-3-6"><text:p text:style-name="sty-11C">                                                                         <text:span text:style-name="ecrm-0900">12.913                                                                         </text:span></text:p></table:table-cell><table:table-cell table:style-name="TBL-9-3-7"><text:p text:style-name="sty-11C">                                                                                                                                                                           <text:span text:style-name="ecrm-0900">15.137                                                                                                                                                                           </text:span></text:p></table:table-cell>
</table:table-row><table:table-row table:style-name="TBL-9-4-"><table:table-cell table:style-name="TBL-9-4-1"><text:p text:style-name="sty-11L">                                                                                                                                                  </text:p></table:table-cell><table:table-cell table:style-name="TBL-9-4-2"><text:p text:style-name="sty-11C">   <text:span text:style-name="ecrm-0900">(4.349)   </text:span></text:p></table:table-cell><table:table-cell table:style-name="TBL-9-4-3"><text:p text:style-name="sty-11C">   <text:span text:style-name="ecrm-0900">(4.372)   </text:span></text:p></table:table-cell><table:table-cell table:style-name="TBL-9-4-4"><text:p text:style-name="sty-11C">                                                                        <text:span text:style-name="ecrm-0900">(4.473)                                                                        </text:span></text:p></table:table-cell><table:table-cell table:style-name="TBL-9-4-5"><text:p text:style-name="sty-11C">   <text:span text:style-name="ecrm-0900">(4.334)   </text:span></text:p></table:table-cell><table:table-cell table:style-name="TBL-9-4-6"><text:p text:style-name="sty-11C">                                                                         <text:span text:style-name="ecrm-0900">(8.07)                                                                         </text:span></text:p></table:table-cell><table:table-cell table:style-name="TBL-9-4-7"><text:p text:style-name="sty-11C">                                                                                                                                                                           <text:span text:style-name="ecrm-0900">(9.477)                                                                                                                                                                           </text:span></text:p></table:table-cell>
</table:table-row><table:table-row table:style-name="TBL-9-5-"><table:table-cell table:style-name="TBL-9-5-1"><text:p text:style-name="sty-11L"><text:span text:style-name="ecrm-0900">inigdp                                                                                                                                          </text:span></text:p></table:table-cell><table:table-cell table:style-name="TBL-9-5-2"><text:p text:style-name="sty-11C">       <text:span text:style-name="ecrm-0900">0       </text:span></text:p></table:table-cell><table:table-cell table:style-name="TBL-9-5-3"><text:p text:style-name="sty-11C">       <text:span text:style-name="ecrm-0900">0       </text:span></text:p></table:table-cell><table:table-cell table:style-name="TBL-9-5-4"><text:p text:style-name="sty-11C">                                                                            <text:span text:style-name="ecrm-0900">0                                                                            </text:span></text:p></table:table-cell><table:table-cell table:style-name="TBL-9-5-5"><text:p text:style-name="sty-11C">       <text:span text:style-name="ecrm-0900">0       </text:span></text:p></table:table-cell><table:table-cell table:style-name="TBL-9-5-6"><text:p text:style-name="sty-11C">                                                                            <text:span text:style-name="ecrm-0900">0                                                                            </text:span></text:p></table:table-cell><table:table-cell table:style-name="TBL-9-5-7"><text:p text:style-name="sty-11C">                                                                                                                                                                               <text:span text:style-name="ecrm-0900">0                                                                                                                                                                               </text:span></text:p></table:table-cell>
</table:table-row><table:table-row table:style-name="TBL-9-6-"><table:table-cell table:style-name="TBL-9-6-1"><text:p text:style-name="sty-11L">                                                                                                                                                  </text:p></table:table-cell><table:table-cell table:style-name="TBL-9-6-2"><text:p text:style-name="sty-11C">      <text:span text:style-name="ecrm-0900">(0)      </text:span></text:p></table:table-cell><table:table-cell table:style-name="TBL-9-6-3"><text:p text:style-name="sty-11C">      <text:span text:style-name="ecrm-0900">(0)      </text:span></text:p></table:table-cell><table:table-cell table:style-name="TBL-9-6-4"><text:p text:style-name="sty-11C">                                                                           <text:span text:style-name="ecrm-0900">(0)                                                                           </text:span></text:p></table:table-cell><table:table-cell table:style-name="TBL-9-6-5"><text:p text:style-name="sty-11C">      <text:span text:style-name="ecrm-0900">(0)      </text:span></text:p></table:table-cell><table:table-cell table:style-name="TBL-9-6-6"><text:p text:style-name="sty-11C">                                                                           <text:span text:style-name="ecrm-0900">(0)                                                                           </text:span></text:p></table:table-cell><table:table-cell table:style-name="TBL-9-6-7"><text:p text:style-name="sty-11C">                                                                                                                                                                              <text:span text:style-name="ecrm-0900">(0)                                                                                                                                                                              </text:span></text:p></table:table-cell>
</table:table-row><table:table-row table:style-name="TBL-9-7-"><table:table-cell table:style-name="TBL-9-7-1"><text:p text:style-name="sty-11L"><text:span text:style-name="ecrm-0900">yr.sch.secF                                                                                                                                    </text:span></text:p></table:table-cell><table:table-cell table:style-name="TBL-9-7-2"><text:p text:style-name="sty-11C">    <text:span text:style-name="ecrm-0900">0.263    </text:span></text:p></table:table-cell><table:table-cell table:style-name="TBL-9-7-3"><text:p text:style-name="sty-11C">    <text:span text:style-name="ecrm-0900">0.118    </text:span></text:p></table:table-cell><table:table-cell table:style-name="TBL-9-7-4"><text:p text:style-name="sty-11C">                                                                         <text:span text:style-name="ecrm-0900">-0.052                                                                         </text:span></text:p></table:table-cell><table:table-cell table:style-name="TBL-9-7-5"><text:p text:style-name="sty-11C">    <text:span text:style-name="ecrm-0900">0.234    </text:span></text:p></table:table-cell><table:table-cell table:style-name="TBL-9-7-6"><text:p text:style-name="sty-11C"><text:span text:style-name="ecrm-0900">0.578</text:span><!--l. 789
--><draw:frame draw:name="mobj-70" draw:style-name="mml-inline" draw:z-index="0" text:anchor-type="as-char"><draw:object xlink:actuate="onLoad" xlink:href="./Master_thesis_main_doc-m70" xlink:show="embed" xlink:type="simple"/></draw:frame> </text:p></table:table-cell><table:table-cell table:style-name="TBL-9-7-7"><text:p text:style-name="sty-11C">                                                                                                     <text:span text:style-name="ecrm-0900">0.7</text:span><!--l. 789
--><draw:frame draw:name="mobj-71" draw:style-name="mml-inline" draw:z-index="0" text:anchor-type="as-char"><draw:object xlink:actuate="onLoad" xlink:href="./Master_thesis_main_doc-m71" xlink:show="embed" xlink:type="simple"/></draw:frame>                                                        </text:p></table:table-cell>
</table:table-row><table:table-row table:style-name="TBL-9-8-"><table:table-cell table:style-name="TBL-9-8-1"><text:p text:style-name="sty-11L">                                                                                                                                                  </text:p></table:table-cell><table:table-cell table:style-name="TBL-9-8-2"><text:p text:style-name="sty-11C">   <text:span text:style-name="ecrm-0900">(0.374)   </text:span></text:p></table:table-cell><table:table-cell table:style-name="TBL-9-8-3"><text:p text:style-name="sty-11C">   <text:span text:style-name="ecrm-0900">(0.363)   </text:span></text:p></table:table-cell><table:table-cell table:style-name="TBL-9-8-4"><text:p text:style-name="sty-11C">                                                                        <text:span text:style-name="ecrm-0900">(0.405)                                                                        </text:span></text:p></table:table-cell><table:table-cell table:style-name="TBL-9-8-5"><text:p text:style-name="sty-11C">   <text:span text:style-name="ecrm-0900">(0.352)   </text:span></text:p></table:table-cell><table:table-cell table:style-name="TBL-9-8-6"><text:p text:style-name="sty-11C">                                                                        <text:span text:style-name="ecrm-0900">(0.335)                                                                        </text:span></text:p></table:table-cell><table:table-cell table:style-name="TBL-9-8-7"><text:p text:style-name="sty-11C">                                                                                                                                                                           <text:span text:style-name="ecrm-0900">(0.395)                                                                                                                                                                           </text:span></text:p></table:table-cell>
</table:table-row><table:table-row table:style-name="TBL-9-9-"><table:table-cell table:style-name="TBL-9-9-1"><text:p text:style-name="sty-11L"><text:span text:style-name="ecrm-0900">yr.sch.secM                                                                                                                                   </text:span></text:p></table:table-cell><table:table-cell table:style-name="TBL-9-9-2"><text:p text:style-name="sty-11C">    <text:span text:style-name="ecrm-0900">-0.234    </text:span></text:p></table:table-cell><table:table-cell table:style-name="TBL-9-9-3"><text:p text:style-name="sty-11C">     <text:span text:style-name="ecrm-0900">-0.16     </text:span></text:p></table:table-cell><table:table-cell table:style-name="TBL-9-9-4"><text:p text:style-name="sty-11C">                                                                         <text:span text:style-name="ecrm-0900">-0.135                                                                         </text:span></text:p></table:table-cell><table:table-cell table:style-name="TBL-9-9-5"><text:p text:style-name="sty-11C">    <text:span text:style-name="ecrm-0900">-0.222    </text:span></text:p></table:table-cell><table:table-cell table:style-name="TBL-9-9-6"><text:p text:style-name="sty-11C">                                                                         <text:span text:style-name="ecrm-0900">-0.097                                                                         </text:span></text:p></table:table-cell><table:table-cell table:style-name="TBL-9-9-7"><text:p text:style-name="sty-11C">                                                                                                                                                                            <text:span text:style-name="ecrm-0900">-0.231                                                                                                                                                                            </text:span></text:p></table:table-cell>
</table:table-row><table:table-row table:style-name="TBL-9-10-"><table:table-cell table:style-name="TBL-9-10-1"><text:p text:style-name="sty-11L">                                                                                                                                                  </text:p></table:table-cell><table:table-cell table:style-name="TBL-9-10-2"><text:p text:style-name="sty-11C">   <text:span text:style-name="ecrm-0900">(0.272)   </text:span></text:p></table:table-cell><table:table-cell table:style-name="TBL-9-10-3"><text:p text:style-name="sty-11C">   <text:span text:style-name="ecrm-0900">(0.266)   </text:span></text:p></table:table-cell><table:table-cell table:style-name="TBL-9-10-4"><text:p text:style-name="sty-11C">                                                                        <text:span text:style-name="ecrm-0900">(0.297)                                                                        </text:span></text:p></table:table-cell><table:table-cell table:style-name="TBL-9-10-5"><text:p text:style-name="sty-11C">   <text:span text:style-name="ecrm-0900">(0.262)   </text:span></text:p></table:table-cell><table:table-cell table:style-name="TBL-9-10-6"><text:p text:style-name="sty-11C">                                                                        <text:span text:style-name="ecrm-0900">(0.245)                                                                        </text:span></text:p></table:table-cell><table:table-cell table:style-name="TBL-9-10-7"><text:p text:style-name="sty-11C">                                                                                                                                                                           <text:span text:style-name="ecrm-0900">(0.275)                                                                                                                                                                           </text:span></text:p></table:table-cell>
</table:table-row><table:table-row table:style-name="TBL-9-11-"><table:table-cell table:style-name="TBL-9-11-1"><text:p text:style-name="sty-11L"><text:span text:style-name="ecrm-0900">lbmp                                                                                                                                           </text:span></text:p></table:table-cell><table:table-cell table:style-name="TBL-9-11-2"><text:p text:style-name="sty-11C">    <text:span text:style-name="ecrm-0900">-0.017    </text:span></text:p></table:table-cell><table:table-cell table:style-name="TBL-9-11-3"><text:p text:style-name="sty-11C">    <text:span text:style-name="ecrm-0900">-0.023    </text:span></text:p></table:table-cell><table:table-cell table:style-name="TBL-9-11-4"><text:p text:style-name="sty-11C">                                                                         <text:span text:style-name="ecrm-0900">-0.008                                                                         </text:span></text:p></table:table-cell><table:table-cell table:style-name="TBL-9-11-5"><text:p text:style-name="sty-11C">    <text:span text:style-name="ecrm-0900">-0.025    </text:span></text:p></table:table-cell><table:table-cell table:style-name="TBL-9-11-6"><text:p text:style-name="sty-11C">                                                                         <text:span text:style-name="ecrm-0900">-0.008                                                                         </text:span></text:p></table:table-cell><table:table-cell table:style-name="TBL-9-11-7"><text:p text:style-name="sty-11C">                                                                                                                                                                            <text:span text:style-name="ecrm-0900">-0.01                                                                                                                                                                            </text:span></text:p></table:table-cell>
</table:table-row><table:table-row table:style-name="TBL-9-12-"><table:table-cell table:style-name="TBL-9-12-1"><text:p text:style-name="sty-11L">                                                                                                                                                  </text:p></table:table-cell><table:table-cell table:style-name="TBL-9-12-2"><text:p text:style-name="sty-11C">   <text:span text:style-name="ecrm-0900">(0.056)   </text:span></text:p></table:table-cell><table:table-cell table:style-name="TBL-9-12-3"><text:p text:style-name="sty-11C">   <text:span text:style-name="ecrm-0900">(0.056)   </text:span></text:p></table:table-cell><table:table-cell table:style-name="TBL-9-12-4"><text:p text:style-name="sty-11C">                                                                        <text:span text:style-name="ecrm-0900">(0.057)                                                                        </text:span></text:p></table:table-cell><table:table-cell table:style-name="TBL-9-12-5"><text:p text:style-name="sty-11C">   <text:span text:style-name="ecrm-0900">(0.056)   </text:span></text:p></table:table-cell><table:table-cell table:style-name="TBL-9-12-6"><text:p text:style-name="sty-11C">                                                                        <text:span text:style-name="ecrm-0900">(0.068)                                                                        </text:span></text:p></table:table-cell><table:table-cell table:style-name="TBL-9-12-7"><text:p text:style-name="sty-11C">                                                                                                                                                                           <text:span text:style-name="ecrm-0900">(0.072)                                                                                                                                                                           </text:span></text:p></table:table-cell>
</table:table-row><table:table-row table:style-name="TBL-9-13-"><table:table-cell table:style-name="TBL-9-13-1"><text:p text:style-name="sty-11L"><text:span text:style-name="ecrm-0900">lfert                                                                                                                                             </text:span></text:p></table:table-cell><table:table-cell table:style-name="TBL-9-13-2"><text:p text:style-name="sty-11C">    <text:span text:style-name="ecrm-0900">-0.066    </text:span></text:p></table:table-cell><table:table-cell table:style-name="TBL-9-13-3"><text:p text:style-name="sty-11C">     <text:span text:style-name="ecrm-0900">-0.04     </text:span></text:p></table:table-cell><table:table-cell table:style-name="TBL-9-13-4"><text:p text:style-name="sty-11C">                                                                         <text:span text:style-name="ecrm-0900">0.108                                                                         </text:span></text:p></table:table-cell><table:table-cell table:style-name="TBL-9-13-5"><text:p text:style-name="sty-11C">    <text:span text:style-name="ecrm-0900">-0.066    </text:span></text:p></table:table-cell><table:table-cell table:style-name="TBL-9-13-6"><text:p text:style-name="sty-11C">                                                                         <text:span text:style-name="ecrm-0900">-0.231                                                                         </text:span></text:p></table:table-cell><table:table-cell table:style-name="TBL-9-13-7"><text:p text:style-name="sty-11C">                                                                                                                                                                            <text:span text:style-name="ecrm-0900">-0.365                                                                                                                                                                            </text:span></text:p></table:table-cell>
</table:table-row><table:table-row table:style-name="TBL-9-14-"><table:table-cell table:style-name="TBL-9-14-1"><text:p text:style-name="sty-11L">                                                                                                                                                  </text:p></table:table-cell><table:table-cell table:style-name="TBL-9-14-2"><text:p text:style-name="sty-11C">   <text:span text:style-name="ecrm-0900">(0.367)   </text:span></text:p></table:table-cell><table:table-cell table:style-name="TBL-9-14-3"><text:p text:style-name="sty-11C">   <text:span text:style-name="ecrm-0900">(0.368)   </text:span></text:p></table:table-cell><table:table-cell table:style-name="TBL-9-14-4"><text:p text:style-name="sty-11C">                                                                        <text:span text:style-name="ecrm-0900">(0.397)                                                                        </text:span></text:p></table:table-cell><table:table-cell table:style-name="TBL-9-14-5"><text:p text:style-name="sty-11C">   <text:span text:style-name="ecrm-0900">(0.364)   </text:span></text:p></table:table-cell><table:table-cell table:style-name="TBL-9-14-6"><text:p text:style-name="sty-11C">                                                                        <text:span text:style-name="ecrm-0900">(0.522)                                                                        </text:span></text:p></table:table-cell><table:table-cell table:style-name="TBL-9-14-7"><text:p text:style-name="sty-11C">                                                                                                                                                                           <text:span text:style-name="ecrm-0900">(0.577)                                                                                                                                                                           </text:span></text:p></table:table-cell>
</table:table-row><table:table-row table:style-name="TBL-9-15-"><table:table-cell table:style-name="TBL-9-15-1"><text:p text:style-name="sty-11L"><text:span text:style-name="ecrm-0900">kg                                                                                                                                               </text:span></text:p></table:table-cell><table:table-cell table:style-name="TBL-9-15-2"><text:p text:style-name="sty-11C">    <text:span text:style-name="ecrm-0900">0.028    </text:span></text:p></table:table-cell><table:table-cell table:style-name="TBL-9-15-3"><text:p text:style-name="sty-11C">    <text:span text:style-name="ecrm-0900">0.031    </text:span></text:p></table:table-cell><table:table-cell table:style-name="TBL-9-15-4"><text:p text:style-name="sty-11C"><text:span text:style-name="ecrm-0900">0.039</text:span><!--l. 797
--><draw:frame draw:name="mobj-72" draw:style-name="mml-inline" draw:z-index="0" text:anchor-type="as-char"><draw:object xlink:actuate="onLoad" xlink:href="./Master_thesis_main_doc-m72" xlink:show="embed" xlink:type="simple"/></draw:frame> </text:p></table:table-cell><table:table-cell table:style-name="TBL-9-15-5"><text:p text:style-name="sty-11C">     <text:span text:style-name="ecrm-0900">0.03     </text:span></text:p></table:table-cell><table:table-cell table:style-name="TBL-9-15-6"><text:p text:style-name="sty-11C"><text:span text:style-name="ecrm-0900">0.071</text:span><!--l. 797
--><draw:frame draw:name="mobj-73" draw:style-name="mml-inline" draw:z-index="0" text:anchor-type="as-char"><draw:object xlink:actuate="onLoad" xlink:href="./Master_thesis_main_doc-m73" xlink:show="embed" xlink:type="simple"/></draw:frame> </text:p></table:table-cell><table:table-cell table:style-name="TBL-9-15-7"><text:p text:style-name="sty-11C">                                                                                                                                                                            <text:span text:style-name="ecrm-0900">0.058                                                                                                                                                                            </text:span></text:p></table:table-cell>
</table:table-row><table:table-row table:style-name="TBL-9-16-"><table:table-cell table:style-name="TBL-9-16-1"><text:p text:style-name="sty-11L">                                                                                                                                                  </text:p></table:table-cell><table:table-cell table:style-name="TBL-9-16-2"><text:p text:style-name="sty-11C">    <text:span text:style-name="ecrm-0900">(0.02)    </text:span></text:p></table:table-cell><table:table-cell table:style-name="TBL-9-16-3"><text:p text:style-name="sty-11C">    <text:span text:style-name="ecrm-0900">(0.02)    </text:span></text:p></table:table-cell><table:table-cell table:style-name="TBL-9-16-4"><text:p text:style-name="sty-11C">                                                                         <text:span text:style-name="ecrm-0900">(0.02)                                                                         </text:span></text:p></table:table-cell><table:table-cell table:style-name="TBL-9-16-5"><text:p text:style-name="sty-11C">    <text:span text:style-name="ecrm-0900">(0.02)    </text:span></text:p></table:table-cell><table:table-cell table:style-name="TBL-9-16-6"><text:p text:style-name="sty-11C">                                                                        <text:span text:style-name="ecrm-0900">(0.037)                                                                        </text:span></text:p></table:table-cell><table:table-cell table:style-name="TBL-9-16-7"><text:p text:style-name="sty-11C">                                                                                                                                                                           <text:span text:style-name="ecrm-0900">(0.041)                                                                                                                                                                           </text:span></text:p></table:table-cell>
</table:table-row><table:table-row table:style-name="TBL-9-17-"><table:table-cell table:style-name="TBL-9-17-1"><text:p text:style-name="sty-11L"><text:span text:style-name="ecrm-0900">ki                                                                                                                                                </text:span></text:p></table:table-cell><table:table-cell table:style-name="TBL-9-17-2"><text:p text:style-name="sty-11C">     <text:span text:style-name="ecrm-0900">0.01     </text:span></text:p></table:table-cell><table:table-cell table:style-name="TBL-9-17-3"><text:p text:style-name="sty-11C">     <text:span text:style-name="ecrm-0900">0.01     </text:span></text:p></table:table-cell><table:table-cell table:style-name="TBL-9-17-4"><text:p text:style-name="sty-11C">                                                                         <text:span text:style-name="ecrm-0900">0.007                                                                         </text:span></text:p></table:table-cell><table:table-cell table:style-name="TBL-9-17-5"><text:p text:style-name="sty-11C">    <text:span text:style-name="ecrm-0900">0.009    </text:span></text:p></table:table-cell><table:table-cell table:style-name="TBL-9-17-6"><text:p text:style-name="sty-11C">                                                                          <text:span text:style-name="ecrm-0900">0.019                                                                          </text:span></text:p></table:table-cell><table:table-cell table:style-name="TBL-9-17-7"><text:p text:style-name="sty-11C">                                                                                                                                                                             <text:span text:style-name="ecrm-0900">0.03                                                                                                                                                                             </text:span></text:p></table:table-cell>
</table:table-row><table:table-row table:style-name="TBL-9-18-"><table:table-cell table:style-name="TBL-9-18-1"><text:p text:style-name="sty-11L">                                                                                                                                                  </text:p></table:table-cell><table:table-cell table:style-name="TBL-9-18-2"><text:p text:style-name="sty-11C">   <text:span text:style-name="ecrm-0900">(0.009)   </text:span></text:p></table:table-cell><table:table-cell table:style-name="TBL-9-18-3"><text:p text:style-name="sty-11C">    <text:span text:style-name="ecrm-0900">(0.01)    </text:span></text:p></table:table-cell><table:table-cell table:style-name="TBL-9-18-4"><text:p text:style-name="sty-11C">                                                                         <text:span text:style-name="ecrm-0900">(0.01)                                                                         </text:span></text:p></table:table-cell><table:table-cell table:style-name="TBL-9-18-5"><text:p text:style-name="sty-11C">   <text:span text:style-name="ecrm-0900">(0.009)   </text:span></text:p></table:table-cell><table:table-cell table:style-name="TBL-9-18-6"><text:p text:style-name="sty-11C">                                                                        <text:span text:style-name="ecrm-0900">(0.013)                                                                        </text:span></text:p></table:table-cell><table:table-cell table:style-name="TBL-9-18-7"><text:p text:style-name="sty-11C">                                                                                                                                                                           <text:span text:style-name="ecrm-0900">(0.018)                                                                                                                                                                           </text:span></text:p></table:table-cell>
</table:table-row><table:table-row table:style-name="TBL-9-19-"><table:table-cell table:style-name="TBL-9-19-1"><text:p text:style-name="sty-11L"><text:span text:style-name="ecrm-0900">llexpec                                                                                                                                         </text:span></text:p></table:table-cell><table:table-cell table:style-name="TBL-9-19-2"><text:p text:style-name="sty-11C">    <text:span text:style-name="ecrm-0900">0.196    </text:span></text:p></table:table-cell><table:table-cell table:style-name="TBL-9-19-3"><text:p text:style-name="sty-11C">    <text:span text:style-name="ecrm-0900">0.216    </text:span></text:p></table:table-cell><table:table-cell table:style-name="TBL-9-19-4"><text:p text:style-name="sty-11C">                                                                         <text:span text:style-name="ecrm-0900">0.374                                                                         </text:span></text:p></table:table-cell><table:table-cell table:style-name="TBL-9-19-5"><text:p text:style-name="sty-11C">    <text:span text:style-name="ecrm-0900">0.215    </text:span></text:p></table:table-cell><table:table-cell table:style-name="TBL-9-19-6"><text:p text:style-name="sty-11C"><text:span text:style-name="ecrm-0900">-3.128</text:span><!--l. 801
--><draw:frame draw:name="mobj-74" draw:style-name="mml-inline" draw:z-index="0" text:anchor-type="as-char"><draw:object xlink:actuate="onLoad" xlink:href="./Master_thesis_main_doc-m74" xlink:show="embed" xlink:type="simple"/></draw:frame> </text:p></table:table-cell><table:table-cell table:style-name="TBL-9-19-7"><text:p text:style-name="sty-11C">                                                                                                                                                                            <text:span text:style-name="ecrm-0900">-3.598                                                                                                                                                                            </text:span></text:p></table:table-cell>
</table:table-row><table:table-row table:style-name="TBL-9-20-"><table:table-cell table:style-name="TBL-9-20-1"><text:p text:style-name="sty-11L">                                                                                                                                                  </text:p></table:table-cell><table:table-cell table:style-name="TBL-9-20-2"><text:p text:style-name="sty-11C">   <text:span text:style-name="ecrm-0900">(1.015)   </text:span></text:p></table:table-cell><table:table-cell table:style-name="TBL-9-20-3"><text:p text:style-name="sty-11C">   <text:span text:style-name="ecrm-0900">(1.022)   </text:span></text:p></table:table-cell><table:table-cell table:style-name="TBL-9-20-4"><text:p text:style-name="sty-11C">                                                                        <text:span text:style-name="ecrm-0900">(1.041)                                                                        </text:span></text:p></table:table-cell><table:table-cell table:style-name="TBL-9-20-5"><text:p text:style-name="sty-11C">   <text:span text:style-name="ecrm-0900">(1.012)   </text:span></text:p></table:table-cell><table:table-cell table:style-name="TBL-9-20-6"><text:p text:style-name="sty-11C">                                                                        <text:span text:style-name="ecrm-0900">(1.825)                                                                        </text:span></text:p></table:table-cell><table:table-cell table:style-name="TBL-9-20-7"><text:p text:style-name="sty-11C">                                                                                                                                                                           <text:span text:style-name="ecrm-0900">(2.204)                                                                                                                                                                           </text:span></text:p></table:table-cell>
</table:table-row><table:table-row table:style-name="TBL-9-21-"><table:table-cell table:style-name="TBL-9-21-1"><text:p text:style-name="sty-11L"><text:span text:style-name="ecrm-0900">ToT                                                                                                                                            </text:span></text:p></table:table-cell><table:table-cell table:style-name="TBL-9-21-2"><text:p text:style-name="sty-11C">    <text:span text:style-name="ecrm-0900">-0.001    </text:span></text:p></table:table-cell><table:table-cell table:style-name="TBL-9-21-3"><text:p text:style-name="sty-11C">    <text:span text:style-name="ecrm-0900">-0.001    </text:span></text:p></table:table-cell><table:table-cell table:style-name="TBL-9-21-4"><text:p text:style-name="sty-11C">                                                                         <text:span text:style-name="ecrm-0900">-0.002                                                                         </text:span></text:p></table:table-cell><table:table-cell table:style-name="TBL-9-21-5"><text:p text:style-name="sty-11C">    <text:span text:style-name="ecrm-0900">-0.001    </text:span></text:p></table:table-cell><table:table-cell table:style-name="TBL-9-21-6"><text:p text:style-name="sty-11C">                                                                         <text:span text:style-name="ecrm-0900">-0.004                                                                         </text:span></text:p></table:table-cell><table:table-cell table:style-name="TBL-9-21-7"><text:p text:style-name="sty-11C">                                                                                                                                                                            <text:span text:style-name="ecrm-0900">-0.004                                                                                                                                                                            </text:span></text:p></table:table-cell>
</table:table-row><table:table-row table:style-name="TBL-9-22-"><table:table-cell table:style-name="TBL-9-22-1"><text:p text:style-name="sty-11L">                                                                                                                                                  </text:p></table:table-cell><table:table-cell table:style-name="TBL-9-22-2"><text:p text:style-name="sty-11C">   <text:span text:style-name="ecrm-0900">(0.003)   </text:span></text:p></table:table-cell><table:table-cell table:style-name="TBL-9-22-3"><text:p text:style-name="sty-11C">   <text:span text:style-name="ecrm-0900">(0.003)   </text:span></text:p></table:table-cell><table:table-cell table:style-name="TBL-9-22-4"><text:p text:style-name="sty-11C">                                                                        <text:span text:style-name="ecrm-0900">(0.003)                                                                        </text:span></text:p></table:table-cell><table:table-cell table:style-name="TBL-9-22-5"><text:p text:style-name="sty-11C">   <text:span text:style-name="ecrm-0900">(0.003)   </text:span></text:p></table:table-cell><table:table-cell table:style-name="TBL-9-22-6"><text:p text:style-name="sty-11C">                                                                        <text:span text:style-name="ecrm-0900">(0.006)                                                                        </text:span></text:p></table:table-cell><table:table-cell table:style-name="TBL-9-22-7"><text:p text:style-name="sty-11C">                                                                                                                                                                           <text:span text:style-name="ecrm-0900">(0.006)                                                                                                                                                                           </text:span></text:p></table:table-cell>
</table:table-row><table:table-row table:style-name="TBL-9-23-"><table:table-cell table:style-name="TBL-9-23-1"><text:p text:style-name="sty-11L"><text:span text:style-name="ecrm-0900">POLCONV                                                                                                                                   </text:span></text:p></table:table-cell><table:table-cell table:style-name="TBL-9-23-2"><text:p text:style-name="sty-11C">    <text:span text:style-name="ecrm-0900">-0.467    </text:span></text:p></table:table-cell><table:table-cell table:style-name="TBL-9-23-3"><text:p text:style-name="sty-11C">                </text:p></table:table-cell><table:table-cell table:style-name="TBL-9-23-4"><text:p text:style-name="sty-11C">                                                                                                                                                         </text:p></table:table-cell><table:table-cell table:style-name="TBL-9-23-5"><text:p text:style-name="sty-11C">                </text:p></table:table-cell><table:table-cell table:style-name="TBL-9-23-6"><text:p text:style-name="sty-11C">                                                                                                                                                          </text:p></table:table-cell><table:table-cell table:style-name="TBL-9-23-7"><text:p text:style-name="sty-11C">                                                                                                                                                                                                                                                                                                                                                               </text:p></table:table-cell>
</table:table-row><table:table-row table:style-name="TBL-9-24-"><table:table-cell table:style-name="TBL-9-24-1"><text:p text:style-name="sty-11L">                                                                                                                                                  </text:p></table:table-cell><table:table-cell table:style-name="TBL-9-24-2"><text:p text:style-name="sty-11C">   <text:span text:style-name="ecrm-0900">(0.437)   </text:span></text:p></table:table-cell><table:table-cell table:style-name="TBL-9-24-3"><text:p text:style-name="sty-11C">                </text:p></table:table-cell><table:table-cell table:style-name="TBL-9-24-4"><text:p text:style-name="sty-11C">                                                                                                                                                         </text:p></table:table-cell><table:table-cell table:style-name="TBL-9-24-5"><text:p text:style-name="sty-11C">                </text:p></table:table-cell><table:table-cell table:style-name="TBL-9-24-6"><text:p text:style-name="sty-11C">                                                                                                                                                          </text:p></table:table-cell><table:table-cell table:style-name="TBL-9-24-7"><text:p text:style-name="sty-11C">                                                                                                                                                                                                                                                                                                                                                               </text:p></table:table-cell>
</table:table-row><table:table-row table:style-name="TBL-9-25-"><table:table-cell table:style-name="TBL-9-25-1"><text:p text:style-name="sty-11L"><text:span text:style-name="ecrm-0900">POLCONIII                                                                                                                                  </text:span></text:p></table:table-cell><table:table-cell table:style-name="TBL-9-25-2"><text:p text:style-name="sty-11C">                </text:p></table:table-cell><table:table-cell table:style-name="TBL-9-25-3"><text:p text:style-name="sty-11C">    <text:span text:style-name="ecrm-0900">-0.192    </text:span></text:p></table:table-cell><table:table-cell table:style-name="TBL-9-25-4"><text:p text:style-name="sty-11C">                                                                                                                                                         </text:p></table:table-cell><table:table-cell table:style-name="TBL-9-25-5"><text:p text:style-name="sty-11C">                </text:p></table:table-cell><table:table-cell table:style-name="TBL-9-25-6"><text:p text:style-name="sty-11C">                                                                                                                                                          </text:p></table:table-cell><table:table-cell table:style-name="TBL-9-25-7"><text:p text:style-name="sty-11C">                                                                                                                                                                                                                                                                                                                                                               </text:p></table:table-cell>
</table:table-row><table:table-row table:style-name="TBL-9-26-"><table:table-cell table:style-name="TBL-9-26-1"><text:p text:style-name="sty-11L">                                                                                                                                                  </text:p></table:table-cell><table:table-cell table:style-name="TBL-9-26-2"><text:p text:style-name="sty-11C">                </text:p></table:table-cell><table:table-cell table:style-name="TBL-9-26-3"><text:p text:style-name="sty-11C">   <text:span text:style-name="ecrm-0900">(0.561)   </text:span></text:p></table:table-cell><table:table-cell table:style-name="TBL-9-26-4"><text:p text:style-name="sty-11C">                                                                                                                                                         </text:p></table:table-cell><table:table-cell table:style-name="TBL-9-26-5"><text:p text:style-name="sty-11C">                </text:p></table:table-cell><table:table-cell table:style-name="TBL-9-26-6"><text:p text:style-name="sty-11C">                                                                                                                                                          </text:p></table:table-cell><table:table-cell table:style-name="TBL-9-26-7"><text:p text:style-name="sty-11C">                                                                                                                                                                                                                                                                                                                                                               </text:p></table:table-cell>
</table:table-row><table:table-row table:style-name="TBL-9-27-"><table:table-cell table:style-name="TBL-9-27-1"><text:p text:style-name="sty-11L"><text:span text:style-name="ecrm-0900">POLCONVJ                                                                                                                                 </text:span></text:p></table:table-cell><table:table-cell table:style-name="TBL-9-27-2"><text:p text:style-name="sty-11C">                </text:p></table:table-cell><table:table-cell table:style-name="TBL-9-27-3"><text:p text:style-name="sty-11C">                </text:p></table:table-cell><table:table-cell table:style-name="TBL-9-27-4"><text:p text:style-name="sty-11C">                                                                          <text:span text:style-name="ecrm-0900">0.13                                                                          </text:span></text:p></table:table-cell><table:table-cell table:style-name="TBL-9-27-5"><text:p text:style-name="sty-11C">                </text:p></table:table-cell><table:table-cell table:style-name="TBL-9-27-6"><text:p text:style-name="sty-11C">                                                                                                                                                          </text:p></table:table-cell><table:table-cell table:style-name="TBL-9-27-7"><text:p text:style-name="sty-11C">                                                                                                                                                                                                                                                                                                                                                               </text:p></table:table-cell>
</table:table-row><table:table-row table:style-name="TBL-9-28-"><table:table-cell table:style-name="TBL-9-28-1"><text:p text:style-name="sty-11L">                                                                                                                                                  </text:p></table:table-cell><table:table-cell table:style-name="TBL-9-28-2"><text:p text:style-name="sty-11C">                </text:p></table:table-cell><table:table-cell table:style-name="TBL-9-28-3"><text:p text:style-name="sty-11C">                </text:p></table:table-cell><table:table-cell table:style-name="TBL-9-28-4"><text:p text:style-name="sty-11C">                                                                         <text:span text:style-name="ecrm-0900">(0.52)                                                                         </text:span></text:p></table:table-cell><table:table-cell table:style-name="TBL-9-28-5"><text:p text:style-name="sty-11C">                </text:p></table:table-cell><table:table-cell table:style-name="TBL-9-28-6"><text:p text:style-name="sty-11C">                                                                                                                                                          </text:p></table:table-cell><table:table-cell table:style-name="TBL-9-28-7"><text:p text:style-name="sty-11C">                                                                                                                                                                                                                                                                                                                                                               </text:p></table:table-cell>
</table:table-row><table:table-row table:style-name="TBL-9-29-"><table:table-cell table:style-name="TBL-9-29-1"><text:p text:style-name="sty-11L"><text:span text:style-name="ecrm-0900">democ                                                                                                                                          </text:span></text:p></table:table-cell><table:table-cell table:style-name="TBL-9-29-2"><text:p text:style-name="sty-11C">                </text:p></table:table-cell><table:table-cell table:style-name="TBL-9-29-3"><text:p text:style-name="sty-11C">                </text:p></table:table-cell><table:table-cell table:style-name="TBL-9-29-4"><text:p text:style-name="sty-11C">                                                                                                                                                         </text:p></table:table-cell><table:table-cell table:style-name="TBL-9-29-5"><text:p text:style-name="sty-11C">    <text:span text:style-name="ecrm-0900">-0.034    </text:span></text:p></table:table-cell><table:table-cell table:style-name="TBL-9-29-6"><text:p text:style-name="sty-11C">                                                                                                                                                          </text:p></table:table-cell><table:table-cell table:style-name="TBL-9-29-7"><text:p text:style-name="sty-11C">                                                                                                                                                                                                                                                                                                                                                               </text:p></table:table-cell>
</table:table-row><table:table-row table:style-name="TBL-9-30-"><table:table-cell table:style-name="TBL-9-30-1"><text:p text:style-name="sty-11L">                                                                                                                                                  </text:p></table:table-cell><table:table-cell table:style-name="TBL-9-30-2"><text:p text:style-name="sty-11C">                </text:p></table:table-cell><table:table-cell table:style-name="TBL-9-30-3"><text:p text:style-name="sty-11C">                </text:p></table:table-cell><table:table-cell table:style-name="TBL-9-30-4"><text:p text:style-name="sty-11C">                                                                                                                                                         </text:p></table:table-cell><table:table-cell table:style-name="TBL-9-30-5"><text:p text:style-name="sty-11C">   <text:span text:style-name="ecrm-0900">(0.028)   </text:span></text:p></table:table-cell><table:table-cell table:style-name="TBL-9-30-6"><text:p text:style-name="sty-11C">                                                                                                                                                          </text:p></table:table-cell><table:table-cell table:style-name="TBL-9-30-7"><text:p text:style-name="sty-11C">                                                                                                                                                                                                                                                                                                                                                               </text:p></table:table-cell>
</table:table-row><table:table-row table:style-name="TBL-9-31-"><table:table-cell table:style-name="TBL-9-31-1"><text:p text:style-name="sty-11L"><text:span text:style-name="ecrm-0900">llaw.order                                                                                                                                     </text:span></text:p></table:table-cell><table:table-cell table:style-name="TBL-9-31-2"><text:p text:style-name="sty-11C">                </text:p></table:table-cell><table:table-cell table:style-name="TBL-9-31-3"><text:p text:style-name="sty-11C">                </text:p></table:table-cell><table:table-cell table:style-name="TBL-9-31-4"><text:p text:style-name="sty-11C">                                                                                                                                                         </text:p></table:table-cell><table:table-cell table:style-name="TBL-9-31-5"><text:p text:style-name="sty-11C">                </text:p></table:table-cell><table:table-cell table:style-name="TBL-9-31-6"><text:p text:style-name="sty-11C">                                                                          <text:span text:style-name="ecrm-0900">0.221                                                                          </text:span></text:p></table:table-cell><table:table-cell table:style-name="TBL-9-31-7"><text:p text:style-name="sty-11C">                                                                                                                                                                                                                                                                                                                                                               </text:p></table:table-cell>
</table:table-row><table:table-row table:style-name="TBL-9-32-"><table:table-cell table:style-name="TBL-9-32-1"><text:p text:style-name="sty-11L">                                                                                                                                                  </text:p></table:table-cell><table:table-cell table:style-name="TBL-9-32-2"><text:p text:style-name="sty-11C">                </text:p></table:table-cell><table:table-cell table:style-name="TBL-9-32-3"><text:p text:style-name="sty-11C">                </text:p></table:table-cell><table:table-cell table:style-name="TBL-9-32-4"><text:p text:style-name="sty-11C">                                                                                                                                                         </text:p></table:table-cell><table:table-cell table:style-name="TBL-9-32-5"><text:p text:style-name="sty-11C">                </text:p></table:table-cell><table:table-cell table:style-name="TBL-9-32-6"><text:p text:style-name="sty-11C">                                                                        <text:span text:style-name="ecrm-0900">(0.244)                                                                        </text:span></text:p></table:table-cell><table:table-cell table:style-name="TBL-9-32-7"><text:p text:style-name="sty-11C">                                                                                                                                                                                                                                                                                                                                                               </text:p></table:table-cell>
</table:table-row><table:table-row table:style-name="TBL-9-33-"><table:table-cell table:style-name="TBL-9-33-1"><text:p text:style-name="sty-11L"><text:span text:style-name="ecrm-0900">l.icrgQoG                                                                                                                                     </text:span></text:p></table:table-cell><table:table-cell table:style-name="TBL-9-33-2"><text:p text:style-name="sty-11C">                </text:p></table:table-cell><table:table-cell table:style-name="TBL-9-33-3"><text:p text:style-name="sty-11C">                </text:p></table:table-cell><table:table-cell table:style-name="TBL-9-33-4"><text:p text:style-name="sty-11C">                                                                                                                                                         </text:p></table:table-cell><table:table-cell table:style-name="TBL-9-33-5"><text:p text:style-name="sty-11C">                </text:p></table:table-cell><table:table-cell table:style-name="TBL-9-33-6"><text:p text:style-name="sty-11C">                                                                                                                                                          </text:p></table:table-cell><table:table-cell table:style-name="TBL-9-33-7"><text:p text:style-name="sty-11C">                                                                                                                                                                            <text:span text:style-name="ecrm-0900">-0.015                                                                                                                                                                            </text:span></text:p></table:table-cell>
</table:table-row><table:table-row table:style-name="TBL-9-34-"><table:table-cell table:style-name="TBL-9-34-1"><text:p text:style-name="sty-11L">                                                                                                                                                  </text:p></table:table-cell><table:table-cell table:style-name="TBL-9-34-2"><text:p text:style-name="sty-11C">                </text:p></table:table-cell><table:table-cell table:style-name="TBL-9-34-3"><text:p text:style-name="sty-11C">                </text:p></table:table-cell><table:table-cell table:style-name="TBL-9-34-4"><text:p text:style-name="sty-11C">                                                                                                                                                         </text:p></table:table-cell><table:table-cell table:style-name="TBL-9-34-5"><text:p text:style-name="sty-11C">                </text:p></table:table-cell><table:table-cell table:style-name="TBL-9-34-6"><text:p text:style-name="sty-11C">                                                                                                                                                          </text:p></table:table-cell><table:table-cell table:style-name="TBL-9-34-7"><text:p text:style-name="sty-11C">                                                                                                                                                                           <text:span text:style-name="ecrm-0900">(0.486)                                                                                                                                                                           </text:span></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9-35-"><table:table-cell table:style-name="TBL-9-35-1"><text:p text:style-name="sty-11L"><!--l. 818
--><draw:frame draw:name="mobj-75" draw:style-name="mml-inline" draw:z-index="0" text:anchor-type="as-char"><draw:object xlink:actuate="onLoad" xlink:href="./Master_thesis_main_doc-m75" xlink:show="embed" xlink:type="simple"/></draw:frame> </text:p></table:table-cell><table:table-cell table:style-name="TBL-9-35-2"><text:p text:style-name="sty-11C">    <text:span text:style-name="ecrm-0900">0.063    </text:span></text:p></table:table-cell><table:table-cell table:style-name="TBL-9-35-3"><text:p text:style-name="sty-11C">    <text:span text:style-name="ecrm-0900">0.054    </text:span></text:p></table:table-cell><table:table-cell table:style-name="TBL-9-35-4"><text:p text:style-name="sty-11C">                                                                         <text:span text:style-name="ecrm-0900">0.076                                                                         </text:span></text:p></table:table-cell><table:table-cell table:style-name="TBL-9-35-5"><text:p text:style-name="sty-11C">    <text:span text:style-name="ecrm-0900">0.069    </text:span></text:p></table:table-cell><table:table-cell table:style-name="TBL-9-35-6"><text:p text:style-name="sty-11C">                                                                          <text:span text:style-name="ecrm-0900">0.367                                                                          </text:span></text:p></table:table-cell><table:table-cell table:style-name="TBL-9-35-7"><text:p text:style-name="sty-11C">                                                                                                                                                                            <text:span text:style-name="ecrm-0900">0.336                                                                                                                                                                            </text:span></text:p></table:table-cell>
</table:table-row><table:table-row table:style-name="TBL-9-36-"><table:table-cell table:style-name="TBL-9-36-1"><text:p text:style-name="sty-11L"><!--l. 819
--><draw:frame draw:name="mobj-76" draw:style-name="mml-inline" draw:z-index="0" text:anchor-type="as-char"><draw:object xlink:actuate="onLoad" xlink:href="./Master_thesis_main_doc-m76" xlink:show="embed" xlink:type="simple"/></draw:frame> </text:p></table:table-cell><table:table-cell table:style-name="TBL-9-36-2"><text:p text:style-name="sty-11C">    <text:span text:style-name="ecrm-0900">0.057    </text:span></text:p></table:table-cell><table:table-cell table:style-name="TBL-9-36-3"><text:p text:style-name="sty-11C">    <text:span text:style-name="ecrm-0900">0.048    </text:span></text:p></table:table-cell><table:table-cell table:style-name="TBL-9-36-4"><text:p text:style-name="sty-11C">                                                                         <text:span text:style-name="ecrm-0900">0.068                                                                         </text:span></text:p></table:table-cell><table:table-cell table:style-name="TBL-9-36-5"><text:p text:style-name="sty-11C">    <text:span text:style-name="ecrm-0900">0.062    </text:span></text:p></table:table-cell><table:table-cell table:style-name="TBL-9-36-6"><text:p text:style-name="sty-11C">                                                                          <text:span text:style-name="ecrm-0900">0.261                                                                          </text:span></text:p></table:table-cell><table:table-cell table:style-name="TBL-9-36-7"><text:p text:style-name="sty-11C">                                                                                                                                                                            <text:span text:style-name="ecrm-0900">0.233                                                                                                                                                                            </text:span></text:p></table:table-cell>
</table:table-row><table:table-row table:style-name="TBL-9-37-"><table:table-cell table:style-name="TBL-9-37-1"><text:p text:style-name="sty-11L"><!--l. 820
--><draw:frame draw:name="mobj-77" draw:style-name="mml-inline" draw:z-index="0" text:anchor-type="as-char"><draw:object xlink:actuate="onLoad" xlink:href="./Master_thesis_main_doc-m77" xlink:show="embed" xlink:type="simple"/></draw:frame> </text:p></table:table-cell><table:table-cell table:style-name="TBL-9-37-2"><text:p text:style-name="sty-11C">      <text:span text:style-name="ecrm-0900">110</text:span>   </text:p></table:table-cell><table:table-cell table:style-name="TBL-9-37-3"><text:p text:style-name="sty-11C">      <text:span text:style-name="ecrm-0900">110</text:span>   </text:p></table:table-cell><table:table-cell table:style-name="TBL-9-37-4"><text:p text:style-name="sty-11C">                                                                          <text:span text:style-name="ecrm-0900">104</text:span>                                            </text:p></table:table-cell><table:table-cell table:style-name="TBL-9-37-5"><text:p text:style-name="sty-11C">      <text:span text:style-name="ecrm-0900">111</text:span>   </text:p></table:table-cell><table:table-cell table:style-name="TBL-9-37-6"><text:p text:style-name="sty-11C">                                                                           <text:span text:style-name="ecrm-0900">38</text:span>                                            </text:p></table:table-cell><table:table-cell table:style-name="TBL-9-37-7"><text:p text:style-name="sty-11C">                                                                                                                                                                              <text:span text:style-name="ecrm-0900">36</text:span>
</text:p></table:table-cell></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9-38-"><table:table-cell table:number-columns-spanned="3" table:style-name="TBL-9-38-1"><text:p text:style-name="sty-11L"/></table:table-cell><text:span text:style-name="ecrm-0800">Standard errors in parentheses</text:span>
</table:table-row><table:table-row table:style-name="TBL-9-39-"><table:table-cell table:number-columns-spanned="3" table:style-name="TBL-9-39-1"><text:p text:style-name="sty-11L"/></table:table-cell><!--l. 823
--><draw:frame draw:name="mobj-78" draw:style-name="mml-inline" draw:z-index="0" text:anchor-type="as-char"><draw:object xlink:actuate="onLoad" xlink:href="./Master_thesis_main_doc-m78" xlink:show="embed" xlink:type="simple"/></draw:frame>  <text:span text:style-name="ecrm-0800">(p </text:span><!--l. 823
--><draw:frame draw:name="mobj-79" draw:style-name="mml-inline" draw:z-index="0" text:anchor-type="as-char"><draw:object xlink:actuate="onLoad" xlink:href="./Master_thesis_main_doc-m79" xlink:show="embed" xlink:type="simple"/></draw:frame>  <text:span text:style-name="ecrm-0800">0.1), </text:span><!--l. 823
--><draw:frame draw:name="mobj-80" draw:style-name="mml-inline" draw:z-index="0" text:anchor-type="as-char"><draw:object xlink:actuate="onLoad" xlink:href="./Master_thesis_main_doc-m80" xlink:show="embed" xlink:type="simple"/></draw:frame>  <text:span text:style-name="ecrm-0800">(p </text:span><!--l. 823
--><draw:frame draw:name="mobj-81" draw:style-name="mml-inline" draw:z-index="0" text:anchor-type="as-char"><draw:object xlink:actuate="onLoad" xlink:href="./Master_thesis_main_doc-m81" xlink:show="embed" xlink:type="simple"/></draw:frame>  <text:span text:style-name="ecrm-0800">0.05), </text:span><!--l. 823
--><draw:frame draw:name="mobj-82" draw:style-name="mml-inline" draw:z-index="0" text:anchor-type="as-char"><draw:object xlink:actuate="onLoad" xlink:href="./Master_thesis_main_doc-m82" xlink:show="embed" xlink:type="simple"/></draw:frame>  <text:span text:style-name="ecrm-0800">(p </text:span><!--l. 823
--><draw:frame draw:name="mobj-83" draw:style-name="mml-inline" draw:z-index="0" text:anchor-type="as-char"><draw:object xlink:actuate="onLoad" xlink:href="./Master_thesis_main_doc-m83" xlink:show="embed" xlink:type="simple"/></draw:frame>  <text:span text:style-name="ecrm-0800">0.01)</text:span></table:table-row></table:table>
<!--l. 825
--><text:p text:style-name="Text-body"> 
<text:span text:style-name="caption"><text:span text:style-name="caption-title">Table<text:s/>8<text:reference-mark text:name="x1-220048"> </text:reference-mark>: </text:span>Estimation results from pooled regression</text:span>
                                                                                    
                                                                                    
   </text:p> 
</text:section>
   <!--end of subsection
--><!--start of subsection
--><text:h text:style-name="Heading-3" text:outline-level="3"><text:span text:style-name="subsection">6.2    </text:span><t4htlink href="#QQ2-1-32" name="x1-230006.2"/>Mis-specification Tests</text:h> 

<!--l. 834
--><text:p text:style-name="Text-body">There are seven assumptions underlying the use of fixed effects estimation, but we only require four to have
an unbiased estimator (<text:span text:style-name="ecbx-1000">?</text:span>, pp. 503-4). In this section I will discuss some of the issues pertaining to these
assumptions.
</text:p> 
<!--l. 839
--><text:p text:style-name="First-line-indent">   The second assumption is that we have a random sample from the cross section. Already this assumption
might be violated, because it is probably not random for which countries we have data. That is to say that
the countries for which we do not have data may have a significant impact on the results if included in the
analysis.
</text:p> 
<!--l. 845
--><text:p text:style-name="First-line-indent">   Another assumption is that there exist no perfect linear relationship among the explanatory variables. As
mentioned in the section<text:s/>4.1<!--tex4ht:ref: sub:Measures-of-POLCON 
--><text:span text:style-name="reference-ref"><text:reference-ref text:ref-name="x1-80004.1" text:reference-format="text"> </text:reference-ref></text:span><text:reference-mark text:name="x1-23000doc"> </text:reference-mark> on page<text:s/>14<!--tex4ht:ref: sub:Measures-of-POLCON 
--><text:span text:style-name="reference-ref"><text:reference-ref text:ref-name="x1-80004.1" text:reference-format="text"> </text:reference-ref></text:span>, there is strong correlation among the individual measures of
institutional quality and political constraint, so these are not included at the same time in the
model.
</text:p> 
<!--l. 851
--><text:p text:style-name="First-line-indent">   Below we adopt a number of tests of model (1).
</text:p> 
<!--l. 853
--><text:p text:style-name="First-line-indent">   We can test whether there are indeed effects at an individual or time level using the
Lagrange multiplier test (<text:span text:style-name="ecbx-1000">?</text:span>, p. 21). The test below tests the null that the individual and time
effects in model (1) are insignificant using the method suggested by <text:span text:style-name="ecbx-1000">?</text:span>. Based on the large <!--l. 857
--><draw:frame draw:style-name="mml-inline" draw:name="mobj-84" text:anchor-type="as-char" draw:z-index="0"><draw:object xlink:href="./Master_thesis_main_doc-m84" xlink:type="simple" xlink:show="embed" xlink:actuate="onLoad"/></draw:frame>  value we reject that the individual and time effects are insignificant.
   <text:p text:style-name="FirstCenterPar"/> 
<text:p text:style-name="obeylines-v">
<text:span text:style-name="textcolor1"><text:span text:style-name="textbf"><text:span text:style-name="ectt-1000">plmtest</text:span></text:span></text:span><text:span text:style-name="ectt-1000">(pooled1,</text:span><text:span text:style-name="ectt-1000"><text:s/>effect</text:span><text:span text:style-name="ectt-1000"><text:s/>=</text:span><text:span text:style-name="ectt-1000"><text:s/></text:span><text:span text:style-name="textcolor2"><text:span text:style-name="ectt-1000">"twoways"</text:span></text:span><text:span text:style-name="ectt-1000">,</text:span><text:span text:style-name="ectt-1000"><text:s/>type</text:span><text:span text:style-name="ectt-1000"><text:s/>=</text:span><text:span text:style-name="ectt-1000"><text:s/></text:span><text:span text:style-name="textcolor3"><text:span text:style-name="ectt-1000">"ghm"</text:span></text:span><text:span text:style-name="ectt-1000">)</text:span>
</text:p>
<!--l. 865
--><text:p text:style-name="Preformatted-Text">
##
<text:line-break/>##<text:s/> Lagrange<text:s/>Multiplier<text:s/>Test<text:s/>-<text:s/>two-ways<text:s/>effects<text:s/>(Gourieroux,
<text:line-break/>##<text:s/> Holly<text:s/>and<text:s/>Monfort)
<text:line-break/>##
<text:line-break/>##<text:s/>data:<text:s/><text:s/>lgdp.growth<text:s/>~<text:s/>inigdp<text:s/>+<text:s/>yr.sch.secF<text:s/>+<text:s/>yr.sch.secM<text:s/>+<text:s/>lbmp<text:s/>+<text:s/>lfert<text:s/>+<text:s/><text:s/><text:s/><text:s/><text:s/><text:s/>kg<text:s/>+<text:s/>ki<text:s/>+<text:s/>llexpec<text:s/>+<text:s/>ToT<text:s/>+<text:s/>POLCONV
<text:line-break/>##<text:s/>chisq<text:s/>=<text:s/>102.7,<text:s/>df<text:s/>=<text:s/>2,<text:s/>p-value<text:s/>&lt;<text:s/>2.2e-16
<text:line-break/>##<text:s/>alternative<text:s/>hypothesis:<text:s/>significant<text:s/>effects
</text:p>                                                                                    </text:p>
<!--l. 874
--><text:p text:style-name="Like-Text-body">-<!--l. 874
--><draw:frame draw:style-name="mml-inline" draw:name="mobj-85" text:anchor-type="as-char" draw:z-index="0"><draw:object xlink:href="./Master_thesis_main_doc-m85" xlink:type="simple" xlink:show="embed" xlink:actuate="onLoad"/></draw:frame> 
</text:p> 
<!--l. 878
--><text:p text:style-name="First-line-indent">   In the test below we test whether we can allow for individual effects based on the test proposed by <text:span text:style-name="ecbx-1000">?</text:span>.
Here we again reject the null that the individual effects of model (1) are insignificant.
   <text:p text:style-name="FirstCenterPar"/> 
<text:p text:style-name="obeylines-v">
<text:span text:style-name="textcolor4"><text:span text:style-name="textbf"><text:span text:style-name="ectt-1000">plmtest</text:span></text:span></text:span><text:span text:style-name="ectt-1000">(pooled1,</text:span><text:span text:style-name="ectt-1000"><text:s/>effect</text:span><text:span text:style-name="ectt-1000"><text:s/>=</text:span><text:span text:style-name="ectt-1000"><text:s/></text:span><text:span text:style-name="textcolor5"><text:span text:style-name="ectt-1000">"individual"</text:span></text:span><text:span text:style-name="ectt-1000">,</text:span><text:span text:style-name="ectt-1000"><text:s/>type</text:span><text:span text:style-name="ectt-1000"><text:s/>=</text:span><text:span text:style-name="ectt-1000"><text:s/></text:span><text:span text:style-name="textcolor6"><text:span text:style-name="ectt-1000">"bp"</text:span></text:span><text:span text:style-name="ectt-1000">)</text:span>
</text:p>
<!--l. 888
--><text:p text:style-name="Preformatted-Text">
##
<text:line-break/>##<text:s/> Lagrange<text:s/>Multiplier<text:s/>Test<text:s/>-<text:s/>(Breusch-Pagan)
<text:line-break/>##
<text:line-break/>##<text:s/>data:<text:s/><text:s/>lgdp.growth<text:s/>~<text:s/>inigdp<text:s/>+<text:s/>yr.sch.secF<text:s/>+<text:s/>yr.sch.secM<text:s/>+<text:s/>lbmp<text:s/>+<text:s/>lfert<text:s/>+<text:s/><text:s/><text:s/><text:s/><text:s/><text:s/>kg<text:s/>+<text:s/>ki<text:s/>+<text:s/>llexpec<text:s/>+<text:s/>ToT<text:s/>+<text:s/>POLCONV
<text:line-break/>##<text:s/>chisq<text:s/>=<text:s/>96.18,<text:s/>df<text:s/>=<text:s/>1,<text:s/>p-value<text:s/>&lt;<text:s/>2.2e-16
<text:line-break/>##<text:s/>alternative<text:s/>hypothesis:<text:s/>significant<text:s/>effects
</text:p>                                                                                    </text:p>
<!--l. 896
--><text:p text:style-name="Like-Text-body">-<!--l. 896
--><draw:frame draw:style-name="mml-inline" draw:name="mobj-86" text:anchor-type="as-char" draw:z-index="0"><draw:object xlink:href="./Master_thesis_main_doc-m86" xlink:type="simple" xlink:show="embed" xlink:actuate="onLoad"/></draw:frame> 
</text:p> 
<!--l. 900
--><text:p text:style-name="First-line-indent">   Since the estimated variance of the individual effect is negative when using random effects this
estimation method has not been used in the this project, but had it been, it would have been
paramount to use the Hausman test (<text:span text:style-name="ecbx-1000">?</text:span>) to compare a random effects model and a fixed effects
model.
</text:p> 
<!--l. 906
--><text:p text:style-name="First-line-indent">   We can also use the unobserved effects test as proposed by <text:span text:style-name="ecbx-1000">? </text:span>with the null hypothesis that
there are no unobserved effects in the residuals in the pooled model (<text:span text:style-name="ecbx-1000">?</text:span>, p. 23). The results of
this test are reported below. As we can see, we can only reject the null hypothesis at the 10%
significance level, which provides some evidence that there indeed are unobserved effects in the model.
This could be due to the lack of inclusion of the initial gdp level as discussed in section<text:s/>4.1<!--tex4ht:ref: sub:Measures-of-gdp 
--><text:span text:style-name="reference-ref"><text:reference-ref text:ref-name="x1-90004.1" text:reference-format="text"> </text:reference-ref></text:span> on
page<text:s/>17<!--tex4ht:ref: sub:Measures-of-gdp 
--><text:span text:style-name="reference-ref"><text:reference-ref text:ref-name="x1-90004.1" text:reference-format="text"> </text:reference-ref></text:span>.
   <text:p text:style-name="FirstCenterPar"/> 
<text:p text:style-name="obeylines-v">
<text:span text:style-name="textcolor7"><text:span text:style-name="textbf"><text:span text:style-name="ectt-1000">pwtest</text:span></text:span></text:span><text:span text:style-name="ectt-1000">(pooled1)</text:span>
</text:p>
<!--l. 920
--><text:p text:style-name="Preformatted-Text">
##
<text:line-break/>##<text:s/> Wooldridge's<text:s/>test<text:s/>for<text:s/>unobserved<text:s/>individual<text:s/>effects
<text:line-break/>##
<text:line-break/>##<text:s/>data:<text:s/><text:s/>formula
<text:line-break/>##<text:s/>z<text:s/>=<text:s/>-1.763,<text:s/>p-value<text:s/>=<text:s/>0.07791
<text:line-break/>##<text:s/>alternative<text:s/>hypothesis:<text:s/>unobserved<text:s/>effect
</text:p>                                                                                    </text:p>
<!--l. 928
--><text:p text:style-name="Like-Text-body">-<!--l. 928
--><draw:frame draw:style-name="mml-inline" draw:name="mobj-87" text:anchor-type="as-char" draw:z-index="0"><draw:object xlink:href="./Master_thesis_main_doc-m87" xlink:type="simple" xlink:show="embed" xlink:actuate="onLoad"/></draw:frame> 
</text:p> 
<!--l. 932
--><!--start First-line-indent-->   It could also be relevant to test for serial correltion in the idiosyncratic errors of the fixed effects model
with individual effects. This is done in the test below, do we reject the null that the idiosyncratic errors are
uncorrelated.
   <text:p xmlns:text="urn:oasis:names:tc:opendocument:xmlns:text:1.0" xmlns:presentation="urn:oasis:names:tc:opendocument:xmlns:presentation:1.0" xmlns:smil="urn:oasis:names:tc:opendocument:xmlns:smil-compatible:1.0" xmlns:anim="urn:oasis:names:tc:opendocument:xmlns:animation:1.0" xmlns:xsi="http://www.w3.org/2001/XMLSchema-instance" xmlns:xsd="http://www.w3.org/2001/XMLSchema" xmlns:xforms="http://www.w3.org/2002/xforms" xmlns:dom="http://www.w3.org/2001/xml-events" xmlns:oooc="http://openoffice.org/2004/calc" xmlns:ooow="http://openoffice.org/2004/writer" xmlns:ooo="http://openoffice.org/2004/office" xmlns:script="urn:oasis:names:tc:opendocument:xmlns:script:1.0" xmlns:form="urn:oasis:names:tc:opendocument:xmlns:form:1.0" xmlns:math="http://www.w3.org/1998/Math/MathML" xmlns:dr3d="urn:oasis:names:tc:opendocument:xmlns:dr3d:1.0" xmlns:chart="urn:oasis:names:tc:opendocument:xmlns:chart:1.0" xmlns:svg="http://www.w3.org/2000/svg" xmlns:number="urn:oasis:names:tc:opendocument:xmlns:datastyle:1.0" xmlns:meta="urn:oasis:names:tc:opendocument:xmlns:meta:1.0" xmlns:dc="http://purl.org/dc/elements/1.1/" xmlns:xlink="http://www.w3.org/1999/xlink" xmlns:fo="http://www.w3.org/1999/XSL/Format" xmlns:draw="urn:oasis:names:tc:opendocument:xmlns:drawing:1.0" xmlns:table="urn:oasis:names:tc:opendocument:xmlns:table:1.0" xmlns:style="urn:oasis:names:tc:opendocument:xmlns:style:1.0" xmlns:office="urn:oasis:names:tc:opendocument:xmlns:office:1.0" text:style-name="First-line-indent_FirstCenterPar_"/> 
<text:p xmlns:text="urn:oasis:names:tc:opendocument:xmlns:text:1.0" xmlns:presentation="urn:oasis:names:tc:opendocument:xmlns:presentation:1.0" xmlns:smil="urn:oasis:names:tc:opendocument:xmlns:smil-compatible:1.0" xmlns:anim="urn:oasis:names:tc:opendocument:xmlns:animation:1.0" xmlns:xsi="http://www.w3.org/2001/XMLSchema-instance" xmlns:xsd="http://www.w3.org/2001/XMLSchema" xmlns:xforms="http://www.w3.org/2002/xforms" xmlns:dom="http://www.w3.org/2001/xml-events" xmlns:oooc="http://openoffice.org/2004/calc" xmlns:ooow="http://openoffice.org/2004/writer" xmlns:ooo="http://openoffice.org/2004/office" xmlns:script="urn:oasis:names:tc:opendocument:xmlns:script:1.0" xmlns:form="urn:oasis:names:tc:opendocument:xmlns:form:1.0" xmlns:math="http://www.w3.org/1998/Math/MathML" xmlns:dr3d="urn:oasis:names:tc:opendocument:xmlns:dr3d:1.0" xmlns:chart="urn:oasis:names:tc:opendocument:xmlns:chart:1.0" xmlns:svg="http://www.w3.org/2000/svg" xmlns:number="urn:oasis:names:tc:opendocument:xmlns:datastyle:1.0" xmlns:meta="urn:oasis:names:tc:opendocument:xmlns:meta:1.0" xmlns:dc="http://purl.org/dc/elements/1.1/" xmlns:xlink="http://www.w3.org/1999/xlink" xmlns:fo="http://www.w3.org/1999/XSL/Format" xmlns:draw="urn:oasis:names:tc:opendocument:xmlns:drawing:1.0" xmlns:table="urn:oasis:names:tc:opendocument:xmlns:table:1.0" xmlns:style="urn:oasis:names:tc:opendocument:xmlns:style:1.0" xmlns:office="urn:oasis:names:tc:opendocument:xmlns:office:1.0" text:style-name="First-line-indent_obeylines-v_textcolor8">
<text:span text:style-name="textcolor8"><text:span text:style-name="textbf"><text:span text:style-name="ectt-1000">library</text:span></text:span></text:span><text:span text:style-name="ectt-1000">(lmtest)</text:span>
<text:line-break/><text:span text:style-name="textcolor9"><text:span text:style-name="textbf"><text:span text:style-name="ectt-1000">pbgtest</text:span></text:span></text:span><text:span text:style-name="ectt-1000">(fixed_effects1)</text:span>
</text:p>
<!--l. 943
--><text:p xmlns:text="urn:oasis:names:tc:opendocument:xmlns:text:1.0" xmlns:presentation="urn:oasis:names:tc:opendocument:xmlns:presentation:1.0" xmlns:smil="urn:oasis:names:tc:opendocument:xmlns:smil-compatible:1.0" xmlns:anim="urn:oasis:names:tc:opendocument:xmlns:animation:1.0" xmlns:xsi="http://www.w3.org/2001/XMLSchema-instance" xmlns:xsd="http://www.w3.org/2001/XMLSchema" xmlns:xforms="http://www.w3.org/2002/xforms" xmlns:dom="http://www.w3.org/2001/xml-events" xmlns:oooc="http://openoffice.org/2004/calc" xmlns:ooow="http://openoffice.org/2004/writer" xmlns:ooo="http://openoffice.org/2004/office" xmlns:script="urn:oasis:names:tc:opendocument:xmlns:script:1.0" xmlns:form="urn:oasis:names:tc:opendocument:xmlns:form:1.0" xmlns:math="http://www.w3.org/1998/Math/MathML" xmlns:dr3d="urn:oasis:names:tc:opendocument:xmlns:dr3d:1.0" xmlns:chart="urn:oasis:names:tc:opendocument:xmlns:chart:1.0" xmlns:svg="http://www.w3.org/2000/svg" xmlns:number="urn:oasis:names:tc:opendocument:xmlns:datastyle:1.0" xmlns:meta="urn:oasis:names:tc:opendocument:xmlns:meta:1.0" xmlns:dc="http://purl.org/dc/elements/1.1/" xmlns:xlink="http://www.w3.org/1999/xlink" xmlns:fo="http://www.w3.org/1999/XSL/Format" xmlns:draw="urn:oasis:names:tc:opendocument:xmlns:drawing:1.0" xmlns:table="urn:oasis:names:tc:opendocument:xmlns:table:1.0" xmlns:style="urn:oasis:names:tc:opendocument:xmlns:style:1.0" xmlns:office="urn:oasis:names:tc:opendocument:xmlns:office:1.0" text:style-name="First-line-indent_Preformatted-Text_">
##
<text:line-break/>##<text:s/> Breusch-Godfrey/Wooldridge<text:s/>test<text:s/>for<text:s/>serial<text:s/>correlation<text:s/>in
<text:line-break/>##<text:s/> panel<text:s/>models
<text:line-break/>##
<text:line-break/>##<text:s/>data:<text:s/><text:s/>lgdp.growth<text:s/>~<text:s/>yr.sch.secF<text:s/>+<text:s/>yr.sch.secM<text:s/>+<text:s/>lbmp<text:s/>+<text:s/>lfert<text:s/>+<text:s/>kg<text:s/>+<text:s/><text:s/><text:s/><text:s/><text:s/><text:s/>ki<text:s/>+<text:s/>llexpec<text:s/>+<text:s/>ToT<text:s/>+<text:s/>POLCONV
<text:line-break/>##<text:s/>chisq<text:s/>=<text:s/>8.379,<text:s/>df<text:s/>=<text:s/>1,<text:s/>p-value<text:s/>=<text:s/>0.003796
<text:line-break/>##<text:s/>alternative<text:s/>hypothesis:<text:s/>serial<text:s/>correlation<text:s/>in<text:s/>idiosyncratic<text:s/>errors
</text:p>                                                                                    <!--end_First-line-indent-->
<!--l. 952
--><text:p text:style-name="Like-Text-body">-<!--l. 952
--><draw:frame draw:style-name="mml-inline" draw:name="mobj-88" text:anchor-type="as-char" draw:z-index="0"><draw:object xlink:href="./Master_thesis_main_doc-m88" xlink:type="simple" xlink:show="embed" xlink:actuate="onLoad"/></draw:frame> 
   </text:p> 
<!--end of subsection
--><!--end of section
--><!--start of section
--><text:h text:style-name="Heading-2" text:outline-level="2"><text:span text:style-name="section">7    </text:span><t4htlink href="#QQ2-1-33" name="x1-240007"/>Conclusions</text:h> 

<!--l. 959
--><text:p text:style-name="Text-body">In this project we have tested whether political constraints or institutiona factors, or both, affect economic
growth. We have found a statistical significant estimator of the measure of political constraints POLCONV
and the democracy index provided by PolityIV when using fixed effects estimation allowing for individual
effects using a number of control variables.
</text:p> 
<!--l. 966
--><text:p text:style-name="First-line-indent">   Further efforts in this vein, could look at (partial; <text:span text:style-name="Emphasis"><text:span text:style-name="ecti-1000">ceteris paribus</text:span></text:span>) relationship between political
constraints and economic growth, which could be argued is concave such that it is initially important up to a
point wherefrom it becomes detrimental to economic growth. Other interesting variables might include trust
or failure tolerance of a country.
</text:p> 
<!--l. 973
--><text:p text:style-name="First-line-indent">   </text:p> 
<text:p text:style-name="newpage"/>
<!--l. 973
--><text:p text:style-name="First-line-indent">
                                                                                    
                                                                                    
<text:reference-mark text:name="Q1-1-34"> </text:reference-mark>
   </text:p> 
<!--end of section
--><!--end of section*
--><!--start of section*
--><text:h text:style-name="Heading-2" text:outline-level="2"><text:reference-mark text:name="x1-250007"> </text:reference-mark>References</text:h> 

<!--l. 1
--><text:p text:style-name="Text-body">
  </text:p> 
<text:bibliography text:name="bib-1"> <text:bibliography-source> 
<text:index-title-template>Reference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text:reference-mark text:name="Xbarnett1999inflation"> </text:reference-mark>Barnett, R.<text:s/>C. and M.<text:s/>S. Ho (1999). Inflation, black market exchange rates, and economic growth.
  </text:p><text:p text:style-name="p-bibitem">
<text:reference-mark text:name="Xbarro1991government"> </text:reference-mark>Barro, R.<text:s/>J. (1991). <text:span text:style-name="ecti-1000">Government spending in a simple model of endogenous growth</text:span>. National Bureau
  of Economic Research Cambridge, Mass., USA.
  </text:p><text:p text:style-name="p-bibitem">
<text:reference-mark text:name="Xbarro1996democracy"> </text:reference-mark>Barro, R.<text:s/>J. (1996). Democracy and growth. <text:span text:style-name="ecti-1000">Journal of economic growth</text:span><text:s/><text:span text:style-name="ecti-1000">1</text:span>(1), 1–27.
  </text:p><text:p text:style-name="p-bibitem">
<text:reference-mark text:name="Xbarro2003determinants"> </text:reference-mark>Barro, R.<text:s/>J. (2003).  Determinants of economic growth in a panel of countries.  <text:span text:style-name="ecti-1000">Annals of economics</text:span>
  <text:span text:style-name="ecti-1000">and finance</text:span><text:s/><text:span text:style-name="ecti-1000">4</text:span>, 231–274.
  </text:p><text:p text:style-name="p-bibitem">
<text:reference-mark text:name="Xbarro1994sources"> </text:reference-mark>Barro, R.<text:s/>J. and J.-W. Lee (1994, June). Sources of economic growth. <text:span text:style-name="ecti-1000">Carnegie-Rochester Conference</text:span>
  <text:span text:style-name="ecti-1000">Series on Public Policy</text:span><text:s/><text:span text:style-name="ecti-1000">40</text:span>, 1–46.
  </text:p><text:p text:style-name="p-bibitem">
<text:reference-mark text:name="Xbarro2010anew"> </text:reference-mark>Barro, R.<text:s/>J. and J.<text:s/>W. Lee (2010). A new data set of educational attainment in the world, 1950–2010.
  Technical report, National Bureau of Economic Research.
  </text:p><text:p text:style-name="p-bibitem">
<text:reference-mark text:name="Xbarro2004economic"> </text:reference-mark>Barro, R.<text:s/>J. and X.<text:s/>S.<text:s/>i. Martin (2004). <text:span text:style-name="ecti-1000">Economic Growth</text:span>. MIT Press.
  </text:p><text:p text:style-name="p-bibitem">
<text:reference-mark text:name="Xbreusch1980thelagrange"> </text:reference-mark>Breusch, T.<text:s/>S. and A.<text:s/>R. Pagan (1980).  The lagrange multiplier test and its applications to model
  specification in econometrics. <text:span text:style-name="ecti-1000">The Review of Economic Studies</text:span>, 239–253.
  </text:p><text:p text:style-name="p-bibitem">
<text:reference-mark text:name="Xcroissant2008paneldata"> </text:reference-mark>Croissant, Y. and G.<text:s/>Millo (2008).   Panel data econometrics in r: The plm package.   <text:span text:style-name="ecti-1000">Journal of</text:span>
  <text:span text:style-name="ecti-1000">Statistical Software</text:span><text:s/><text:span text:style-name="ecti-1000">27</text:span>(2), 1–43.
  </text:p><text:p text:style-name="p-bibitem">
<text:reference-mark text:name="Xeasterly2001globaldevelopment"> </text:reference-mark>Easterly, W.<text:s/>R. (2001, June). Global development network growth database.
  </text:p><text:p text:style-name="p-bibitem">
<text:reference-mark text:name="Xemran2004isblack"> </text:reference-mark>Emran, M.<text:s/>S. and F.<text:s/>Shilpi (2004).  Is black market exchange rate a good indicator of equilibrium
  exchange rate? a simple test with evidence from south asia.   Development and Comp Systems
  0406005, EconWPA.
  </text:p><text:p text:style-name="p-bibitem">
<text:reference-mark text:name="Xglaeser2004doinstitutions"> </text:reference-mark>Glaeser, E.<text:s/>L., R.<text:s/>La<text:s/>Porta, F.<text:s/>Lopez-de Silanes, and A.<text:s/>Shleifer (2004).   Do institutions cause
  growth? <text:span text:style-name="ecti-1000">Journal of economic Growth</text:span><text:s/><text:span text:style-name="ecti-1000">9</text:span>(3), 271–303.
                                                                                    
                                                                                    
  </text:p><text:p text:style-name="p-bibitem">
<text:reference-mark text:name="Xgourieroux1982likelihood"> </text:reference-mark>Gourieroux, C., A.<text:s/>Holly, and A.<text:s/>Monfort (1982).  Likelihood ratio test, wald test, and kuhn-tucker
  test in linear models with inequality constraints on the regression parameters. <text:span text:style-name="ecti-1000">Econometrica: Journal</text:span>
  <text:span text:style-name="ecti-1000">of the Econometric Society</text:span>, 63–80.
  </text:p><text:p text:style-name="p-bibitem">
<text:reference-mark text:name="Xhausman1978specification"> </text:reference-mark>Hausman, J.<text:s/>A. (1978). Specification tests in econometrics. <text:span text:style-name="ecti-1000">Econometrica: Journal of the Econometric</text:span>
  <text:span text:style-name="ecti-1000">Society</text:span>, 1251–1271.
  </text:p><text:p text:style-name="p-bibitem">
<text:reference-mark text:name="Xhenisz2000theinstitutional"> </text:reference-mark>Henisz,  W.<text:s/>J.  (2000).     The  institutional  environment  for  economic  growth.     <text:span text:style-name="ecti-1000">Economics  &amp;</text:span>
  <text:span text:style-name="ecti-1000">Politics</text:span><text:s/><text:span text:style-name="ecti-1000">12</text:span>(1), 1–31.
  </text:p><text:p text:style-name="p-bibitem">
<text:reference-mark text:name="Xheston2012pennworld"> </text:reference-mark>Heston, A., R.<text:s/>Summers, and B.<text:s/>Aten (2012, November). <text:span text:style-name="ecti-1000">Penn World Table Version 7.1</text:span>. Center for
  International Comparisons of Production, Income and Prices at the University of Pennsylvania.
  </text:p><text:p text:style-name="p-bibitem">
<text:reference-mark text:name="Xjohnson2009isnewer2"> </text:reference-mark>Johnson, S., W.<text:s/>Larson, C.<text:s/>Papageorgiou, and A.<text:s/>Subramanian (2009, October).  Is newer better?
  penn world table revisions and their impact on growth estimates. Working Paper 15455, National
  Bureau of Economic Research.
  </text:p><text:p text:style-name="p-bibitem">
<text:reference-mark text:name="Xmarshall2011polityiv"> </text:reference-mark>Marshall, M.<text:s/>G., K.<text:s/>Jaggers, and T.<text:s/>R. Gurr (2011). <text:span text:style-name="ecti-1000">Polity IV Project</text:span>.
  </text:p><text:p text:style-name="p-bibitem">
<text:reference-mark text:name="Xteorell2011thequality"> </text:reference-mark>Teorell,  J.,  N.<text:s/>Charron,  M.<text:s/>Samanni,  S.<text:s/>Holmberg,  and  B.<text:s/>Rothstein  (2011).    The  quality  of
  government dataset, version 6Apr11.
  </text:p><text:p text:style-name="p-bibitem">
<text:reference-mark text:name="Xuniversityofzurich2010logarithms"> </text:reference-mark>University     of     Zurich     (2010,     November).             Logarithms     and     growth     rates.
  http://www.eso.uzh.ch/modul3/HowToPre_en.html?lesson.section=unit&amp;section.label=HowToPre_1.
  </text:p><text:p text:style-name="p-bibitem">
<text:reference-mark text:name="Xwood1991globaltrends"> </text:reference-mark>Wood, A. (1991). Global trends in real exchange rates 1960–1984. <text:span text:style-name="ecti-1000">World Development</text:span><text:s/><text:span text:style-name="ecti-1000">19</text:span>(4), 317–332.
  </text:p><text:p text:style-name="p-bibitem">
<text:reference-mark text:name="Xwooldridge2009introductory"> </text:reference-mark>Wooldridge, J. (2009a).  <text:span text:style-name="ecti-1000">Introductory econometrics : a modern approach </text:span>(4th edition ed.).  Florence
  KY: South-Western Cengage Learning.
  </text:p><text:p text:style-name="p-bibitem">
<text:reference-mark text:name="Xwooldridge2009introductory2"> </text:reference-mark>Wooldridge, J. (2009b).  <text:span text:style-name="ecti-1000">Introductory econometrics : a modern approach </text:span>(4th edition ed.).  Florence
  KY: South-Western Cengage Learning.
  </text:p><text:p text:style-name="p-bibitem">
<text:reference-mark text:name="Xwooldridge2001econometric"> </text:reference-mark>Wooldridge, J.<text:s/>M. (2001). <text:span text:style-name="ecti-1000">Econometric analysis of cross section and panel data</text:span>. MIT press.
  </text:p></text:index-body></text:bibliography>
   <!--end of section*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11R" style:family="paragraph" style:parent-style-name="Standard">
      <style:paragraph-properties fo:padding-left="0.17cm" fo:padding-right="0.17cm" fo:wrap-option="no-wrap" fo:text-align="end" style:justify-single-word="false"/>
    </style:style>
    <style:style style:name="sty-11L" style:family="paragraph" style:parent-style-name="Standard">
      <style:paragraph-properties fo:padding-left="0.17cm" fo:padding-right="0.17cm" fo:wrap-option="no-wrap" fo:text-align="start" style:justify-single-word="false"/>
    </style:style>
    <style:style style:name="sty-11C" style:family="paragraph" style:parent-style-name="Standard">
      <style:paragraph-properties fo:padding-left="0.17cm" fo:padding-right="0.17cm" fo:wrap-option="no-wrap" fo:text-align="center" style:justify-single-word="false"/>
    </style:style>
    <style:style style:name="textcolor1" style:family="text">
      <style:text-properties fo:color="#800053" fo:background-color="transparent"/>
    </style:style>
    <style:style style:name="textcolor2" style:family="text">
      <style:text-properties fo:color="#9999FF" fo:background-color="transparent"/>
    </style:style>
    <style:style style:name="textcolor3" style:family="text">
      <style:text-properties fo:color="#9999FF" fo:background-color="transparent"/>
    </style:style>
    <style:style style:name="textcolor4" style:family="text">
      <style:text-properties fo:color="#800053" fo:background-color="transparent"/>
    </style:style>
    <style:style style:name="textcolor5" style:family="text">
      <style:text-properties fo:color="#9999FF" fo:background-color="transparent"/>
    </style:style>
    <style:style style:name="textcolor6" style:family="text">
      <style:text-properties fo:color="#9999FF" fo:background-color="transparent"/>
    </style:style>
    <style:style style:name="textcolor7" style:family="text">
      <style:text-properties fo:color="#800053" fo:background-color="transparent"/>
    </style:style>
    <style:style style:name="textcolor8" style:family="text">
      <style:text-properties fo:color="#800053" fo:background-color="transparent"/>
    </style:style>
    <style:style style:name="textcolor9" style:family="text">
      <style:text-properties fo:color="#800053" fo:background-color="transparent"/>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Master_thesis_main_doc.tex, options: xhtml,ooffice,html,refcaption 
(http://www.cse.ohio-state.edu/~gurari/TeX4ht/)  
</meta:initial-creator>
    <meta:generator>TeX4ht from Master_thesis_main_doc.tex, options: xhtml,ooffice,html,refcaption 
(http://www.cse.ohio-state.edu/~gurari/TeX4ht/)  
</meta:generator>
    <meta:creation-date>2013-03-30 20:44:00</meta:creation-date>
    <dc:date>2013-03-30 20:44:00</dc:date>
  </office:meta>
</office:document-meta>
</file>

<file path=Master_thesis_main_doc-m10/content.xml><?xml version="1.0" encoding="utf-8"?>
<!DOCTYPE math  PUBLIC '-//W3C//DTD MathML 2.0//EN'  'math.dtd'>
<?xtpipes file="oo-math.4xt" ?>
<!-- Master_thesis_main_doc-m10 by TeX4ht from Master_thesis_main_doc.tex line 300 2009-06-11-09:32 
(http://www.cse.ohio-state.edu/~gurari/TeX4ht/) -->
<math:math xmlns:math="http://www.w3.org/1998/Math/MathML" xmlns:xlink="http://www.w3.org/1999/xlink">
  <math:mi>t</math:mi>
</math:math>
</file>

<file path=Master_thesis_main_doc-m11/content.xml><?xml version="1.0" encoding="utf-8"?>
<!DOCTYPE math  PUBLIC '-//W3C//DTD MathML 2.0//EN'  'math.dtd'>
<?xtpipes file="oo-math.4xt" ?>
<!-- Master_thesis_main_doc-m11 by TeX4ht from Master_thesis_main_doc.tex line 319 2009-06-11-09:32 
(http://www.cse.ohio-state.edu/~gurari/TeX4ht/) -->
<math:math xmlns:math="http://www.w3.org/1998/Math/MathML" xmlns:xlink="http://www.w3.org/1999/xlink">
  <math:mstyle>
    <math:mtext>log</math:mtext>
  </math:mstyle>
  <math:mrow>
    <math:mo>(</math:mo>
    <math:mrow>
      <math:msub>
        <math:mrow>
          <math:mi>y</math:mi>
        </math:mrow>
        <math:mrow>
          <math:mi>t</math:mi>
          <math:mo>−</math:mo>
          <math:mn>1</math:mn>
        </math:mrow>
      </math:msub>
    </math:mrow>
    <math:mo>)</math:mo>
  </math:mrow>
</math:math>
</file>

<file path=Master_thesis_main_doc-m12/content.xml><?xml version="1.0" encoding="utf-8"?>
<!DOCTYPE math  PUBLIC '-//W3C//DTD MathML 2.0//EN'  'math.dtd'>
<?xtpipes file="oo-math.4xt" ?>
<!-- Master_thesis_main_doc-m12 by TeX4ht from Master_thesis_main_doc.tex line 321 2009-06-11-09:32 
(http://www.cse.ohio-state.edu/~gurari/TeX4ht/) -->
<math:math xmlns:math="http://www.w3.org/1998/Math/MathML" xmlns:xlink="http://www.w3.org/1999/xlink">
  <math:mi>D</math:mi>
  <math:msub>
    <math:mrow>
      <math:mi>y</math:mi>
    </math:mrow>
    <math:mrow>
      <math:mi>t</math:mi>
    </math:mrow>
  </math:msub>
</math:math>
</file>

<file path=Master_thesis_main_doc-m13/content.xml><?xml version="1.0" encoding="utf-8"?>
<!DOCTYPE math  PUBLIC '-//W3C//DTD MathML 2.0//EN'  'math.dtd'>
<?xtpipes file="oo-math.4xt" ?>
<!-- Master_thesis_main_doc-m13 by TeX4ht from Master_thesis_main_doc.tex line 322 2009-06-11-09:32 
(http://www.cse.ohio-state.edu/~gurari/TeX4ht/) -->
<math:math xmlns:math="http://www.w3.org/1998/Math/MathML" xmlns:xlink="http://www.w3.org/1999/xlink">
  <math:msub>
    <math:mrow>
      <math:mi>y</math:mi>
    </math:mrow>
    <math:mrow>
      <math:mi>t</math:mi>
      <math:mo>−</math:mo>
      <math:mn>1</math:mn>
    </math:mrow>
  </math:msub>
</math:math>
</file>

<file path=Master_thesis_main_doc-m14/content.xml><?xml version="1.0" encoding="utf-8"?>
<!DOCTYPE math  PUBLIC '-//W3C//DTD MathML 2.0//EN'  'math.dtd'>
<?xtpipes file="oo-math.4xt" ?>
<!-- Master_thesis_main_doc-m14 by TeX4ht from Master_thesis_main_doc.tex line 333 2009-06-11-09:32 
(http://www.cse.ohio-state.edu/~gurari/TeX4ht/) -->
<math:math xmlns:math="http://www.w3.org/1998/Math/MathML" xmlns:xlink="http://www.w3.org/1999/xlink"/>
</file>

<file path=Master_thesis_main_doc-m15/content.xml><?xml version="1.0" encoding="utf-8"?>
<!DOCTYPE math  PUBLIC '-//W3C//DTD MathML 2.0//EN'  'math.dtd'>
<?xtpipes file="oo-math.4xt" ?>
<!-- Master_thesis_main_doc-m15 by TeX4ht from Master_thesis_main_doc.tex line 467 2009-06-11-09:32 
(http://www.cse.ohio-state.edu/~gurari/TeX4ht/) -->
<math:math xmlns:math="http://www.w3.org/1998/Math/MathML" xmlns:xlink="http://www.w3.org/1999/xlink"/>
</file>

<file path=Master_thesis_main_doc-m2/content.xml><?xml version="1.0" encoding="utf-8"?>
<!DOCTYPE math  PUBLIC '-//W3C//DTD MathML 2.0//EN'  'math.dtd'>
<?xtpipes file="oo-math.4xt" ?>
<!-- Master_thesis_main_doc-m2 by TeX4ht from Master_thesis_main_doc.tex line 186 2009-06-11-09:32 
(http://www.cse.ohio-state.edu/~gurari/TeX4ht/) -->
<math:math xmlns:math="http://www.w3.org/1998/Math/MathML" xmlns:xlink="http://www.w3.org/1999/xlink">
  <math:msub>
    <math:mrow>
      <math:mi>y</math:mi>
    </math:mrow>
    <math:mrow>
      <math:mi>i</math:mi>
      <math:mi>t</math:mi>
    </math:mrow>
  </math:msub>
  <math:mo>=</math:mo>
  <math:mi>α</math:mi>
  <math:mo>+</math:mo>
  <math:msup>
    <math:mrow>
      <math:mi>β</math:mi>
    </math:mrow>
    <math:mrow>
      <math:mi>T</math:mi>
    </math:mrow>
  </math:msup>
  <math:msub>
    <math:mrow>
      <math:mi>x</math:mi>
    </math:mrow>
    <math:mrow>
      <math:mi>i</math:mi>
      <math:mi>t</math:mi>
    </math:mrow>
  </math:msub>
  <math:mo>+</math:mo>
  <math:msub>
    <math:mrow>
      <math:mi>u</math:mi>
    </math:mrow>
    <math:mrow>
      <math:mi>i</math:mi>
      <math:mi>t</math:mi>
    </math:mrow>
  </math:msub>
  <math:mtext>,</math:mtext>
</math:math>
</file>

<file path=Master_thesis_main_doc-m27/content.xml><?xml version="1.0" encoding="utf-8"?>
<!DOCTYPE math  PUBLIC '-//W3C//DTD MathML 2.0//EN'  'math.dtd'>
<?xtpipes file="oo-math.4xt" ?>
<!-- Master_thesis_main_doc-m27 by TeX4ht from Master_thesis_main_doc.tex line 673 2009-06-11-09:32 
(http://www.cse.ohio-state.edu/~gurari/TeX4ht/) -->
<math:math xmlns:math="http://www.w3.org/1998/Math/MathML" xmlns:xlink="http://www.w3.org/1999/xlink">
  <math:msup>
    <math:mrow>
      <math:mi>R</math:mi>
    </math:mrow>
    <math:mrow>
      <math:mn>2</math:mn>
    </math:mrow>
  </math:msup>
</math:math>
</file>

<file path=Master_thesis_main_doc-m28/content.xml><?xml version="1.0" encoding="utf-8"?>
<!DOCTYPE math  PUBLIC '-//W3C//DTD MathML 2.0//EN'  'math.dtd'>
<?xtpipes file="oo-math.4xt" ?>
<!-- Master_thesis_main_doc-m28 by TeX4ht from Master_thesis_main_doc.tex line 674 2009-06-11-09:32 
(http://www.cse.ohio-state.edu/~gurari/TeX4ht/) -->
<math:math xmlns:math="http://www.w3.org/1998/Math/MathML" xmlns:xlink="http://www.w3.org/1999/xlink">
  <math:mi>a</math:mi>
  <math:mi>d</math:mi>
  <math:mi>j</math:mi>
  <math:mo>.</math:mo>
  <math:msup>
    <math:mrow>
      <math:mi>R</math:mi>
    </math:mrow>
    <math:mrow>
      <math:mn>2</math:mn>
    </math:mrow>
  </math:msup>
</math:math>
</file>

<file path=Master_thesis_main_doc-m29/content.xml><?xml version="1.0" encoding="utf-8"?>
<!DOCTYPE math  PUBLIC '-//W3C//DTD MathML 2.0//EN'  'math.dtd'>
<?xtpipes file="oo-math.4xt" ?>
<!-- Master_thesis_main_doc-m29 by TeX4ht from Master_thesis_main_doc.tex line 675 2009-06-11-09:32 
(http://www.cse.ohio-state.edu/~gurari/TeX4ht/) -->
<math:math xmlns:math="http://www.w3.org/1998/Math/MathML" xmlns:xlink="http://www.w3.org/1999/xlink">
  <math:mi>N</math:mi>
</math:math>
</file>

<file path=Master_thesis_main_doc-m3/content.xml><?xml version="1.0" encoding="utf-8"?>
<!DOCTYPE math  PUBLIC '-//W3C//DTD MathML 2.0//EN'  'math.dtd'>
<?xtpipes file="oo-math.4xt" ?>
<!-- Master_thesis_main_doc-m3 by TeX4ht from Master_thesis_main_doc.tex line 191 2009-06-11-09:32 
(http://www.cse.ohio-state.edu/~gurari/TeX4ht/) -->
<math:math xmlns:math="http://www.w3.org/1998/Math/MathML" xmlns:xlink="http://www.w3.org/1999/xlink">
  <math:mi>i</math:mi>
  <math:mo>=</math:mo>
  <math:mn>1</math:mn>
  <math:mo>,</math:mo>
  <math:mo>.</math:mo>
  <math:mo>.</math:mo>
  <math:mo>.</math:mo>
  <math:mo>,</math:mo>
  <math:mi>n</math:mi>
</math:math>
</file>

<file path=Master_thesis_main_doc-m30/content.xml><?xml version="1.0" encoding="utf-8"?>
<!DOCTYPE math  PUBLIC '-//W3C//DTD MathML 2.0//EN'  'math.dtd'>
<?xtpipes file="oo-math.4xt" ?>
<!-- Master_thesis_main_doc-m30 by TeX4ht from Master_thesis_main_doc.tex line 678 2009-06-11-09:32 
(http://www.cse.ohio-state.edu/~gurari/TeX4ht/) -->
<math:math xmlns:math="http://www.w3.org/1998/Math/MathML" xmlns:xlink="http://www.w3.org/1999/xlink">
  <math:msup>
    <math:mrow/>
    <math:mrow>
      <math:mtext>∗</math:mtext>
    </math:mrow>
  </math:msup>
</math:math>
</file>

<file path=Master_thesis_main_doc-m31/content.xml><?xml version="1.0" encoding="utf-8"?>
<!DOCTYPE math  PUBLIC '-//W3C//DTD MathML 2.0//EN'  'math.dtd'>
<?xtpipes file="oo-math.4xt" ?>
<!-- Master_thesis_main_doc-m31 by TeX4ht from Master_thesis_main_doc.tex line 678 2009-06-11-09:32 
(http://www.cse.ohio-state.edu/~gurari/TeX4ht/) -->
<math:math xmlns:math="http://www.w3.org/1998/Math/MathML" xmlns:xlink="http://www.w3.org/1999/xlink">
  <math:mtext>≤</math:mtext>
</math:math>
</file>

<file path=Master_thesis_main_doc-m32/content.xml><?xml version="1.0" encoding="utf-8"?>
<!DOCTYPE math  PUBLIC '-//W3C//DTD MathML 2.0//EN'  'math.dtd'>
<?xtpipes file="oo-math.4xt" ?>
<!-- Master_thesis_main_doc-m32 by TeX4ht from Master_thesis_main_doc.tex line 678 2009-06-11-09:32 
(http://www.cse.ohio-state.edu/~gurari/TeX4ht/) -->
<math:math xmlns:math="http://www.w3.org/1998/Math/MathML" xmlns:xlink="http://www.w3.org/1999/xlink">
  <math:msup>
    <math:mrow/>
    <math:mrow>
      <math:mo>∗</math:mo>
      <math:mo>∗</math:mo>
    </math:mrow>
  </math:msup>
</math:math>
</file>

<file path=Master_thesis_main_doc-m33/content.xml><?xml version="1.0" encoding="utf-8"?>
<!DOCTYPE math  PUBLIC '-//W3C//DTD MathML 2.0//EN'  'math.dtd'>
<?xtpipes file="oo-math.4xt" ?>
<!-- Master_thesis_main_doc-m33 by TeX4ht from Master_thesis_main_doc.tex line 678 2009-06-11-09:32 
(http://www.cse.ohio-state.edu/~gurari/TeX4ht/) -->
<math:math xmlns:math="http://www.w3.org/1998/Math/MathML" xmlns:xlink="http://www.w3.org/1999/xlink">
  <math:mtext>≤</math:mtext>
</math:math>
</file>

<file path=Master_thesis_main_doc-m34/content.xml><?xml version="1.0" encoding="utf-8"?>
<!DOCTYPE math  PUBLIC '-//W3C//DTD MathML 2.0//EN'  'math.dtd'>
<?xtpipes file="oo-math.4xt" ?>
<!-- Master_thesis_main_doc-m34 by TeX4ht from Master_thesis_main_doc.tex line 678 2009-06-11-09:32 
(http://www.cse.ohio-state.edu/~gurari/TeX4ht/) -->
<math:math xmlns:math="http://www.w3.org/1998/Math/MathML" xmlns:xlink="http://www.w3.org/1999/xlink">
  <math:msup>
    <math:mrow/>
    <math:mrow>
      <math:mo>∗</math:mo>
      <math:mo>∗</math:mo>
      <math:mo>∗</math:mo>
    </math:mrow>
  </math:msup>
</math:math>
</file>

<file path=Master_thesis_main_doc-m35/content.xml><?xml version="1.0" encoding="utf-8"?>
<!DOCTYPE math  PUBLIC '-//W3C//DTD MathML 2.0//EN'  'math.dtd'>
<?xtpipes file="oo-math.4xt" ?>
<!-- Master_thesis_main_doc-m35 by TeX4ht from Master_thesis_main_doc.tex line 678 2009-06-11-09:32 
(http://www.cse.ohio-state.edu/~gurari/TeX4ht/) -->
<math:math xmlns:math="http://www.w3.org/1998/Math/MathML" xmlns:xlink="http://www.w3.org/1999/xlink">
  <math:mtext>≤</math:mtext>
</math:math>
</file>

<file path=Master_thesis_main_doc-m4/content.xml><?xml version="1.0" encoding="utf-8"?>
<!DOCTYPE math  PUBLIC '-//W3C//DTD MathML 2.0//EN'  'math.dtd'>
<?xtpipes file="oo-math.4xt" ?>
<!-- Master_thesis_main_doc-m4 by TeX4ht from Master_thesis_main_doc.tex line 191 2009-06-11-09:32 
(http://www.cse.ohio-state.edu/~gurari/TeX4ht/) -->
<math:math xmlns:math="http://www.w3.org/1998/Math/MathML" xmlns:xlink="http://www.w3.org/1999/xlink">
  <math:mi>t</math:mi>
  <math:mo>=</math:mo>
  <math:mn>1</math:mn>
  <math:mo>,</math:mo>
  <math:mo>.</math:mo>
  <math:mo>.</math:mo>
  <math:mo>.</math:mo>
  <math:mi>T</math:mi>
</math:math>
</file>

<file path=Master_thesis_main_doc-m44/content.xml><?xml version="1.0" encoding="utf-8"?>
<!DOCTYPE math  PUBLIC '-//W3C//DTD MathML 2.0//EN'  'math.dtd'>
<?xtpipes file="oo-math.4xt" ?>
<!-- Master_thesis_main_doc-m44 by TeX4ht from Master_thesis_main_doc.tex line 720 2009-06-11-09:32 
(http://www.cse.ohio-state.edu/~gurari/TeX4ht/) -->
<math:math xmlns:math="http://www.w3.org/1998/Math/MathML" xmlns:xlink="http://www.w3.org/1999/xlink">
  <math:msup>
    <math:mrow>
      <math:mi>R</math:mi>
    </math:mrow>
    <math:mrow>
      <math:mn>2</math:mn>
    </math:mrow>
  </math:msup>
</math:math>
</file>

<file path=Master_thesis_main_doc-m45/content.xml><?xml version="1.0" encoding="utf-8"?>
<!DOCTYPE math  PUBLIC '-//W3C//DTD MathML 2.0//EN'  'math.dtd'>
<?xtpipes file="oo-math.4xt" ?>
<!-- Master_thesis_main_doc-m45 by TeX4ht from Master_thesis_main_doc.tex line 721 2009-06-11-09:32 
(http://www.cse.ohio-state.edu/~gurari/TeX4ht/) -->
<math:math xmlns:math="http://www.w3.org/1998/Math/MathML" xmlns:xlink="http://www.w3.org/1999/xlink">
  <math:mi>a</math:mi>
  <math:mi>d</math:mi>
  <math:mi>j</math:mi>
  <math:mo>.</math:mo>
  <math:msup>
    <math:mrow>
      <math:mi>R</math:mi>
    </math:mrow>
    <math:mrow>
      <math:mn>2</math:mn>
    </math:mrow>
  </math:msup>
</math:math>
</file>

<file path=Master_thesis_main_doc-m46/content.xml><?xml version="1.0" encoding="utf-8"?>
<!DOCTYPE math  PUBLIC '-//W3C//DTD MathML 2.0//EN'  'math.dtd'>
<?xtpipes file="oo-math.4xt" ?>
<!-- Master_thesis_main_doc-m46 by TeX4ht from Master_thesis_main_doc.tex line 722 2009-06-11-09:32 
(http://www.cse.ohio-state.edu/~gurari/TeX4ht/) -->
<math:math xmlns:math="http://www.w3.org/1998/Math/MathML" xmlns:xlink="http://www.w3.org/1999/xlink">
  <math:mi>N</math:mi>
</math:math>
</file>

<file path=Master_thesis_main_doc-m47/content.xml><?xml version="1.0" encoding="utf-8"?>
<!DOCTYPE math  PUBLIC '-//W3C//DTD MathML 2.0//EN'  'math.dtd'>
<?xtpipes file="oo-math.4xt" ?>
<!-- Master_thesis_main_doc-m47 by TeX4ht from Master_thesis_main_doc.tex line 725 2009-06-11-09:32 
(http://www.cse.ohio-state.edu/~gurari/TeX4ht/) -->
<math:math xmlns:math="http://www.w3.org/1998/Math/MathML" xmlns:xlink="http://www.w3.org/1999/xlink">
  <math:msup>
    <math:mrow/>
    <math:mrow>
      <math:mtext>∗</math:mtext>
    </math:mrow>
  </math:msup>
</math:math>
</file>

<file path=Master_thesis_main_doc-m48/content.xml><?xml version="1.0" encoding="utf-8"?>
<!DOCTYPE math  PUBLIC '-//W3C//DTD MathML 2.0//EN'  'math.dtd'>
<?xtpipes file="oo-math.4xt" ?>
<!-- Master_thesis_main_doc-m48 by TeX4ht from Master_thesis_main_doc.tex line 725 2009-06-11-09:32 
(http://www.cse.ohio-state.edu/~gurari/TeX4ht/) -->
<math:math xmlns:math="http://www.w3.org/1998/Math/MathML" xmlns:xlink="http://www.w3.org/1999/xlink">
  <math:mtext>≤</math:mtext>
</math:math>
</file>

<file path=Master_thesis_main_doc-m49/content.xml><?xml version="1.0" encoding="utf-8"?>
<!DOCTYPE math  PUBLIC '-//W3C//DTD MathML 2.0//EN'  'math.dtd'>
<?xtpipes file="oo-math.4xt" ?>
<!-- Master_thesis_main_doc-m49 by TeX4ht from Master_thesis_main_doc.tex line 725 2009-06-11-09:32 
(http://www.cse.ohio-state.edu/~gurari/TeX4ht/) -->
<math:math xmlns:math="http://www.w3.org/1998/Math/MathML" xmlns:xlink="http://www.w3.org/1999/xlink">
  <math:msup>
    <math:mrow/>
    <math:mrow>
      <math:mo>∗</math:mo>
      <math:mo>∗</math:mo>
    </math:mrow>
  </math:msup>
</math:math>
</file>

<file path=Master_thesis_main_doc-m5/content.xml><?xml version="1.0" encoding="utf-8"?>
<!DOCTYPE math  PUBLIC '-//W3C//DTD MathML 2.0//EN'  'math.dtd'>
<?xtpipes file="oo-math.4xt" ?>
<!-- Master_thesis_main_doc-m5 by TeX4ht from Master_thesis_main_doc.tex line 192 2009-06-11-09:32 
(http://www.cse.ohio-state.edu/~gurari/TeX4ht/) -->
<math:math xmlns:math="http://www.w3.org/1998/Math/MathML" xmlns:xlink="http://www.w3.org/1999/xlink">
  <math:msub>
    <math:mrow>
      <math:mi>u</math:mi>
    </math:mrow>
    <math:mrow>
      <math:mi>i</math:mi>
      <math:mi>t</math:mi>
    </math:mrow>
  </math:msub>
</math:math>
</file>

<file path=Master_thesis_main_doc-m50/content.xml><?xml version="1.0" encoding="utf-8"?>
<!DOCTYPE math  PUBLIC '-//W3C//DTD MathML 2.0//EN'  'math.dtd'>
<?xtpipes file="oo-math.4xt" ?>
<!-- Master_thesis_main_doc-m50 by TeX4ht from Master_thesis_main_doc.tex line 725 2009-06-11-09:32 
(http://www.cse.ohio-state.edu/~gurari/TeX4ht/) -->
<math:math xmlns:math="http://www.w3.org/1998/Math/MathML" xmlns:xlink="http://www.w3.org/1999/xlink">
  <math:mtext>≤</math:mtext>
</math:math>
</file>

<file path=Master_thesis_main_doc-m51/content.xml><?xml version="1.0" encoding="utf-8"?>
<!DOCTYPE math  PUBLIC '-//W3C//DTD MathML 2.0//EN'  'math.dtd'>
<?xtpipes file="oo-math.4xt" ?>
<!-- Master_thesis_main_doc-m51 by TeX4ht from Master_thesis_main_doc.tex line 725 2009-06-11-09:32 
(http://www.cse.ohio-state.edu/~gurari/TeX4ht/) -->
<math:math xmlns:math="http://www.w3.org/1998/Math/MathML" xmlns:xlink="http://www.w3.org/1999/xlink">
  <math:msup>
    <math:mrow/>
    <math:mrow>
      <math:mo>∗</math:mo>
      <math:mo>∗</math:mo>
      <math:mo>∗</math:mo>
    </math:mrow>
  </math:msup>
</math:math>
</file>

<file path=Master_thesis_main_doc-m52/content.xml><?xml version="1.0" encoding="utf-8"?>
<!DOCTYPE math  PUBLIC '-//W3C//DTD MathML 2.0//EN'  'math.dtd'>
<?xtpipes file="oo-math.4xt" ?>
<!-- Master_thesis_main_doc-m52 by TeX4ht from Master_thesis_main_doc.tex line 725 2009-06-11-09:32 
(http://www.cse.ohio-state.edu/~gurari/TeX4ht/) -->
<math:math xmlns:math="http://www.w3.org/1998/Math/MathML" xmlns:xlink="http://www.w3.org/1999/xlink">
  <math:mtext>≤</math:mtext>
</math:math>
</file>

<file path=Master_thesis_main_doc-m6/content.xml><?xml version="1.0" encoding="utf-8"?>
<!DOCTYPE math  PUBLIC '-//W3C//DTD MathML 2.0//EN'  'math.dtd'>
<?xtpipes file="oo-math.4xt" ?>
<!-- Master_thesis_main_doc-m6 by TeX4ht from Master_thesis_main_doc.tex line 296 2009-06-11-09:32 
(http://www.cse.ohio-state.edu/~gurari/TeX4ht/) -->
<math:math xmlns:math="http://www.w3.org/1998/Math/MathML" xmlns:xlink="http://www.w3.org/1999/xlink">
  <math:msub>
    <math:mrow>
      <math:mi>ŵ</math:mi>
    </math:mrow>
    <math:mrow>
      <math:mi>t</math:mi>
    </math:mrow>
  </math:msub>
  <math:mo>=</math:mo>
  <math:mfrac>
    <math:mrow>
      <math:msub>
        <math:mrow>
          <math:mi>x</math:mi>
        </math:mrow>
        <math:mrow>
          <math:mi>t</math:mi>
        </math:mrow>
      </math:msub>
      <math:mo>−</math:mo>
      <math:msub>
        <math:mrow>
          <math:mi>x</math:mi>
        </math:mrow>
        <math:mrow>
          <math:mi>t</math:mi>
          <math:mo>−</math:mo>
          <math:mn>1</math:mn>
        </math:mrow>
      </math:msub>
    </math:mrow>
    <math:mrow>
      <math:msub>
        <math:mrow>
          <math:mi>x</math:mi>
        </math:mrow>
        <math:mrow>
          <math:mi>t</math:mi>
          <math:mo>−</math:mo>
          <math:mn>1</math:mn>
        </math:mrow>
      </math:msub>
    </math:mrow>
  </math:mfrac>
  <math:mo>,</math:mo>
</math:math>
</file>

<file path=Master_thesis_main_doc-m61/content.xml><?xml version="1.0" encoding="utf-8"?>
<!DOCTYPE math  PUBLIC '-//W3C//DTD MathML 2.0//EN'  'math.dtd'>
<?xtpipes file="oo-math.4xt" ?>
<!-- Master_thesis_main_doc-m61 by TeX4ht from Master_thesis_main_doc.tex line 767 2009-06-11-09:32 
(http://www.cse.ohio-state.edu/~gurari/TeX4ht/) -->
<math:math xmlns:math="http://www.w3.org/1998/Math/MathML" xmlns:xlink="http://www.w3.org/1999/xlink">
  <math:msup>
    <math:mrow>
      <math:mi>R</math:mi>
    </math:mrow>
    <math:mrow>
      <math:mn>2</math:mn>
    </math:mrow>
  </math:msup>
</math:math>
</file>

<file path=Master_thesis_main_doc-m62/content.xml><?xml version="1.0" encoding="utf-8"?>
<!DOCTYPE math  PUBLIC '-//W3C//DTD MathML 2.0//EN'  'math.dtd'>
<?xtpipes file="oo-math.4xt" ?>
<!-- Master_thesis_main_doc-m62 by TeX4ht from Master_thesis_main_doc.tex line 768 2009-06-11-09:32 
(http://www.cse.ohio-state.edu/~gurari/TeX4ht/) -->
<math:math xmlns:math="http://www.w3.org/1998/Math/MathML" xmlns:xlink="http://www.w3.org/1999/xlink">
  <math:mi>a</math:mi>
  <math:mi>d</math:mi>
  <math:mi>j</math:mi>
  <math:mo>.</math:mo>
  <math:msup>
    <math:mrow>
      <math:mi>R</math:mi>
    </math:mrow>
    <math:mrow>
      <math:mn>2</math:mn>
    </math:mrow>
  </math:msup>
</math:math>
</file>

<file path=Master_thesis_main_doc-m63/content.xml><?xml version="1.0" encoding="utf-8"?>
<!DOCTYPE math  PUBLIC '-//W3C//DTD MathML 2.0//EN'  'math.dtd'>
<?xtpipes file="oo-math.4xt" ?>
<!-- Master_thesis_main_doc-m63 by TeX4ht from Master_thesis_main_doc.tex line 769 2009-06-11-09:32 
(http://www.cse.ohio-state.edu/~gurari/TeX4ht/) -->
<math:math xmlns:math="http://www.w3.org/1998/Math/MathML" xmlns:xlink="http://www.w3.org/1999/xlink">
  <math:mi>N</math:mi>
</math:math>
</file>

<file path=Master_thesis_main_doc-m64/content.xml><?xml version="1.0" encoding="utf-8"?>
<!DOCTYPE math  PUBLIC '-//W3C//DTD MathML 2.0//EN'  'math.dtd'>
<?xtpipes file="oo-math.4xt" ?>
<!-- Master_thesis_main_doc-m64 by TeX4ht from Master_thesis_main_doc.tex line 772 2009-06-11-09:32 
(http://www.cse.ohio-state.edu/~gurari/TeX4ht/) -->
<math:math xmlns:math="http://www.w3.org/1998/Math/MathML" xmlns:xlink="http://www.w3.org/1999/xlink">
  <math:msup>
    <math:mrow/>
    <math:mrow>
      <math:mtext>∗</math:mtext>
    </math:mrow>
  </math:msup>
</math:math>
</file>

<file path=Master_thesis_main_doc-m65/content.xml><?xml version="1.0" encoding="utf-8"?>
<!DOCTYPE math  PUBLIC '-//W3C//DTD MathML 2.0//EN'  'math.dtd'>
<?xtpipes file="oo-math.4xt" ?>
<!-- Master_thesis_main_doc-m65 by TeX4ht from Master_thesis_main_doc.tex line 772 2009-06-11-09:32 
(http://www.cse.ohio-state.edu/~gurari/TeX4ht/) -->
<math:math xmlns:math="http://www.w3.org/1998/Math/MathML" xmlns:xlink="http://www.w3.org/1999/xlink">
  <math:mtext>≤</math:mtext>
</math:math>
</file>

<file path=Master_thesis_main_doc-m66/content.xml><?xml version="1.0" encoding="utf-8"?>
<!DOCTYPE math  PUBLIC '-//W3C//DTD MathML 2.0//EN'  'math.dtd'>
<?xtpipes file="oo-math.4xt" ?>
<!-- Master_thesis_main_doc-m66 by TeX4ht from Master_thesis_main_doc.tex line 772 2009-06-11-09:32 
(http://www.cse.ohio-state.edu/~gurari/TeX4ht/) -->
<math:math xmlns:math="http://www.w3.org/1998/Math/MathML" xmlns:xlink="http://www.w3.org/1999/xlink">
  <math:msup>
    <math:mrow/>
    <math:mrow>
      <math:mo>∗</math:mo>
      <math:mo>∗</math:mo>
    </math:mrow>
  </math:msup>
</math:math>
</file>

<file path=Master_thesis_main_doc-m67/content.xml><?xml version="1.0" encoding="utf-8"?>
<!DOCTYPE math  PUBLIC '-//W3C//DTD MathML 2.0//EN'  'math.dtd'>
<?xtpipes file="oo-math.4xt" ?>
<!-- Master_thesis_main_doc-m67 by TeX4ht from Master_thesis_main_doc.tex line 772 2009-06-11-09:32 
(http://www.cse.ohio-state.edu/~gurari/TeX4ht/) -->
<math:math xmlns:math="http://www.w3.org/1998/Math/MathML" xmlns:xlink="http://www.w3.org/1999/xlink">
  <math:mtext>≤</math:mtext>
</math:math>
</file>

<file path=Master_thesis_main_doc-m68/content.xml><?xml version="1.0" encoding="utf-8"?>
<!DOCTYPE math  PUBLIC '-//W3C//DTD MathML 2.0//EN'  'math.dtd'>
<?xtpipes file="oo-math.4xt" ?>
<!-- Master_thesis_main_doc-m68 by TeX4ht from Master_thesis_main_doc.tex line 772 2009-06-11-09:32 
(http://www.cse.ohio-state.edu/~gurari/TeX4ht/) -->
<math:math xmlns:math="http://www.w3.org/1998/Math/MathML" xmlns:xlink="http://www.w3.org/1999/xlink">
  <math:msup>
    <math:mrow/>
    <math:mrow>
      <math:mo>∗</math:mo>
      <math:mo>∗</math:mo>
      <math:mo>∗</math:mo>
    </math:mrow>
  </math:msup>
</math:math>
</file>

<file path=Master_thesis_main_doc-m69/content.xml><?xml version="1.0" encoding="utf-8"?>
<!DOCTYPE math  PUBLIC '-//W3C//DTD MathML 2.0//EN'  'math.dtd'>
<?xtpipes file="oo-math.4xt" ?>
<!-- Master_thesis_main_doc-m69 by TeX4ht from Master_thesis_main_doc.tex line 772 2009-06-11-09:32 
(http://www.cse.ohio-state.edu/~gurari/TeX4ht/) -->
<math:math xmlns:math="http://www.w3.org/1998/Math/MathML" xmlns:xlink="http://www.w3.org/1999/xlink">
  <math:mtext>≤</math:mtext>
</math:math>
</file>

<file path=Master_thesis_main_doc-m7/content.xml><?xml version="1.0" encoding="utf-8"?>
<!DOCTYPE math  PUBLIC '-//W3C//DTD MathML 2.0//EN'  'math.dtd'>
<?xtpipes file="oo-math.4xt" ?>
<!-- Master_thesis_main_doc-m7 by TeX4ht from Master_thesis_main_doc.tex line 299 2009-06-11-09:32 
(http://www.cse.ohio-state.edu/~gurari/TeX4ht/) -->
<math:math xmlns:math="http://www.w3.org/1998/Math/MathML" xmlns:xlink="http://www.w3.org/1999/xlink">
  <math:msub>
    <math:mrow>
      <math:mi>ŵ</math:mi>
    </math:mrow>
    <math:mrow>
      <math:mi>t</math:mi>
    </math:mrow>
  </math:msub>
</math:math>
</file>

<file path=Master_thesis_main_doc-m75/content.xml><?xml version="1.0" encoding="utf-8"?>
<!DOCTYPE math  PUBLIC '-//W3C//DTD MathML 2.0//EN'  'math.dtd'>
<?xtpipes file="oo-math.4xt" ?>
<!-- Master_thesis_main_doc-m75 by TeX4ht from Master_thesis_main_doc.tex line 818 2009-06-11-09:32 
(http://www.cse.ohio-state.edu/~gurari/TeX4ht/) -->
<math:math xmlns:math="http://www.w3.org/1998/Math/MathML" xmlns:xlink="http://www.w3.org/1999/xlink">
  <math:msup>
    <math:mrow>
      <math:mi>R</math:mi>
    </math:mrow>
    <math:mrow>
      <math:mn>2</math:mn>
    </math:mrow>
  </math:msup>
</math:math>
</file>

<file path=Master_thesis_main_doc-m76/content.xml><?xml version="1.0" encoding="utf-8"?>
<!DOCTYPE math  PUBLIC '-//W3C//DTD MathML 2.0//EN'  'math.dtd'>
<?xtpipes file="oo-math.4xt" ?>
<!-- Master_thesis_main_doc-m76 by TeX4ht from Master_thesis_main_doc.tex line 819 2009-06-11-09:32 
(http://www.cse.ohio-state.edu/~gurari/TeX4ht/) -->
<math:math xmlns:math="http://www.w3.org/1998/Math/MathML" xmlns:xlink="http://www.w3.org/1999/xlink">
  <math:mi>a</math:mi>
  <math:mi>d</math:mi>
  <math:mi>j</math:mi>
  <math:mo>.</math:mo>
  <math:msup>
    <math:mrow>
      <math:mi>R</math:mi>
    </math:mrow>
    <math:mrow>
      <math:mn>2</math:mn>
    </math:mrow>
  </math:msup>
</math:math>
</file>

<file path=Master_thesis_main_doc-m77/content.xml><?xml version="1.0" encoding="utf-8"?>
<!DOCTYPE math  PUBLIC '-//W3C//DTD MathML 2.0//EN'  'math.dtd'>
<?xtpipes file="oo-math.4xt" ?>
<!-- Master_thesis_main_doc-m77 by TeX4ht from Master_thesis_main_doc.tex line 820 2009-06-11-09:32 
(http://www.cse.ohio-state.edu/~gurari/TeX4ht/) -->
<math:math xmlns:math="http://www.w3.org/1998/Math/MathML" xmlns:xlink="http://www.w3.org/1999/xlink">
  <math:mi>N</math:mi>
</math:math>
</file>

<file path=Master_thesis_main_doc-m78/content.xml><?xml version="1.0" encoding="utf-8"?>
<!DOCTYPE math  PUBLIC '-//W3C//DTD MathML 2.0//EN'  'math.dtd'>
<?xtpipes file="oo-math.4xt" ?>
<!-- Master_thesis_main_doc-m78 by TeX4ht from Master_thesis_main_doc.tex line 823 2009-06-11-09:32 
(http://www.cse.ohio-state.edu/~gurari/TeX4ht/) -->
<math:math xmlns:math="http://www.w3.org/1998/Math/MathML" xmlns:xlink="http://www.w3.org/1999/xlink">
  <math:msup>
    <math:mrow/>
    <math:mrow>
      <math:mtext>∗</math:mtext>
    </math:mrow>
  </math:msup>
</math:math>
</file>

<file path=Master_thesis_main_doc-m79/content.xml><?xml version="1.0" encoding="utf-8"?>
<!DOCTYPE math  PUBLIC '-//W3C//DTD MathML 2.0//EN'  'math.dtd'>
<?xtpipes file="oo-math.4xt" ?>
<!-- Master_thesis_main_doc-m79 by TeX4ht from Master_thesis_main_doc.tex line 823 2009-06-11-09:32 
(http://www.cse.ohio-state.edu/~gurari/TeX4ht/) -->
<math:math xmlns:math="http://www.w3.org/1998/Math/MathML" xmlns:xlink="http://www.w3.org/1999/xlink">
  <math:mtext>≤</math:mtext>
</math:math>
</file>

<file path=Master_thesis_main_doc-m8/content.xml><?xml version="1.0" encoding="utf-8"?>
<!DOCTYPE math  PUBLIC '-//W3C//DTD MathML 2.0//EN'  'math.dtd'>
<?xtpipes file="oo-math.4xt" ?>
<!-- Master_thesis_main_doc-m8 by TeX4ht from Master_thesis_main_doc.tex line 299 2009-06-11-09:32 
(http://www.cse.ohio-state.edu/~gurari/TeX4ht/) -->
<math:math xmlns:math="http://www.w3.org/1998/Math/MathML" xmlns:xlink="http://www.w3.org/1999/xlink">
  <math:mi>t</math:mi>
</math:math>
</file>

<file path=Master_thesis_main_doc-m80/content.xml><?xml version="1.0" encoding="utf-8"?>
<!DOCTYPE math  PUBLIC '-//W3C//DTD MathML 2.0//EN'  'math.dtd'>
<?xtpipes file="oo-math.4xt" ?>
<!-- Master_thesis_main_doc-m80 by TeX4ht from Master_thesis_main_doc.tex line 823 2009-06-11-09:32 
(http://www.cse.ohio-state.edu/~gurari/TeX4ht/) -->
<math:math xmlns:math="http://www.w3.org/1998/Math/MathML" xmlns:xlink="http://www.w3.org/1999/xlink">
  <math:msup>
    <math:mrow/>
    <math:mrow>
      <math:mo>∗</math:mo>
      <math:mo>∗</math:mo>
    </math:mrow>
  </math:msup>
</math:math>
</file>

<file path=Master_thesis_main_doc-m81/content.xml><?xml version="1.0" encoding="utf-8"?>
<!DOCTYPE math  PUBLIC '-//W3C//DTD MathML 2.0//EN'  'math.dtd'>
<?xtpipes file="oo-math.4xt" ?>
<!-- Master_thesis_main_doc-m81 by TeX4ht from Master_thesis_main_doc.tex line 823 2009-06-11-09:32 
(http://www.cse.ohio-state.edu/~gurari/TeX4ht/) -->
<math:math xmlns:math="http://www.w3.org/1998/Math/MathML" xmlns:xlink="http://www.w3.org/1999/xlink">
  <math:mtext>≤</math:mtext>
</math:math>
</file>

<file path=Master_thesis_main_doc-m82/content.xml><?xml version="1.0" encoding="utf-8"?>
<!DOCTYPE math  PUBLIC '-//W3C//DTD MathML 2.0//EN'  'math.dtd'>
<?xtpipes file="oo-math.4xt" ?>
<!-- Master_thesis_main_doc-m82 by TeX4ht from Master_thesis_main_doc.tex line 823 2009-06-11-09:32 
(http://www.cse.ohio-state.edu/~gurari/TeX4ht/) -->
<math:math xmlns:math="http://www.w3.org/1998/Math/MathML" xmlns:xlink="http://www.w3.org/1999/xlink">
  <math:msup>
    <math:mrow/>
    <math:mrow>
      <math:mo>∗</math:mo>
      <math:mo>∗</math:mo>
      <math:mo>∗</math:mo>
    </math:mrow>
  </math:msup>
</math:math>
</file>

<file path=Master_thesis_main_doc-m83/content.xml><?xml version="1.0" encoding="utf-8"?>
<!DOCTYPE math  PUBLIC '-//W3C//DTD MathML 2.0//EN'  'math.dtd'>
<?xtpipes file="oo-math.4xt" ?>
<!-- Master_thesis_main_doc-m83 by TeX4ht from Master_thesis_main_doc.tex line 823 2009-06-11-09:32 
(http://www.cse.ohio-state.edu/~gurari/TeX4ht/) -->
<math:math xmlns:math="http://www.w3.org/1998/Math/MathML" xmlns:xlink="http://www.w3.org/1999/xlink">
  <math:mtext>≤</math:mtext>
</math:math>
</file>

<file path=Master_thesis_main_doc-m84/content.xml><?xml version="1.0" encoding="utf-8"?>
<!DOCTYPE math  PUBLIC '-//W3C//DTD MathML 2.0//EN'  'math.dtd'>
<?xtpipes file="oo-math.4xt" ?>
<!-- Master_thesis_main_doc-m84 by TeX4ht from Master_thesis_main_doc.tex line 857 2009-06-11-09:32 
(http://www.cse.ohio-state.edu/~gurari/TeX4ht/) -->
<math:math xmlns:math="http://www.w3.org/1998/Math/MathML" xmlns:xlink="http://www.w3.org/1999/xlink">
  <math:msup>
    <math:mrow>
      <math:mi>χ</math:mi>
    </math:mrow>
    <math:mrow>
      <math:mn>2</math:mn>
    </math:mrow>
  </math:msup>
</math:math>
</file>

<file path=Master_thesis_main_doc-m85/content.xml><?xml version="1.0" encoding="utf-8"?>
<!DOCTYPE math  PUBLIC '-//W3C//DTD MathML 2.0//EN'  'math.dtd'>
<?xtpipes file="oo-math.4xt" ?>
<!-- Master_thesis_main_doc-m85 by TeX4ht from Master_thesis_main_doc.tex line 874 2009-06-11-09:32 
(http://www.cse.ohio-state.edu/~gurari/TeX4ht/) -->
<math:math xmlns:math="http://www.w3.org/1998/Math/MathML" xmlns:xlink="http://www.w3.org/1999/xlink"/>
</file>

<file path=Master_thesis_main_doc-m86/content.xml><?xml version="1.0" encoding="utf-8"?>
<!DOCTYPE math  PUBLIC '-//W3C//DTD MathML 2.0//EN'  'math.dtd'>
<?xtpipes file="oo-math.4xt" ?>
<!-- Master_thesis_main_doc-m86 by TeX4ht from Master_thesis_main_doc.tex line 896 2009-06-11-09:32 
(http://www.cse.ohio-state.edu/~gurari/TeX4ht/) -->
<math:math xmlns:math="http://www.w3.org/1998/Math/MathML" xmlns:xlink="http://www.w3.org/1999/xlink"/>
</file>

<file path=Master_thesis_main_doc-m87/content.xml><?xml version="1.0" encoding="utf-8"?>
<!DOCTYPE math  PUBLIC '-//W3C//DTD MathML 2.0//EN'  'math.dtd'>
<?xtpipes file="oo-math.4xt" ?>
<!-- Master_thesis_main_doc-m87 by TeX4ht from Master_thesis_main_doc.tex line 928 2009-06-11-09:32 
(http://www.cse.ohio-state.edu/~gurari/TeX4ht/) -->
<math:math xmlns:math="http://www.w3.org/1998/Math/MathML" xmlns:xlink="http://www.w3.org/1999/xlink"/>
</file>

<file path=Master_thesis_main_doc-m88/content.xml><?xml version="1.0" encoding="utf-8"?>
<!DOCTYPE math  PUBLIC '-//W3C//DTD MathML 2.0//EN'  'math.dtd'>
<?xtpipes file="oo-math.4xt" ?>
<!-- Master_thesis_main_doc-m88 by TeX4ht from Master_thesis_main_doc.tex line 952 2009-06-11-09:32 
(http://www.cse.ohio-state.edu/~gurari/TeX4ht/) -->
<math:math xmlns:math="http://www.w3.org/1998/Math/MathML" xmlns:xlink="http://www.w3.org/1999/xlink"/>
</file>

<file path=Master_thesis_main_doc-m9/content.xml><?xml version="1.0" encoding="utf-8"?>
<!DOCTYPE math  PUBLIC '-//W3C//DTD MathML 2.0//EN'  'math.dtd'>
<?xtpipes file="oo-math.4xt" ?>
<!-- Master_thesis_main_doc-m9 by TeX4ht from Master_thesis_main_doc.tex line 299 2009-06-11-09:32 
(http://www.cse.ohio-state.edu/~gurari/TeX4ht/) -->
<math:math xmlns:math="http://www.w3.org/1998/Math/MathML" xmlns:xlink="http://www.w3.org/1999/xlink">
  <math:msub>
    <math:mrow>
      <math:mi>x</math:mi>
    </math:mrow>
    <math:mrow>
      <math:mi>t</math:mi>
    </math:mrow>
  </math:msub>
</math:math>
</file>